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5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58" calcext:value-type="float">
            <text:p>1158</text:p>
          </table:table-cell>
          <table:table-cell office:value-type="float" office:value="2856" calcext:value-type="float">
            <text:p>2856</text:p>
          </table:table-cell>
          <table:table-cell/>
          <table:table-cell table:formula="of:=[.D1]-[.A1]" office:value-type="float" office:value="0" calcext:value-type="float">
            <text:p>0</text:p>
          </table:table-cell>
          <table:table-cell table:formula="of:=[.E1]-[.B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.861328125" calcext:value-type="float">
            <text:p>72.861328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5601" calcext:value-type="float">
            <text:p>5601</text:p>
          </table:table-cell>
          <table:table-cell/>
          <table:table-cell table:formula="of:=[.D2]-[.A2]" office:value-type="float" office:value="-17.138671875" calcext:value-type="float">
            <text:p>-17.138671875</text:p>
          </table:table-cell>
          <table:table-cell table:formula="of:=[.E2]-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.78515625" calcext:value-type="float">
            <text:p>24.78515625</text:p>
          </table:table-cell>
          <table:table-cell office:value-type="float" office:value="2.548828125" calcext:value-type="float">
            <text:p>2.548828125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2827" calcext:value-type="float">
            <text:p>2827</text:p>
          </table:table-cell>
          <table:table-cell/>
          <table:table-cell table:formula="of:=[.D3]-[.A3]" office:value-type="float" office:value="-5.21484375" calcext:value-type="float">
            <text:p>-5.21484375</text:p>
          </table:table-cell>
          <table:table-cell table:formula="of:=[.E3]-[.B3]" office:value-type="float" office:value="-0.451171875" calcext:value-type="float">
            <text:p>-0.45117187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30.05859375" calcext:value-type="float">
            <text:p>-30.05859375</text:p>
          </table:table-cell>
          <table:table-cell office:value-type="float" office:value="2.4609375" calcext:value-type="float">
            <text:p>2.4609375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2828" calcext:value-type="float">
            <text:p>2828</text:p>
          </table:table-cell>
          <table:table-cell/>
          <table:table-cell table:formula="of:=[.D4]-[.A4]" office:value-type="float" office:value="-0.05859375" calcext:value-type="float">
            <text:p>-0.05859375</text:p>
          </table:table-cell>
          <table:table-cell table:formula="of:=[.E4]-[.B4]" office:value-type="float" office:value="-0.5390625" calcext:value-type="float">
            <text:p>-0.539062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01.42578125" calcext:value-type="float">
            <text:p>-101.42578125</text:p>
          </table:table-cell>
          <table:table-cell office:value-type="float" office:value="2.63671875" calcext:value-type="float">
            <text:p>2.636718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26" calcext:value-type="float">
            <text:p>2826</text:p>
          </table:table-cell>
          <table:table-cell/>
          <table:table-cell table:formula="of:=[.D5]-[.A5]" office:value-type="float" office:value="-11.42578125" calcext:value-type="float">
            <text:p>-11.42578125</text:p>
          </table:table-cell>
          <table:table-cell table:formula="of:=[.E5]-[.B5]" office:value-type="float" office:value="-0.36328125" calcext:value-type="float">
            <text:p>-0.36328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24.609375" calcext:value-type="float">
            <text:p>24.609375</text:p>
          </table:table-cell>
          <table:table-cell office:value-type="float" office:value="-7.55859375" calcext:value-type="float">
            <text:p>-7.55859375</text:p>
          </table:table-cell>
          <table:table-cell/>
          <table:table-cell office:value-type="float" office:value="1438" calcext:value-type="float">
            <text:p>1438</text:p>
          </table:table-cell>
          <table:table-cell office:value-type="float" office:value="2942" calcext:value-type="float">
            <text:p>2942</text:p>
          </table:table-cell>
          <table:table-cell/>
          <table:table-cell table:formula="of:=[.D6]-[.A6]" office:value-type="float" office:value="-5.390625" calcext:value-type="float">
            <text:p>-5.390625</text:p>
          </table:table-cell>
          <table:table-cell table:formula="of:=[.E6]-[.B6]" office:value-type="float" office:value="0.44140625" calcext:value-type="float">
            <text:p>0.4414062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-30.146484375" calcext:value-type="float">
            <text:p>-30.146484375</text:p>
          </table:table-cell>
          <table:table-cell office:value-type="float" office:value="-7.55859375" calcext:value-type="float">
            <text:p>-7.55859375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2942" calcext:value-type="float">
            <text:p>2942</text:p>
          </table:table-cell>
          <table:table-cell/>
          <table:table-cell table:formula="of:=[.D7]-[.A7]" office:value-type="float" office:value="-0.146484375" calcext:value-type="float">
            <text:p>-0.146484375</text:p>
          </table:table-cell>
          <table:table-cell table:formula="of:=[.E7]-[.B7]" office:value-type="float" office:value="0.44140625" calcext:value-type="float">
            <text:p>0.441406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.861328125" calcext:value-type="float">
            <text:p>72.8613281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5601" calcext:value-type="float">
            <text:p>5601</text:p>
          </table:table-cell>
          <table:table-cell/>
          <table:table-cell table:formula="of:=[.D8]-[.A8]" office:value-type="float" office:value="-17.138671875" calcext:value-type="float">
            <text:p>-17.138671875</text:p>
          </table:table-cell>
          <table:table-cell table:formula="of:=[.E8]-[.B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12" calcext:value-type="float">
            <text:p>61.12</text:p>
          </table:table-cell>
          <table:table-cell office:value-type="float" office:value="5.1391" calcext:value-type="float">
            <text:p>5.1391</text:p>
          </table:table-cell>
          <table:table-cell/>
          <table:table-cell office:value-type="float" office:value="48.779296875" calcext:value-type="float">
            <text:p>48.779296875</text:p>
          </table:table-cell>
          <table:table-cell office:value-type="float" office:value="5.009765625" calcext:value-type="float">
            <text:p>5.009765625</text:p>
          </table:table-cell>
          <table:table-cell/>
          <table:table-cell office:value-type="float" office:value="1713" calcext:value-type="float">
            <text:p>1713</text:p>
          </table:table-cell>
          <table:table-cell office:value-type="float" office:value="2799" calcext:value-type="float">
            <text:p>2799</text:p>
          </table:table-cell>
          <table:table-cell/>
          <table:table-cell table:formula="of:=[.D9]-[.A9]" office:value-type="float" office:value="-12.340703125" calcext:value-type="float">
            <text:p>-12.340703125</text:p>
          </table:table-cell>
          <table:table-cell table:formula="of:=[.E9]-[.B9]" office:value-type="float" office:value="-0.129334375" calcext:value-type="float">
            <text:p>-0.1293343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.78515625" calcext:value-type="float">
            <text:p>24.78515625</text:p>
          </table:table-cell>
          <table:table-cell office:value-type="float" office:value="5.361328125" calcext:value-type="float">
            <text:p>5.361328125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2795" calcext:value-type="float">
            <text:p>2795</text:p>
          </table:table-cell>
          <table:table-cell/>
          <table:table-cell table:formula="of:=[.D10]-[.A10]" office:value-type="float" office:value="-5.21484375" calcext:value-type="float">
            <text:p>-5.21484375</text:p>
          </table:table-cell>
          <table:table-cell table:formula="of:=[.E10]-[.B10]" office:value-type="float" office:value="-0.638671875" calcext:value-type="float">
            <text:p>-0.638671875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5.1391" calcext:value-type="float">
            <text:p>5.13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921875" calcext:value-type="float">
            <text:p>4.921875</text:p>
          </table:table-cell>
          <table:table-cell/>
          <table:table-cell office:value-type="float" office:value="1158" calcext:value-type="float">
            <text:p>1158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[.D11]-[.A11]" office:value-type="float" office:value="-1.12" calcext:value-type="float">
            <text:p>-1.12</text:p>
          </table:table-cell>
          <table:table-cell table:formula="of:=[.E11]-[.B11]" office:value-type="float" office:value="-0.217225" calcext:value-type="float">
            <text:p>-0.21722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30.05859375" calcext:value-type="float">
            <text:p>-30.05859375</text:p>
          </table:table-cell>
          <table:table-cell office:value-type="float" office:value="5.44921875" calcext:value-type="float">
            <text:p>5.44921875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2794" calcext:value-type="float">
            <text:p>2794</text:p>
          </table:table-cell>
          <table:table-cell/>
          <table:table-cell table:formula="of:=[.D12]-[.A12]" office:value-type="float" office:value="-0.05859375" calcext:value-type="float">
            <text:p>-0.05859375</text:p>
          </table:table-cell>
          <table:table-cell table:formula="of:=[.E12]-[.B12]" office:value-type="float" office:value="-0.55078125" calcext:value-type="float">
            <text:p>-0.55078125</text:p>
          </table:table-cell>
        </table:table-row>
        <table:table-row table:style-name="ro1">
          <table:table-cell office:value-type="float" office:value="-58.88" calcext:value-type="float">
            <text:p>-58.88</text:p>
          </table:table-cell>
          <table:table-cell office:value-type="float" office:value="5.1391" calcext:value-type="float">
            <text:p>5.1391</text:p>
          </table:table-cell>
          <table:table-cell/>
          <table:table-cell office:value-type="float" office:value="-65.654296875" calcext:value-type="float">
            <text:p>-65.654296875</text:p>
          </table:table-cell>
          <table:table-cell office:value-type="float" office:value="4.833984375" calcext:value-type="float">
            <text:p>4.83398437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2801" calcext:value-type="float">
            <text:p>2801</text:p>
          </table:table-cell>
          <table:table-cell/>
          <table:table-cell table:formula="of:=[.D13]-[.A13]" office:value-type="float" office:value="-6.774296875" calcext:value-type="float">
            <text:p>-6.774296875</text:p>
          </table:table-cell>
          <table:table-cell table:formula="of:=[.E13]-[.B13]" office:value-type="float" office:value="-0.305115625" calcext:value-type="float">
            <text:p>-0.30511562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101.42578125" calcext:value-type="float">
            <text:p>-101.42578125</text:p>
          </table:table-cell>
          <table:table-cell office:value-type="float" office:value="5.44921875" calcext:value-type="float">
            <text:p>5.449218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94" calcext:value-type="float">
            <text:p>2794</text:p>
          </table:table-cell>
          <table:table-cell/>
          <table:table-cell table:formula="of:=[.D14]-[.A14]" office:value-type="float" office:value="-11.42578125" calcext:value-type="float">
            <text:p>-11.42578125</text:p>
          </table:table-cell>
          <table:table-cell table:formula="of:=[.E14]-[.B14]" office:value-type="float" office:value="-0.55078125" calcext:value-type="float">
            <text:p>-0.55078125</text:p>
          </table:table-cell>
        </table:table-row>
        <table:table-row table:style-name="ro1">
          <table:table-cell office:value-type="float" office:value="61.12" calcext:value-type="float">
            <text:p>61.12</text:p>
          </table:table-cell>
          <table:table-cell office:value-type="float" office:value="-10.1391" calcext:value-type="float">
            <text:p>-10.1391</text:p>
          </table:table-cell>
          <table:table-cell/>
          <table:table-cell office:value-type="float" office:value="48.69140625" calcext:value-type="float">
            <text:p>48.69140625</text:p>
          </table:table-cell>
          <table:table-cell office:value-type="float" office:value="-10.1391" calcext:value-type="float">
            <text:p>-10.1391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float" office:value="5601" calcext:value-type="float">
            <text:p>5601</text:p>
          </table:table-cell>
          <table:table-cell/>
          <table:table-cell table:formula="of:=[.D15]-[.A15]" office:value-type="float" office:value="-12.42859375" calcext:value-type="float">
            <text:p>-12.42859375</text:p>
          </table:table-cell>
          <table:table-cell table:formula="of:=[.E15]-[.B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24.697265625" calcext:value-type="float">
            <text:p>24.697265625</text:p>
          </table:table-cell>
          <table:table-cell office:value-type="float" office:value="-10.1953125" calcext:value-type="float">
            <text:p>-10.1953125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2972" calcext:value-type="float">
            <text:p>2972</text:p>
          </table:table-cell>
          <table:table-cell/>
          <table:table-cell table:formula="of:=[.D16]-[.A16]" office:value-type="float" office:value="-5.302734375" calcext:value-type="float">
            <text:p>-5.302734375</text:p>
          </table:table-cell>
          <table:table-cell table:formula="of:=[.E16]-[.B16]" office:value-type="float" office:value="0.8046875" calcext:value-type="float">
            <text:p>0.8046875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-10.1391" calcext:value-type="float">
            <text:p>-10.1391</text:p>
          </table:table-cell>
          <table:table-cell/>
          <table:table-cell office:value-type="float" office:value="2.109375" calcext:value-type="float">
            <text:p>2.109375</text:p>
          </table:table-cell>
          <table:table-cell office:value-type="float" office:value="-9.66796875" calcext:value-type="float">
            <text:p>-9.66796875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966" calcext:value-type="float">
            <text:p>2966</text:p>
          </table:table-cell>
          <table:table-cell/>
          <table:table-cell table:formula="of:=[.D17]-[.A17]" office:value-type="float" office:value="0.989375" calcext:value-type="float">
            <text:p>0.989375</text:p>
          </table:table-cell>
          <table:table-cell table:formula="of:=[.E17]-[.B17]" office:value-type="float" office:value="0.471131249999999" calcext:value-type="float">
            <text:p>0.471131249999999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30.146484375" calcext:value-type="float">
            <text:p>-30.146484375</text:p>
          </table:table-cell>
          <table:table-cell office:value-type="float" office:value="-10.37109375" calcext:value-type="float">
            <text:p>-10.37109375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2974" calcext:value-type="float">
            <text:p>2974</text:p>
          </table:table-cell>
          <table:table-cell/>
          <table:table-cell table:formula="of:=[.D18]-[.A18]" office:value-type="float" office:value="-0.146484375" calcext:value-type="float">
            <text:p>-0.146484375</text:p>
          </table:table-cell>
          <table:table-cell table:formula="of:=[.E18]-[.B18]" office:value-type="float" office:value="0.62890625" calcext:value-type="float">
            <text:p>0.62890625</text:p>
          </table:table-cell>
        </table:table-row>
        <table:table-row table:style-name="ro1">
          <table:table-cell office:value-type="float" office:value="-58.88" calcext:value-type="float">
            <text:p>-58.88</text:p>
          </table:table-cell>
          <table:table-cell office:value-type="float" office:value="-10.1391" calcext:value-type="float">
            <text:p>-10.1391</text:p>
          </table:table-cell>
          <table:table-cell/>
          <table:table-cell office:value-type="float" office:value="-65.654296875" calcext:value-type="float">
            <text:p>-65.654296875</text:p>
          </table:table-cell>
          <table:table-cell office:value-type="float" office:value="-9.66796875" calcext:value-type="float">
            <text:p>-9.6679687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2966" calcext:value-type="float">
            <text:p>2966</text:p>
          </table:table-cell>
          <table:table-cell/>
          <table:table-cell table:formula="of:=[.D19]-[.A19]" office:value-type="float" office:value="-6.774296875" calcext:value-type="float">
            <text:p>-6.774296875</text:p>
          </table:table-cell>
          <table:table-cell table:formula="of:=[.E19]-[.B19]" office:value-type="float" office:value="0.471131249999999" calcext:value-type="float">
            <text:p>0.4711312499999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2.861328125" calcext:value-type="float">
            <text:p>72.86132812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5601" calcext:value-type="float">
            <text:p>5601</text:p>
          </table:table-cell>
          <table:table-cell/>
          <table:table-cell table:formula="of:=[.D20]-[.A20]" office:value-type="float" office:value="-17.138671875" calcext:value-type="float">
            <text:p>-17.138671875</text:p>
          </table:table-cell>
          <table:table-cell table:formula="of:=[.E20]-[.B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69" calcext:value-type="float">
            <text:p>71.69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57.12890625" calcext:value-type="float">
            <text:p>57.12890625</text:p>
          </table:table-cell>
          <table:table-cell office:value-type="float" office:value="7.55859375" calcext:value-type="float">
            <text:p>7.55859375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float" office:value="2770" calcext:value-type="float">
            <text:p>2770</text:p>
          </table:table-cell>
          <table:table-cell/>
          <table:table-cell table:formula="of:=[.D21]-[.A21]" office:value-type="float" office:value="-14.56109375" calcext:value-type="float">
            <text:p>-14.56109375</text:p>
          </table:table-cell>
          <table:table-cell table:formula="of:=[.E21]-[.B21]" office:value-type="float" office:value="-0.34140625" calcext:value-type="float">
            <text:p>-0.34140625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7.7873" calcext:value-type="float">
            <text:p>7.7873</text:p>
          </table:table-cell>
          <table:table-cell/>
          <table:table-cell office:value-type="float" office:value="40.4296875" calcext:value-type="float">
            <text:p>40.4296875</text:p>
          </table:table-cell>
          <table:table-cell office:value-type="float" office:value="7.646484375" calcext:value-type="float">
            <text:p>7.646484375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float" office:value="2769" calcext:value-type="float">
            <text:p>2769</text:p>
          </table:table-cell>
          <table:table-cell/>
          <table:table-cell table:formula="of:=[.D22]-[.A22]" office:value-type="float" office:value="-9.9703125" calcext:value-type="float">
            <text:p>-9.9703125</text:p>
          </table:table-cell>
          <table:table-cell table:formula="of:=[.E22]-[.B22]" office:value-type="float" office:value="-0.140815625" calcext:value-type="float">
            <text:p>-0.1408156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.78515625" calcext:value-type="float">
            <text:p>24.78515625</text:p>
          </table:table-cell>
          <table:table-cell office:value-type="float" office:value="8.701171875" calcext:value-type="float">
            <text:p>8.701171875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2757" calcext:value-type="float">
            <text:p>2757</text:p>
          </table:table-cell>
          <table:table-cell/>
          <table:table-cell table:formula="of:=[.D23]-[.A23]" office:value-type="float" office:value="-5.21484375" calcext:value-type="float">
            <text:p>-5.21484375</text:p>
          </table:table-cell>
          <table:table-cell table:formula="of:=[.E23]-[.B23]" office:value-type="float" office:value="-0.298828125" calcext:value-type="float">
            <text:p>-0.298828125</text:p>
          </table:table-cell>
        </table:table-row>
        <table:table-row table:style-name="ro1">
          <table:table-cell office:value-type="float" office:value="11.69" calcext:value-type="float">
            <text:p>11.69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10.546875" calcext:value-type="float">
            <text:p>10.546875</text:p>
          </table:table-cell>
          <table:table-cell office:value-type="float" office:value="7.822265625" calcext:value-type="float">
            <text:p>7.822265625</text:p>
          </table:table-cell>
          <table:table-cell/>
          <table:table-cell office:value-type="float" office:value="1278" calcext:value-type="float">
            <text:p>1278</text:p>
          </table:table-cell>
          <table:table-cell office:value-type="float" office:value="2767" calcext:value-type="float">
            <text:p>2767</text:p>
          </table:table-cell>
          <table:table-cell/>
          <table:table-cell table:formula="of:=[.D24]-[.A24]" office:value-type="float" office:value="-1.143125" calcext:value-type="float">
            <text:p>-1.143125</text:p>
          </table:table-cell>
          <table:table-cell table:formula="of:=[.E24]-[.B24]" office:value-type="float" office:value="-0.0777343750000004" calcext:value-type="float">
            <text:p>-0.0777343750000004</text:p>
          </table:table-cell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7.7873" calcext:value-type="float">
            <text:p>7.7873</text:p>
          </table:table-cell>
          <table:table-cell/>
          <table:table-cell office:value-type="float" office:value="-7.470703125" calcext:value-type="float">
            <text:p>-7.470703125</text:p>
          </table:table-cell>
          <table:table-cell office:value-type="float" office:value="7.646484375" calcext:value-type="float">
            <text:p>7.646484375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2769" calcext:value-type="float">
            <text:p>2769</text:p>
          </table:table-cell>
          <table:table-cell/>
          <table:table-cell table:formula="of:=[.D25]-[.A25]" office:value-type="float" office:value="2.129296875" calcext:value-type="float">
            <text:p>2.129296875</text:p>
          </table:table-cell>
          <table:table-cell table:formula="of:=[.E25]-[.B25]" office:value-type="float" office:value="-0.140815625" calcext:value-type="float">
            <text:p>-0.14081562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-30.05859375" calcext:value-type="float">
            <text:p>-30.05859375</text:p>
          </table:table-cell>
          <table:table-cell office:value-type="float" office:value="8.701171875" calcext:value-type="float">
            <text:p>8.701171875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2757" calcext:value-type="float">
            <text:p>2757</text:p>
          </table:table-cell>
          <table:table-cell/>
          <table:table-cell table:formula="of:=[.D26]-[.A26]" office:value-type="float" office:value="-0.05859375" calcext:value-type="float">
            <text:p>-0.05859375</text:p>
          </table:table-cell>
          <table:table-cell table:formula="of:=[.E26]-[.B26]" office:value-type="float" office:value="-0.298828125" calcext:value-type="float">
            <text:p>-0.298828125</text:p>
          </table:table-cell>
        </table:table-row>
        <table:table-row table:style-name="ro1">
          <table:table-cell office:value-type="float" office:value="-48.31" calcext:value-type="float">
            <text:p>-48.31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-52.55859375" calcext:value-type="float">
            <text:p>-52.55859375</text:p>
          </table:table-cell>
          <table:table-cell office:value-type="float" office:value="7.822265625" calcext:value-type="float">
            <text:p>7.822265625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2767" calcext:value-type="float">
            <text:p>2767</text:p>
          </table:table-cell>
          <table:table-cell/>
          <table:table-cell table:formula="of:=[.D27]-[.A27]" office:value-type="float" office:value="-4.24859375" calcext:value-type="float">
            <text:p>-4.24859375</text:p>
          </table:table-cell>
          <table:table-cell table:formula="of:=[.E27]-[.B27]" office:value-type="float" office:value="-0.0777343750000004" calcext:value-type="float">
            <text:p>-0.0777343750000004</text:p>
          </table:table-cell>
        </table:table-row>
        <table:table-row table:style-name="ro1">
          <table:table-cell office:value-type="float" office:value="-69.6" calcext:value-type="float">
            <text:p>-69.6</text:p>
          </table:table-cell>
          <table:table-cell office:value-type="float" office:value="7.7873" calcext:value-type="float">
            <text:p>7.7873</text:p>
          </table:table-cell>
          <table:table-cell/>
          <table:table-cell office:value-type="float" office:value="-78.75" calcext:value-type="float">
            <text:p>-78.75</text:p>
          </table:table-cell>
          <table:table-cell office:value-type="float" office:value="7.646484375" calcext:value-type="float">
            <text:p>7.646484375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769" calcext:value-type="float">
            <text:p>2769</text:p>
          </table:table-cell>
          <table:table-cell/>
          <table:table-cell table:formula="of:=[.D28]-[.A28]" office:value-type="float" office:value="-9.15000000000001" calcext:value-type="float">
            <text:p>-9.15000000000001</text:p>
          </table:table-cell>
          <table:table-cell table:formula="of:=[.E28]-[.B28]" office:value-type="float" office:value="-0.140815625" calcext:value-type="float">
            <text:p>-0.14081562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-101.42578125" calcext:value-type="float">
            <text:p>-101.42578125</text:p>
          </table:table-cell>
          <table:table-cell office:value-type="float" office:value="8.7890625" calcext:value-type="float">
            <text:p>8.78906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56" calcext:value-type="float">
            <text:p>2756</text:p>
          </table:table-cell>
          <table:table-cell/>
          <table:table-cell table:formula="of:=[.D29]-[.A29]" office:value-type="float" office:value="-11.42578125" calcext:value-type="float">
            <text:p>-11.42578125</text:p>
          </table:table-cell>
          <table:table-cell table:formula="of:=[.E29]-[.B29]" office:value-type="float" office:value="-0.2109375" calcext:value-type="float">
            <text:p>-0.2109375</text:p>
          </table:table-cell>
        </table:table-row>
        <table:table-row table:style-name="ro1">
          <table:table-cell office:value-type="float" office:value="71.69" calcext:value-type="float">
            <text:p>71.69</text:p>
          </table:table-cell>
          <table:table-cell office:value-type="float" office:value="-12.9" calcext:value-type="float">
            <text:p>-12.9</text:p>
          </table:table-cell>
          <table:table-cell/>
          <table:table-cell office:value-type="float" office:value="57.041015625" calcext:value-type="float">
            <text:p>57.041015625</text:p>
          </table:table-cell>
          <table:table-cell office:value-type="float" office:value="-12.9" calcext:value-type="float">
            <text:p>-12.9</text:p>
          </table:table-cell>
          <table:table-cell/>
          <table:table-cell office:value-type="float" office:value="1807" calcext:value-type="float">
            <text:p>1807</text:p>
          </table:table-cell>
          <table:table-cell office:value-type="float" office:value="5601" calcext:value-type="float">
            <text:p>5601</text:p>
          </table:table-cell>
          <table:table-cell/>
          <table:table-cell table:formula="of:=[.D30]-[.A30]" office:value-type="float" office:value="-14.648984375" calcext:value-type="float">
            <text:p>-14.648984375</text:p>
          </table:table-cell>
          <table:table-cell table:formula="of:=[.E30]-[.B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12.7873" calcext:value-type="float">
            <text:p>-12.7873</text:p>
          </table:table-cell>
          <table:table-cell/>
          <table:table-cell office:value-type="float" office:value="40.4296875" calcext:value-type="float">
            <text:p>40.4296875</text:p>
          </table:table-cell>
          <table:table-cell office:value-type="float" office:value="-11.77734375" calcext:value-type="float">
            <text:p>-11.77734375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float" office:value="2990" calcext:value-type="float">
            <text:p>2990</text:p>
          </table:table-cell>
          <table:table-cell/>
          <table:table-cell table:formula="of:=[.D31]-[.A31]" office:value-type="float" office:value="-9.9703125" calcext:value-type="float">
            <text:p>-9.9703125</text:p>
          </table:table-cell>
          <table:table-cell table:formula="of:=[.E31]-[.B31]" office:value-type="float" office:value="1.00995625" calcext:value-type="float">
            <text:p>1.009956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24.697265625" calcext:value-type="float">
            <text:p>24.697265625</text:p>
          </table:table-cell>
          <table:table-cell office:value-type="float" office:value="-12.65625" calcext:value-type="float">
            <text:p>-12.65625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D32]-[.A32]" office:value-type="float" office:value="-5.302734375" calcext:value-type="float">
            <text:p>-5.302734375</text:p>
          </table:table-cell>
          <table:table-cell table:formula="of:=[.E32]-[.B32]" office:value-type="float" office:value="1.34375" calcext:value-type="float">
            <text:p>1.34375</text:p>
          </table:table-cell>
        </table:table-row>
        <table:table-row table:style-name="ro1">
          <table:table-cell office:value-type="float" office:value="11.69" calcext:value-type="float">
            <text:p>11.69</text:p>
          </table:table-cell>
          <table:table-cell office:value-type="float" office:value="-12.9" calcext:value-type="float">
            <text:p>-12.9</text:p>
          </table:table-cell>
          <table:table-cell/>
          <table:table-cell office:value-type="float" office:value="9.580078125" calcext:value-type="float">
            <text:p>9.580078125</text:p>
          </table:table-cell>
          <table:table-cell office:value-type="float" office:value="-12.216796875" calcext:value-type="float">
            <text:p>-12.216796875</text:p>
          </table:table-cell>
          <table:table-cell/>
          <table:table-cell office:value-type="float" office:value="1267" calcext:value-type="float">
            <text:p>1267</text:p>
          </table:table-cell>
          <table:table-cell office:value-type="float" office:value="2995" calcext:value-type="float">
            <text:p>2995</text:p>
          </table:table-cell>
          <table:table-cell/>
          <table:table-cell table:formula="of:=[.D33]-[.A33]" office:value-type="float" office:value="-2.109921875" calcext:value-type="float">
            <text:p>-2.109921875</text:p>
          </table:table-cell>
          <table:table-cell table:formula="of:=[.E33]-[.B33]" office:value-type="float" office:value="0.683203125" calcext:value-type="float">
            <text:p>0.683203125</text:p>
          </table:table-cell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-12.7873" calcext:value-type="float">
            <text:p>-12.7873</text:p>
          </table:table-cell>
          <table:table-cell/>
          <table:table-cell office:value-type="float" office:value="-7.470703125" calcext:value-type="float">
            <text:p>-7.470703125</text:p>
          </table:table-cell>
          <table:table-cell office:value-type="float" office:value="-12.12890625" calcext:value-type="float">
            <text:p>-12.12890625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2994" calcext:value-type="float">
            <text:p>2994</text:p>
          </table:table-cell>
          <table:table-cell/>
          <table:table-cell table:formula="of:=[.D34]-[.A34]" office:value-type="float" office:value="2.129296875" calcext:value-type="float">
            <text:p>2.129296875</text:p>
          </table:table-cell>
          <table:table-cell table:formula="of:=[.E34]-[.B34]" office:value-type="float" office:value="0.65839375" calcext:value-type="float">
            <text:p>0.6583937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30.05859375" calcext:value-type="float">
            <text:p>-30.05859375</text:p>
          </table:table-cell>
          <table:table-cell office:value-type="float" office:value="-12.919921875" calcext:value-type="float">
            <text:p>-12.919921875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3003" calcext:value-type="float">
            <text:p>3003</text:p>
          </table:table-cell>
          <table:table-cell/>
          <table:table-cell table:formula="of:=[.D35]-[.A35]" office:value-type="float" office:value="-0.05859375" calcext:value-type="float">
            <text:p>-0.05859375</text:p>
          </table:table-cell>
          <table:table-cell table:formula="of:=[.E35]-[.B35]" office:value-type="float" office:value="1.080078125" calcext:value-type="float">
            <text:p>1.080078125</text:p>
          </table:table-cell>
        </table:table-row>
        <table:table-row table:style-name="ro1">
          <table:table-cell office:value-type="float" office:value="-48.31" calcext:value-type="float">
            <text:p>-48.31</text:p>
          </table:table-cell>
          <table:table-cell office:value-type="float" office:value="-12.9" calcext:value-type="float">
            <text:p>-12.9</text:p>
          </table:table-cell>
          <table:table-cell/>
          <table:table-cell office:value-type="float" office:value="-52.646484375" calcext:value-type="float">
            <text:p>-52.646484375</text:p>
          </table:table-cell>
          <table:table-cell office:value-type="float" office:value="-12.216796875" calcext:value-type="float">
            <text:p>-12.216796875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2995" calcext:value-type="float">
            <text:p>2995</text:p>
          </table:table-cell>
          <table:table-cell/>
          <table:table-cell table:formula="of:=[.D36]-[.A36]" office:value-type="float" office:value="-4.336484375" calcext:value-type="float">
            <text:p>-4.336484375</text:p>
          </table:table-cell>
          <table:table-cell table:formula="of:=[.E36]-[.B36]" office:value-type="float" office:value="0.683203125" calcext:value-type="float">
            <text:p>0.683203125</text:p>
          </table:table-cell>
        </table:table-row>
        <table:table-row table:style-name="ro1">
          <table:table-cell office:value-type="float" office:value="-69.6" calcext:value-type="float">
            <text:p>-69.6</text:p>
          </table:table-cell>
          <table:table-cell office:value-type="float" office:value="-12.7873" calcext:value-type="float">
            <text:p>-12.7873</text:p>
          </table:table-cell>
          <table:table-cell/>
          <table:table-cell office:value-type="float" office:value="-78.75" calcext:value-type="float">
            <text:p>-78.75</text:p>
          </table:table-cell>
          <table:table-cell office:value-type="float" office:value="-11.865234375" calcext:value-type="float">
            <text:p>-11.865234375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991" calcext:value-type="float">
            <text:p>2991</text:p>
          </table:table-cell>
          <table:table-cell/>
          <table:table-cell table:formula="of:=[.D37]-[.A37]" office:value-type="float" office:value="-9.15000000000001" calcext:value-type="float">
            <text:p>-9.15000000000001</text:p>
          </table:table-cell>
          <table:table-cell table:formula="of:=[.E37]-[.B37]" office:value-type="float" office:value="0.922065625" calcext:value-type="float">
            <text:p>0.9220656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2.861328125" calcext:value-type="float">
            <text:p>72.86132812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5601" calcext:value-type="float">
            <text:p>5601</text:p>
          </table:table-cell>
          <table:table-cell/>
          <table:table-cell table:formula="of:=[.D38]-[.A38]" office:value-type="float" office:value="-17.138671875" calcext:value-type="float">
            <text:p>-17.138671875</text:p>
          </table:table-cell>
          <table:table-cell table:formula="of:=[.E38]-[.B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10.7894" calcext:value-type="float">
            <text:p>10.7894</text:p>
          </table:table-cell>
          <table:table-cell/>
          <table:table-cell office:value-type="float" office:value="61.259765625" calcext:value-type="float">
            <text:p>61.259765625</text:p>
          </table:table-cell>
          <table:table-cell office:value-type="float" office:value="10.810546875" calcext:value-type="float">
            <text:p>10.810546875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2733" calcext:value-type="float">
            <text:p>2733</text:p>
          </table:table-cell>
          <table:table-cell/>
          <table:table-cell table:formula="of:=[.D39]-[.A39]" office:value-type="float" office:value="-15.440234375" calcext:value-type="float">
            <text:p>-15.440234375</text:p>
          </table:table-cell>
          <table:table-cell table:formula="of:=[.E39]-[.B39]" office:value-type="float" office:value="0.0211468749999995" calcext:value-type="float">
            <text:p>0.0211468749999995</text:p>
          </table:table-cell>
        </table:table-row>
        <table:table-row table:style-name="ro1">
          <table:table-cell office:value-type="float" office:value="61.12" calcext:value-type="float">
            <text:p>61.12</text:p>
          </table:table-cell>
          <table:table-cell office:value-type="float" office:value="10.2782" calcext:value-type="float">
            <text:p>10.2782</text:p>
          </table:table-cell>
          <table:table-cell/>
          <table:table-cell office:value-type="float" office:value="48.779296875" calcext:value-type="float">
            <text:p>48.779296875</text:p>
          </table:table-cell>
          <table:table-cell office:value-type="float" office:value="10.1953125" calcext:value-type="float">
            <text:p>10.1953125</text:p>
          </table:table-cell>
          <table:table-cell/>
          <table:table-cell office:value-type="float" office:value="1713" calcext:value-type="float">
            <text:p>1713</text:p>
          </table:table-cell>
          <table:table-cell office:value-type="float" office:value="2740" calcext:value-type="float">
            <text:p>2740</text:p>
          </table:table-cell>
          <table:table-cell/>
          <table:table-cell table:formula="of:=[.D40]-[.A40]" office:value-type="float" office:value="-12.340703125" calcext:value-type="float">
            <text:p>-12.340703125</text:p>
          </table:table-cell>
          <table:table-cell table:formula="of:=[.E40]-[.B40]" office:value-type="float" office:value="-0.0828875" calcext:value-type="float">
            <text:p>-0.0828875</text:p>
          </table:table-cell>
        </table:table-row>
        <table:table-row table:style-name="ro1">
          <table:table-cell office:value-type="float" office:value="45.21" calcext:value-type="float">
            <text:p>45.21</text:p>
          </table:table-cell>
          <table:table-cell office:value-type="float" office:value="10.5686" calcext:value-type="float">
            <text:p>10.5686</text:p>
          </table:table-cell>
          <table:table-cell/>
          <table:table-cell office:value-type="float" office:value="36.474609375" calcext:value-type="float">
            <text:p>36.474609375</text:p>
          </table:table-cell>
          <table:table-cell office:value-type="float" office:value="10.634765625" calcext:value-type="float">
            <text:p>10.634765625</text:p>
          </table:table-cell>
          <table:table-cell/>
          <table:table-cell office:value-type="float" office:value="1573" calcext:value-type="float">
            <text:p>1573</text:p>
          </table:table-cell>
          <table:table-cell office:value-type="float" office:value="2735" calcext:value-type="float">
            <text:p>2735</text:p>
          </table:table-cell>
          <table:table-cell/>
          <table:table-cell table:formula="of:=[.D41]-[.A41]" office:value-type="float" office:value="-8.735390625" calcext:value-type="float">
            <text:p>-8.735390625</text:p>
          </table:table-cell>
          <table:table-cell table:formula="of:=[.E41]-[.B41]" office:value-type="float" office:value="0.066165625" calcext:value-type="float">
            <text:p>0.0661656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.78515625" calcext:value-type="float">
            <text:p>24.78515625</text:p>
          </table:table-cell>
          <table:table-cell office:value-type="float" office:value="11.953125" calcext:value-type="float">
            <text:p>11.953125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2720" calcext:value-type="float">
            <text:p>2720</text:p>
          </table:table-cell>
          <table:table-cell/>
          <table:table-cell table:formula="of:=[.D42]-[.A42]" office:value-type="float" office:value="-5.21484375" calcext:value-type="float">
            <text:p>-5.21484375</text:p>
          </table:table-cell>
          <table:table-cell table:formula="of:=[.E42]-[.B42]" office:value-type="float" office:value="-0.046875" calcext:value-type="float">
            <text:p>-0.046875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0.7894" calcext:value-type="float">
            <text:p>10.7894</text:p>
          </table:table-cell>
          <table:table-cell/>
          <table:table-cell office:value-type="float" office:value="14.0625" calcext:value-type="float">
            <text:p>14.062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1318" calcext:value-type="float">
            <text:p>1318</text:p>
          </table:table-cell>
          <table:table-cell office:value-type="float" office:value="2728" calcext:value-type="float">
            <text:p>2728</text:p>
          </table:table-cell>
          <table:table-cell/>
          <table:table-cell table:formula="of:=[.D43]-[.A43]" office:value-type="float" office:value="-2.6375" calcext:value-type="float">
            <text:p>-2.6375</text:p>
          </table:table-cell>
          <table:table-cell table:formula="of:=[.E43]-[.B43]" office:value-type="float" office:value="0.460599999999999" calcext:value-type="float">
            <text:p>0.460599999999999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0.2783" calcext:value-type="float">
            <text:p>10.27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810546875" calcext:value-type="float">
            <text:p>10.810546875</text:p>
          </table:table-cell>
          <table:table-cell/>
          <table:table-cell office:value-type="float" office:value="1158" calcext:value-type="float">
            <text:p>1158</text:p>
          </table:table-cell>
          <table:table-cell office:value-type="float" office:value="2733" calcext:value-type="float">
            <text:p>2733</text:p>
          </table:table-cell>
          <table:table-cell/>
          <table:table-cell table:formula="of:=[.D44]-[.A44]" office:value-type="float" office:value="-1.12" calcext:value-type="float">
            <text:p>-1.12</text:p>
          </table:table-cell>
          <table:table-cell table:formula="of:=[.E44]-[.B44]" office:value-type="float" office:value="0.532246875" calcext:value-type="float">
            <text:p>0.532246875</text:p>
          </table:table-cell>
        </table:table-row>
        <table:table-row table:style-name="ro1">
          <table:table-cell office:value-type="float" office:value="-14.79" calcext:value-type="float">
            <text:p>-14.79</text:p>
          </table:table-cell>
          <table:table-cell office:value-type="float" office:value="10.5686" calcext:value-type="float">
            <text:p>10.5686</text:p>
          </table:table-cell>
          <table:table-cell/>
          <table:table-cell office:value-type="float" office:value="-12.65625" calcext:value-type="float">
            <text:p>-12.65625</text:p>
          </table:table-cell>
          <table:table-cell office:value-type="float" office:value="11.162109375" calcext:value-type="float">
            <text:p>11.162109375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2729" calcext:value-type="float">
            <text:p>2729</text:p>
          </table:table-cell>
          <table:table-cell/>
          <table:table-cell table:formula="of:=[.D45]-[.A45]" office:value-type="float" office:value="2.13375" calcext:value-type="float">
            <text:p>2.13375</text:p>
          </table:table-cell>
          <table:table-cell table:formula="of:=[.E45]-[.B45]" office:value-type="float" office:value="0.593509375" calcext:value-type="float">
            <text:p>0.59350937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-30.05859375" calcext:value-type="float">
            <text:p>-30.05859375</text:p>
          </table:table-cell>
          <table:table-cell office:value-type="float" office:value="12.3046875" calcext:value-type="float">
            <text:p>12.3046875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2716" calcext:value-type="float">
            <text:p>2716</text:p>
          </table:table-cell>
          <table:table-cell/>
          <table:table-cell table:formula="of:=[.D46]-[.A46]" office:value-type="float" office:value="-0.05859375" calcext:value-type="float">
            <text:p>-0.05859375</text:p>
          </table:table-cell>
          <table:table-cell table:formula="of:=[.E46]-[.B46]" office:value-type="float" office:value="0.3046875" calcext:value-type="float">
            <text:p>0.3046875</text:p>
          </table:table-cell>
        </table:table-row>
        <table:table-row table:style-name="ro1">
          <table:table-cell office:value-type="float" office:value="-43.3" calcext:value-type="float">
            <text:p>-43.3</text:p>
          </table:table-cell>
          <table:table-cell office:value-type="float" office:value="10.7894" calcext:value-type="float">
            <text:p>10.7894</text:p>
          </table:table-cell>
          <table:table-cell/>
          <table:table-cell office:value-type="float" office:value="-46.318359375" calcext:value-type="float">
            <text:p>-46.318359375</text:p>
          </table:table-cell>
          <table:table-cell office:value-type="float" office:value="11.162109375" calcext:value-type="float">
            <text:p>11.162109375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2729" calcext:value-type="float">
            <text:p>2729</text:p>
          </table:table-cell>
          <table:table-cell/>
          <table:table-cell table:formula="of:=[.D47]-[.A47]" office:value-type="float" office:value="-3.018359375" calcext:value-type="float">
            <text:p>-3.018359375</text:p>
          </table:table-cell>
          <table:table-cell table:formula="of:=[.E47]-[.B47]" office:value-type="float" office:value="0.372709374999999" calcext:value-type="float">
            <text:p>0.372709374999999</text:p>
          </table:table-cell>
        </table:table-row>
        <table:table-row table:style-name="ro1">
          <table:table-cell office:value-type="float" office:value="-58.88" calcext:value-type="float">
            <text:p>-58.88</text:p>
          </table:table-cell>
          <table:table-cell office:value-type="float" office:value="10.2782" calcext:value-type="float">
            <text:p>10.2782</text:p>
          </table:table-cell>
          <table:table-cell/>
          <table:table-cell office:value-type="float" office:value="-65.654296875" calcext:value-type="float">
            <text:p>-65.654296875</text:p>
          </table:table-cell>
          <table:table-cell office:value-type="float" office:value="10.634765625" calcext:value-type="float">
            <text:p>10.63476562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2735" calcext:value-type="float">
            <text:p>2735</text:p>
          </table:table-cell>
          <table:table-cell/>
          <table:table-cell table:formula="of:=[.D48]-[.A48]" office:value-type="float" office:value="-6.774296875" calcext:value-type="float">
            <text:p>-6.774296875</text:p>
          </table:table-cell>
          <table:table-cell table:formula="of:=[.E48]-[.B48]" office:value-type="float" office:value="0.356565625" calcext:value-type="float">
            <text:p>0.356565625</text:p>
          </table:table-cell>
        </table:table-row>
        <table:table-row table:style-name="ro1">
          <table:table-cell office:value-type="float" office:value="-74.79" calcext:value-type="float">
            <text:p>-74.79</text:p>
          </table:table-cell>
          <table:table-cell office:value-type="float" office:value="10.5686" calcext:value-type="float">
            <text:p>10.5686</text:p>
          </table:table-cell>
          <table:table-cell/>
          <table:table-cell office:value-type="float" office:value="-84.7265625" calcext:value-type="float">
            <text:p>-84.7265625</text:p>
          </table:table-cell>
          <table:table-cell office:value-type="float" office:value="11.07421875" calcext:value-type="float">
            <text:p>11.0742187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[.D49]-[.A49]" office:value-type="float" office:value="-9.93656249999999" calcext:value-type="float">
            <text:p>-9.93656249999999</text:p>
          </table:table-cell>
          <table:table-cell table:formula="of:=[.E49]-[.B49]" office:value-type="float" office:value="0.50561875" calcext:value-type="float">
            <text:p>0.5056187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-101.42578125" calcext:value-type="float">
            <text:p>-101.42578125</text:p>
          </table:table-cell>
          <table:table-cell office:value-type="float" office:value="12.216796875" calcext:value-type="float">
            <text:p>12.2167968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17" calcext:value-type="float">
            <text:p>2717</text:p>
          </table:table-cell>
          <table:table-cell/>
          <table:table-cell table:formula="of:=[.D50]-[.A50]" office:value-type="float" office:value="-11.42578125" calcext:value-type="float">
            <text:p>-11.42578125</text:p>
          </table:table-cell>
          <table:table-cell table:formula="of:=[.E50]-[.B50]" office:value-type="float" office:value="0.216796875" calcext:value-type="float">
            <text:p>0.216796875</text:p>
          </table:table-cell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-15.7894" calcext:value-type="float">
            <text:p>-15.7894</text:p>
          </table:table-cell>
          <table:table-cell/>
          <table:table-cell office:value-type="float" office:value="61.171875" calcext:value-type="float">
            <text:p>61.171875</text:p>
          </table:table-cell>
          <table:table-cell office:value-type="float" office:value="-15.7894" calcext:value-type="float">
            <text:p>-15.7894</text:p>
          </table:table-cell>
          <table:table-cell/>
          <table:table-cell office:value-type="float" office:value="1854" calcext:value-type="float">
            <text:p>1854</text:p>
          </table:table-cell>
          <table:table-cell office:value-type="float" office:value="5601" calcext:value-type="float">
            <text:p>5601</text:p>
          </table:table-cell>
          <table:table-cell/>
          <table:table-cell table:formula="of:=[.D51]-[.A51]" office:value-type="float" office:value="-15.528125" calcext:value-type="float">
            <text:p>-15.528125</text:p>
          </table:table-cell>
          <table:table-cell table:formula="of:=[.E51]-[.B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12" calcext:value-type="float">
            <text:p>61.12</text:p>
          </table:table-cell>
          <table:table-cell office:value-type="float" office:value="-15.2782" calcext:value-type="float">
            <text:p>-15.2782</text:p>
          </table:table-cell>
          <table:table-cell/>
          <table:table-cell office:value-type="float" office:value="48.69140625" calcext:value-type="float">
            <text:p>48.69140625</text:p>
          </table:table-cell>
          <table:table-cell office:value-type="float" office:value="-13.623046875" calcext:value-type="float">
            <text:p>-13.623046875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float" office:value="3011" calcext:value-type="float">
            <text:p>3011</text:p>
          </table:table-cell>
          <table:table-cell/>
          <table:table-cell table:formula="of:=[.D52]-[.A52]" office:value-type="float" office:value="-12.42859375" calcext:value-type="float">
            <text:p>-12.42859375</text:p>
          </table:table-cell>
          <table:table-cell table:formula="of:=[.E52]-[.B52]" office:value-type="float" office:value="1.655153125" calcext:value-type="float">
            <text:p>1.655153125</text:p>
          </table:table-cell>
        </table:table-row>
        <table:table-row table:style-name="ro1">
          <table:table-cell office:value-type="float" office:value="45.21" calcext:value-type="float">
            <text:p>45.21</text:p>
          </table:table-cell>
          <table:table-cell office:value-type="float" office:value="-15.5686" calcext:value-type="float">
            <text:p>-15.5686</text:p>
          </table:table-cell>
          <table:table-cell/>
          <table:table-cell office:value-type="float" office:value="36.474609375" calcext:value-type="float">
            <text:p>36.474609375</text:p>
          </table:table-cell>
          <table:table-cell office:value-type="float" office:value="-13.88671875" calcext:value-type="float">
            <text:p>-13.88671875</text:p>
          </table:table-cell>
          <table:table-cell/>
          <table:table-cell office:value-type="float" office:value="1573" calcext:value-type="float">
            <text:p>1573</text:p>
          </table:table-cell>
          <table:table-cell office:value-type="float" office:value="3014" calcext:value-type="float">
            <text:p>3014</text:p>
          </table:table-cell>
          <table:table-cell/>
          <table:table-cell table:formula="of:=[.D53]-[.A53]" office:value-type="float" office:value="-8.735390625" calcext:value-type="float">
            <text:p>-8.735390625</text:p>
          </table:table-cell>
          <table:table-cell table:formula="of:=[.E53]-[.B53]" office:value-type="float" office:value="1.68188125" calcext:value-type="float">
            <text:p>1.68188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24.697265625" calcext:value-type="float">
            <text:p>24.697265625</text:p>
          </table:table-cell>
          <table:table-cell office:value-type="float" office:value="-14.765625" calcext:value-type="float">
            <text:p>-14.765625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024" calcext:value-type="float">
            <text:p>3024</text:p>
          </table:table-cell>
          <table:table-cell/>
          <table:table-cell table:formula="of:=[.D54]-[.A54]" office:value-type="float" office:value="-5.302734375" calcext:value-type="float">
            <text:p>-5.302734375</text:p>
          </table:table-cell>
          <table:table-cell table:formula="of:=[.E54]-[.B54]" office:value-type="float" office:value="2.234375" calcext:value-type="float">
            <text:p>2.234375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-15.7894" calcext:value-type="float">
            <text:p>-15.7894</text:p>
          </table:table-cell>
          <table:table-cell/>
          <table:table-cell office:value-type="float" office:value="13.974609375" calcext:value-type="float">
            <text:p>13.974609375</text:p>
          </table:table-cell>
          <table:table-cell office:value-type="float" office:value="-14.150390625" calcext:value-type="float">
            <text:p>-14.150390625</text:p>
          </table:table-cell>
          <table:table-cell/>
          <table:table-cell office:value-type="float" office:value="1317" calcext:value-type="float">
            <text:p>1317</text:p>
          </table:table-cell>
          <table:table-cell office:value-type="float" office:value="3017" calcext:value-type="float">
            <text:p>3017</text:p>
          </table:table-cell>
          <table:table-cell/>
          <table:table-cell table:formula="of:=[.D55]-[.A55]" office:value-type="float" office:value="-2.725390625" calcext:value-type="float">
            <text:p>-2.725390625</text:p>
          </table:table-cell>
          <table:table-cell table:formula="of:=[.E55]-[.B55]" office:value-type="float" office:value="1.639009375" calcext:value-type="float">
            <text:p>1.639009375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-15.2783" calcext:value-type="float">
            <text:p>-15.2783</text:p>
          </table:table-cell>
          <table:table-cell/>
          <table:table-cell office:value-type="float" office:value="-0.087890625" calcext:value-type="float">
            <text:p>-0.087890625</text:p>
          </table:table-cell>
          <table:table-cell office:value-type="float" office:value="-13.798828125" calcext:value-type="float">
            <text:p>-13.798828125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3013" calcext:value-type="float">
            <text:p>3013</text:p>
          </table:table-cell>
          <table:table-cell/>
          <table:table-cell table:formula="of:=[.D56]-[.A56]" office:value-type="float" office:value="-1.207890625" calcext:value-type="float">
            <text:p>-1.207890625</text:p>
          </table:table-cell>
          <table:table-cell table:formula="of:=[.E56]-[.B56]" office:value-type="float" office:value="1.479471875" calcext:value-type="float">
            <text:p>1.479471875</text:p>
          </table:table-cell>
        </table:table-row>
        <table:table-row table:style-name="ro1">
          <table:table-cell office:value-type="float" office:value="-14.79" calcext:value-type="float">
            <text:p>-14.79</text:p>
          </table:table-cell>
          <table:table-cell office:value-type="float" office:value="-15.5686" calcext:value-type="float">
            <text:p>-15.5686</text:p>
          </table:table-cell>
          <table:table-cell/>
          <table:table-cell office:value-type="float" office:value="-12.65625" calcext:value-type="float">
            <text:p>-12.65625</text:p>
          </table:table-cell>
          <table:table-cell office:value-type="float" office:value="-13.974609375" calcext:value-type="float">
            <text:p>-13.974609375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3015" calcext:value-type="float">
            <text:p>3015</text:p>
          </table:table-cell>
          <table:table-cell/>
          <table:table-cell table:formula="of:=[.D57]-[.A57]" office:value-type="float" office:value="2.13375" calcext:value-type="float">
            <text:p>2.13375</text:p>
          </table:table-cell>
          <table:table-cell table:formula="of:=[.E57]-[.B57]" office:value-type="float" office:value="1.593990625" calcext:value-type="float">
            <text:p>1.59399062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-30.146484375" calcext:value-type="float">
            <text:p>-30.146484375</text:p>
          </table:table-cell>
          <table:table-cell office:value-type="float" office:value="-14.94140625" calcext:value-type="float">
            <text:p>-14.94140625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3026" calcext:value-type="float">
            <text:p>3026</text:p>
          </table:table-cell>
          <table:table-cell/>
          <table:table-cell table:formula="of:=[.D58]-[.A58]" office:value-type="float" office:value="-0.146484375" calcext:value-type="float">
            <text:p>-0.146484375</text:p>
          </table:table-cell>
          <table:table-cell table:formula="of:=[.E58]-[.B58]" office:value-type="float" office:value="2.05859375" calcext:value-type="float">
            <text:p>2.05859375</text:p>
          </table:table-cell>
        </table:table-row>
        <table:table-row table:style-name="ro1">
          <table:table-cell office:value-type="float" office:value="-43.3" calcext:value-type="float">
            <text:p>-43.3</text:p>
          </table:table-cell>
          <table:table-cell office:value-type="float" office:value="-15.7894" calcext:value-type="float">
            <text:p>-15.7894</text:p>
          </table:table-cell>
          <table:table-cell/>
          <table:table-cell office:value-type="float" office:value="-46.40625" calcext:value-type="float">
            <text:p>-46.40625</text:p>
          </table:table-cell>
          <table:table-cell office:value-type="float" office:value="-14.326171875" calcext:value-type="float">
            <text:p>-14.326171875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3019" calcext:value-type="float">
            <text:p>3019</text:p>
          </table:table-cell>
          <table:table-cell/>
          <table:table-cell table:formula="of:=[.D59]-[.A59]" office:value-type="float" office:value="-3.10625" calcext:value-type="float">
            <text:p>-3.10625</text:p>
          </table:table-cell>
          <table:table-cell table:formula="of:=[.E59]-[.B59]" office:value-type="float" office:value="1.463228125" calcext:value-type="float">
            <text:p>1.463228125</text:p>
          </table:table-cell>
        </table:table-row>
        <table:table-row table:style-name="ro1">
          <table:table-cell office:value-type="float" office:value="-58.88" calcext:value-type="float">
            <text:p>-58.88</text:p>
          </table:table-cell>
          <table:table-cell office:value-type="float" office:value="-15.2782" calcext:value-type="float">
            <text:p>-15.2782</text:p>
          </table:table-cell>
          <table:table-cell/>
          <table:table-cell office:value-type="float" office:value="-65.654296875" calcext:value-type="float">
            <text:p>-65.654296875</text:p>
          </table:table-cell>
          <table:table-cell office:value-type="float" office:value="-13.88671875" calcext:value-type="float">
            <text:p>-13.8867187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3014" calcext:value-type="float">
            <text:p>3014</text:p>
          </table:table-cell>
          <table:table-cell/>
          <table:table-cell table:formula="of:=[.D60]-[.A60]" office:value-type="float" office:value="-6.774296875" calcext:value-type="float">
            <text:p>-6.774296875</text:p>
          </table:table-cell>
          <table:table-cell table:formula="of:=[.E60]-[.B60]" office:value-type="float" office:value="1.39148125" calcext:value-type="float">
            <text:p>1.39148125</text:p>
          </table:table-cell>
        </table:table-row>
        <table:table-row table:style-name="ro1">
          <table:table-cell office:value-type="float" office:value="-74.79" calcext:value-type="float">
            <text:p>-74.79</text:p>
          </table:table-cell>
          <table:table-cell office:value-type="float" office:value="-15.5686" calcext:value-type="float">
            <text:p>-15.5686</text:p>
          </table:table-cell>
          <table:table-cell/>
          <table:table-cell office:value-type="float" office:value="-84.7265625" calcext:value-type="float">
            <text:p>-84.7265625</text:p>
          </table:table-cell>
          <table:table-cell office:value-type="float" office:value="-14.0625" calcext:value-type="float">
            <text:p>-14.062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3016" calcext:value-type="float">
            <text:p>3016</text:p>
          </table:table-cell>
          <table:table-cell/>
          <table:table-cell table:formula="of:=[.D61]-[.A61]" office:value-type="float" office:value="-9.93656249999999" calcext:value-type="float">
            <text:p>-9.93656249999999</text:p>
          </table:table-cell>
          <table:table-cell table:formula="of:=[.E61]-[.B61]" office:value-type="float" office:value="1.5061" calcext:value-type="float">
            <text:p>1.50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2.861328125" calcext:value-type="float">
            <text:p>72.86132812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5601" calcext:value-type="float">
            <text:p>5601</text:p>
          </table:table-cell>
          <table:table-cell/>
          <table:table-cell table:formula="of:=[.D62]-[.A62]" office:value-type="float" office:value="-17.138671875" calcext:value-type="float">
            <text:p>-17.138671875</text:p>
          </table:table-cell>
          <table:table-cell table:formula="of:=[.E62]-[.B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58" calcext:value-type="float">
            <text:p>79.58</text:p>
          </table:table-cell>
          <table:table-cell office:value-type="float" office:value="13.7263" calcext:value-type="float">
            <text:p>13.7263</text:p>
          </table:table-cell>
          <table:table-cell/>
          <table:table-cell office:value-type="float" office:value="63.720703125" calcext:value-type="float">
            <text:p>63.720703125</text:p>
          </table:table-cell>
          <table:table-cell office:value-type="float" office:value="13.974609375" calcext:value-type="float">
            <text:p>13.974609375</text:p>
          </table:table-cell>
          <table:table-cell/>
          <table:table-cell office:value-type="float" office:value="1883" calcext:value-type="float">
            <text:p>1883</text:p>
          </table:table-cell>
          <table:table-cell office:value-type="float" office:value="2697" calcext:value-type="float">
            <text:p>2697</text:p>
          </table:table-cell>
          <table:table-cell/>
          <table:table-cell table:formula="of:=[.D63]-[.A63]" office:value-type="float" office:value="-15.859296875" calcext:value-type="float">
            <text:p>-15.859296875</text:p>
          </table:table-cell>
          <table:table-cell table:formula="of:=[.E63]-[.B63]" office:value-type="float" office:value="0.248309375" calcext:value-type="float">
            <text:p>0.248309375</text:p>
          </table:table-cell>
        </table:table-row>
        <table:table-row table:style-name="ro1">
          <table:table-cell office:value-type="float" office:value="67.53" calcext:value-type="float">
            <text:p>67.53</text:p>
          </table:table-cell>
          <table:table-cell office:value-type="float" office:value="12.9862" calcext:value-type="float">
            <text:p>12.9862</text:p>
          </table:table-cell>
          <table:table-cell/>
          <table:table-cell office:value-type="float" office:value="53.876953125" calcext:value-type="float">
            <text:p>53.876953125</text:p>
          </table:table-cell>
          <table:table-cell office:value-type="float" office:value="13.623046875" calcext:value-type="float">
            <text:p>13.623046875</text:p>
          </table:table-cell>
          <table:table-cell/>
          <table:table-cell office:value-type="float" office:value="1771" calcext:value-type="float">
            <text:p>1771</text:p>
          </table:table-cell>
          <table:table-cell office:value-type="float" office:value="2701" calcext:value-type="float">
            <text:p>2701</text:p>
          </table:table-cell>
          <table:table-cell/>
          <table:table-cell table:formula="of:=[.D64]-[.A64]" office:value-type="float" office:value="-13.653046875" calcext:value-type="float">
            <text:p>-13.653046875</text:p>
          </table:table-cell>
          <table:table-cell table:formula="of:=[.E64]-[.B64]" office:value-type="float" office:value="0.636846875" calcext:value-type="float">
            <text:p>0.636846875</text:p>
          </table:table-cell>
        </table:table-row>
        <table:table-row table:style-name="ro1">
          <table:table-cell office:value-type="float" office:value="54.66" calcext:value-type="float">
            <text:p>54.66</text:p>
          </table:table-cell>
          <table:table-cell office:value-type="float" office:value="12.8723" calcext:value-type="float">
            <text:p>12.8723</text:p>
          </table:table-cell>
          <table:table-cell/>
          <table:table-cell office:value-type="float" office:value="43.681640625" calcext:value-type="float">
            <text:p>43.681640625</text:p>
          </table:table-cell>
          <table:table-cell office:value-type="float" office:value="13.359375" calcext:value-type="float">
            <text:p>13.359375</text:p>
          </table:table-cell>
          <table:table-cell/>
          <table:table-cell office:value-type="float" office:value="1655" calcext:value-type="float">
            <text:p>1655</text:p>
          </table:table-cell>
          <table:table-cell office:value-type="float" office:value="2704" calcext:value-type="float">
            <text:p>2704</text:p>
          </table:table-cell>
          <table:table-cell/>
          <table:table-cell table:formula="of:=[.D65]-[.A65]" office:value-type="float" office:value="-10.978359375" calcext:value-type="float">
            <text:p>-10.978359375</text:p>
          </table:table-cell>
          <table:table-cell table:formula="of:=[.E65]-[.B65]" office:value-type="float" office:value="0.487075000000001" calcext:value-type="float">
            <text:p>0.487075000000001</text:p>
          </table:table-cell>
        </table:table-row>
        <table:table-row table:style-name="ro1">
          <table:table-cell office:value-type="float" office:value="42.19" calcext:value-type="float">
            <text:p>42.19</text:p>
          </table:table-cell>
          <table:table-cell office:value-type="float" office:value="13.4003" calcext:value-type="float">
            <text:p>13.4003</text:p>
          </table:table-cell>
          <table:table-cell/>
          <table:table-cell office:value-type="float" office:value="34.189453125" calcext:value-type="float">
            <text:p>34.189453125</text:p>
          </table:table-cell>
          <table:table-cell office:value-type="float" office:value="13.88671875" calcext:value-type="float">
            <text:p>13.88671875</text:p>
          </table:table-cell>
          <table:table-cell/>
          <table:table-cell office:value-type="float" office:value="1547" calcext:value-type="float">
            <text:p>1547</text:p>
          </table:table-cell>
          <table:table-cell office:value-type="float" office:value="2698" calcext:value-type="float">
            <text:p>2698</text:p>
          </table:table-cell>
          <table:table-cell/>
          <table:table-cell table:formula="of:=[.D66]-[.A66]" office:value-type="float" office:value="-8.000546875" calcext:value-type="float">
            <text:p>-8.000546875</text:p>
          </table:table-cell>
          <table:table-cell table:formula="of:=[.E66]-[.B66]" office:value-type="float" office:value="0.48641875" calcext:value-type="float">
            <text:p>0.486418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4.78515625" calcext:value-type="float">
            <text:p>24.78515625</text:p>
          </table:table-cell>
          <table:table-cell office:value-type="float" office:value="15.1171875" calcext:value-type="float">
            <text:p>15.1171875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2684" calcext:value-type="float">
            <text:p>2684</text:p>
          </table:table-cell>
          <table:table-cell/>
          <table:table-cell table:formula="of:=[.D67]-[.A67]" office:value-type="float" office:value="-5.21484375" calcext:value-type="float">
            <text:p>-5.21484375</text:p>
          </table:table-cell>
          <table:table-cell table:formula="of:=[.E67]-[.B67]" office:value-type="float" office:value="0.1171875" calcext:value-type="float">
            <text:p>0.1171875</text:p>
          </table:table-cell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13.7263" calcext:value-type="float">
            <text:p>13.7263</text:p>
          </table:table-cell>
          <table:table-cell/>
          <table:table-cell office:value-type="float" office:value="16.435546875" calcext:value-type="float">
            <text:p>16.435546875</text:p>
          </table:table-cell>
          <table:table-cell office:value-type="float" office:value="14.150390625" calcext:value-type="float">
            <text:p>14.150390625</text:p>
          </table:table-cell>
          <table:table-cell/>
          <table:table-cell office:value-type="float" office:value="1345" calcext:value-type="float">
            <text:p>1345</text:p>
          </table:table-cell>
          <table:table-cell office:value-type="float" office:value="2695" calcext:value-type="float">
            <text:p>2695</text:p>
          </table:table-cell>
          <table:table-cell/>
          <table:table-cell table:formula="of:=[.D68]-[.A68]" office:value-type="float" office:value="-3.144453125" calcext:value-type="float">
            <text:p>-3.144453125</text:p>
          </table:table-cell>
          <table:table-cell table:formula="of:=[.E68]-[.B68]" office:value-type="float" office:value="0.424090625" calcext:value-type="float">
            <text:p>0.424090625</text:p>
          </table:table-cell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12.9863" calcext:value-type="float">
            <text:p>12.9863</text:p>
          </table:table-cell>
          <table:table-cell/>
          <table:table-cell office:value-type="float" office:value="5.9765625" calcext:value-type="float">
            <text:p>5.9765625</text:p>
          </table:table-cell>
          <table:table-cell office:value-type="float" office:value="13.623046875" calcext:value-type="float">
            <text:p>13.623046875</text:p>
          </table:table-cell>
          <table:table-cell/>
          <table:table-cell office:value-type="float" office:value="1226" calcext:value-type="float">
            <text:p>1226</text:p>
          </table:table-cell>
          <table:table-cell office:value-type="float" office:value="2701" calcext:value-type="float">
            <text:p>2701</text:p>
          </table:table-cell>
          <table:table-cell/>
          <table:table-cell table:formula="of:=[.D69]-[.A69]" office:value-type="float" office:value="-1.5534375" calcext:value-type="float">
            <text:p>-1.5534375</text:p>
          </table:table-cell>
          <table:table-cell table:formula="of:=[.E69]-[.B69]" office:value-type="float" office:value="0.636746875" calcext:value-type="float">
            <text:p>0.636746875</text:p>
          </table:table-cell>
        </table:table-row>
        <table:table-row table:style-name="ro1">
          <table:table-cell office:value-type="float" office:value="-5.34" calcext:value-type="float">
            <text:p>-5.34</text:p>
          </table:table-cell>
          <table:table-cell office:value-type="float" office:value="12.8722" calcext:value-type="float">
            <text:p>12.8722</text:p>
          </table:table-cell>
          <table:table-cell/>
          <table:table-cell office:value-type="float" office:value="-3.69140625" calcext:value-type="float">
            <text:p>-3.69140625</text:p>
          </table:table-cell>
          <table:table-cell office:value-type="float" office:value="13.53515625" calcext:value-type="float">
            <text:p>13.53515625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float" office:value="2702" calcext:value-type="float">
            <text:p>2702</text:p>
          </table:table-cell>
          <table:table-cell/>
          <table:table-cell table:formula="of:=[.D70]-[.A70]" office:value-type="float" office:value="1.64859375" calcext:value-type="float">
            <text:p>1.64859375</text:p>
          </table:table-cell>
          <table:table-cell table:formula="of:=[.E70]-[.B70]" office:value-type="float" office:value="0.662956250000001" calcext:value-type="float">
            <text:p>0.662956250000001</text:p>
          </table:table-cell>
        </table:table-row>
        <table:table-row table:style-name="ro1">
          <table:table-cell office:value-type="float" office:value="-17.81" calcext:value-type="float">
            <text:p>-17.81</text:p>
          </table:table-cell>
          <table:table-cell office:value-type="float" office:value="13.4003" calcext:value-type="float">
            <text:p>13.4003</text:p>
          </table:table-cell>
          <table:table-cell/>
          <table:table-cell office:value-type="float" office:value="-15.908203125" calcext:value-type="float">
            <text:p>-15.908203125</text:p>
          </table:table-cell>
          <table:table-cell office:value-type="float" office:value="14.0625" calcext:value-type="float">
            <text:p>14.0625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2696" calcext:value-type="float">
            <text:p>2696</text:p>
          </table:table-cell>
          <table:table-cell/>
          <table:table-cell table:formula="of:=[.D71]-[.A71]" office:value-type="float" office:value="1.901796875" calcext:value-type="float">
            <text:p>1.901796875</text:p>
          </table:table-cell>
          <table:table-cell table:formula="of:=[.E71]-[.B71]" office:value-type="float" office:value="0.6622" calcext:value-type="float">
            <text:p>0.6622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29.970703125" calcext:value-type="float">
            <text:p>-29.970703125</text:p>
          </table:table-cell>
          <table:table-cell office:value-type="float" office:value="15.46875" calcext:value-type="float">
            <text:p>15.46875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2680" calcext:value-type="float">
            <text:p>2680</text:p>
          </table:table-cell>
          <table:table-cell/>
          <table:table-cell table:formula="of:=[.D72]-[.A72]" office:value-type="float" office:value="0.029296875" calcext:value-type="float">
            <text:p>0.029296875</text:p>
          </table:table-cell>
          <table:table-cell table:formula="of:=[.E72]-[.B72]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40.42" calcext:value-type="float">
            <text:p>-40.42</text:p>
          </table:table-cell>
          <table:table-cell office:value-type="float" office:value="13.7262" calcext:value-type="float">
            <text:p>13.7262</text:p>
          </table:table-cell>
          <table:table-cell/>
          <table:table-cell office:value-type="float" office:value="-42.71484375" calcext:value-type="float">
            <text:p>-42.71484375</text:p>
          </table:table-cell>
          <table:table-cell office:value-type="float" office:value="14.4140625" calcext:value-type="float">
            <text:p>14.4140625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2692" calcext:value-type="float">
            <text:p>2692</text:p>
          </table:table-cell>
          <table:table-cell/>
          <table:table-cell table:formula="of:=[.D73]-[.A73]" office:value-type="float" office:value="-2.29484375" calcext:value-type="float">
            <text:p>-2.29484375</text:p>
          </table:table-cell>
          <table:table-cell table:formula="of:=[.E73]-[.B73]" office:value-type="float" office:value="0.6878625" calcext:value-type="float">
            <text:p>0.6878625</text:p>
          </table:table-cell>
        </table:table-row>
        <table:table-row table:style-name="ro1">
          <table:table-cell office:value-type="float" office:value="-52.47" calcext:value-type="float">
            <text:p>-52.47</text:p>
          </table:table-cell>
          <table:table-cell office:value-type="float" office:value="12.9863" calcext:value-type="float">
            <text:p>12.9863</text:p>
          </table:table-cell>
          <table:table-cell/>
          <table:table-cell office:value-type="float" office:value="-57.744140625" calcext:value-type="float">
            <text:p>-57.744140625</text:p>
          </table:table-cell>
          <table:table-cell office:value-type="float" office:value="14.150390625" calcext:value-type="float">
            <text:p>14.150390625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2695" calcext:value-type="float">
            <text:p>2695</text:p>
          </table:table-cell>
          <table:table-cell/>
          <table:table-cell table:formula="of:=[.D74]-[.A74]" office:value-type="float" office:value="-5.274140625" calcext:value-type="float">
            <text:p>-5.274140625</text:p>
          </table:table-cell>
          <table:table-cell table:formula="of:=[.E74]-[.B74]" office:value-type="float" office:value="1.164090625" calcext:value-type="float">
            <text:p>1.164090625</text:p>
          </table:table-cell>
        </table:table-row>
        <table:table-row table:style-name="ro1">
          <table:table-cell office:value-type="float" office:value="-65.34" calcext:value-type="float">
            <text:p>-65.34</text:p>
          </table:table-cell>
          <table:table-cell office:value-type="float" office:value="12.8722" calcext:value-type="float">
            <text:p>12.8722</text:p>
          </table:table-cell>
          <table:table-cell/>
          <table:table-cell office:value-type="float" office:value="-73.4765625" calcext:value-type="float">
            <text:p>-73.4765625</text:p>
          </table:table-cell>
          <table:table-cell office:value-type="float" office:value="14.0625" calcext:value-type="float">
            <text:p>14.0625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2696" calcext:value-type="float">
            <text:p>2696</text:p>
          </table:table-cell>
          <table:table-cell/>
          <table:table-cell table:formula="of:=[.D75]-[.A75]" office:value-type="float" office:value="-8.1365625" calcext:value-type="float">
            <text:p>-8.1365625</text:p>
          </table:table-cell>
          <table:table-cell table:formula="of:=[.E75]-[.B75]" office:value-type="float" office:value="1.1903" calcext:value-type="float">
            <text:p>1.1903</text:p>
          </table:table-cell>
        </table:table-row>
        <table:table-row table:style-name="ro1">
          <table:table-cell office:value-type="float" office:value="-77.81" calcext:value-type="float">
            <text:p>-77.81</text:p>
          </table:table-cell>
          <table:table-cell office:value-type="float" office:value="13.4004" calcext:value-type="float">
            <text:p>13.4004</text:p>
          </table:table-cell>
          <table:table-cell/>
          <table:table-cell office:value-type="float" office:value="-88.330078125" calcext:value-type="float">
            <text:p>-88.330078125</text:p>
          </table:table-cell>
          <table:table-cell office:value-type="float" office:value="14.4140625" calcext:value-type="float">
            <text:p>14.414062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692" calcext:value-type="float">
            <text:p>2692</text:p>
          </table:table-cell>
          <table:table-cell/>
          <table:table-cell table:formula="of:=[.D76]-[.A76]" office:value-type="float" office:value="-10.520078125" calcext:value-type="float">
            <text:p>-10.520078125</text:p>
          </table:table-cell>
          <table:table-cell table:formula="of:=[.E76]-[.B76]" office:value-type="float" office:value="1.0136625" calcext:value-type="float">
            <text:p>1.013662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101.513671875" calcext:value-type="float">
            <text:p>-101.513671875</text:p>
          </table:table-cell>
          <table:table-cell office:value-type="float" office:value="15.732421875" calcext:value-type="float">
            <text:p>15.7324218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77" calcext:value-type="float">
            <text:p>2677</text:p>
          </table:table-cell>
          <table:table-cell/>
          <table:table-cell table:formula="of:=[.D77]-[.A77]" office:value-type="float" office:value="-11.513671875" calcext:value-type="float">
            <text:p>-11.513671875</text:p>
          </table:table-cell>
          <table:table-cell table:formula="of:=[.E77]-[.B77]" office:value-type="float" office:value="0.732421875" calcext:value-type="float">
            <text:p>0.732421875</text:p>
          </table:table-cell>
        </table:table-row>
        <table:table-row table:style-name="ro1">
          <table:table-cell office:value-type="float" office:value="79.58" calcext:value-type="float">
            <text:p>79.58</text:p>
          </table:table-cell>
          <table:table-cell office:value-type="float" office:value="-18.7263" calcext:value-type="float">
            <text:p>-18.7263</text:p>
          </table:table-cell>
          <table:table-cell/>
          <table:table-cell office:value-type="float" office:value="63.6328125" calcext:value-type="float">
            <text:p>63.6328125</text:p>
          </table:table-cell>
          <table:table-cell office:value-type="float" office:value="-18.7263" calcext:value-type="float">
            <text:p>-18.7263</text:p>
          </table:table-cell>
          <table:table-cell/>
          <table:table-cell office:value-type="float" office:value="1882" calcext:value-type="float">
            <text:p>1882</text:p>
          </table:table-cell>
          <table:table-cell office:value-type="float" office:value="5601" calcext:value-type="float">
            <text:p>5601</text:p>
          </table:table-cell>
          <table:table-cell/>
          <table:table-cell table:formula="of:=[.D78]-[.A78]" office:value-type="float" office:value="-15.9471875" calcext:value-type="float">
            <text:p>-15.9471875</text:p>
          </table:table-cell>
          <table:table-cell table:formula="of:=[.E78]-[.B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53" calcext:value-type="float">
            <text:p>67.53</text:p>
          </table:table-cell>
          <table:table-cell office:value-type="float" office:value="-17.9863" calcext:value-type="float">
            <text:p>-17.9863</text:p>
          </table:table-cell>
          <table:table-cell/>
          <table:table-cell office:value-type="float" office:value="53.7890625" calcext:value-type="float">
            <text:p>53.7890625</text:p>
          </table:table-cell>
          <table:table-cell office:value-type="float" office:value="-15.64453125" calcext:value-type="float">
            <text:p>-15.64453125</text:p>
          </table:table-cell>
          <table:table-cell/>
          <table:table-cell office:value-type="float" office:value="1770" calcext:value-type="float">
            <text:p>1770</text:p>
          </table:table-cell>
          <table:table-cell office:value-type="float" office:value="3034" calcext:value-type="float">
            <text:p>3034</text:p>
          </table:table-cell>
          <table:table-cell/>
          <table:table-cell table:formula="of:=[.D79]-[.A79]" office:value-type="float" office:value="-13.7409375" calcext:value-type="float">
            <text:p>-13.7409375</text:p>
          </table:table-cell>
          <table:table-cell table:formula="of:=[.E79]-[.B79]" office:value-type="float" office:value="2.34176875" calcext:value-type="float">
            <text:p>2.34176875</text:p>
          </table:table-cell>
        </table:table-row>
        <table:table-row table:style-name="ro1">
          <table:table-cell office:value-type="float" office:value="54.66" calcext:value-type="float">
            <text:p>54.66</text:p>
          </table:table-cell>
          <table:table-cell office:value-type="float" office:value="-17.8722" calcext:value-type="float">
            <text:p>-17.8722</text:p>
          </table:table-cell>
          <table:table-cell/>
          <table:table-cell office:value-type="float" office:value="43.681640625" calcext:value-type="float">
            <text:p>43.681640625</text:p>
          </table:table-cell>
          <table:table-cell office:value-type="float" office:value="-15.380859375" calcext:value-type="float">
            <text:p>-15.380859375</text:p>
          </table:table-cell>
          <table:table-cell/>
          <table:table-cell office:value-type="float" office:value="1655" calcext:value-type="float">
            <text:p>1655</text:p>
          </table:table-cell>
          <table:table-cell office:value-type="float" office:value="3031" calcext:value-type="float">
            <text:p>3031</text:p>
          </table:table-cell>
          <table:table-cell/>
          <table:table-cell table:formula="of:=[.D80]-[.A80]" office:value-type="float" office:value="-10.978359375" calcext:value-type="float">
            <text:p>-10.978359375</text:p>
          </table:table-cell>
          <table:table-cell table:formula="of:=[.E80]-[.B80]" office:value-type="float" office:value="2.491340625" calcext:value-type="float">
            <text:p>2.491340625</text:p>
          </table:table-cell>
        </table:table-row>
        <table:table-row table:style-name="ro1">
          <table:table-cell office:value-type="float" office:value="42.19" calcext:value-type="float">
            <text:p>42.19</text:p>
          </table:table-cell>
          <table:table-cell office:value-type="float" office:value="-18.4003" calcext:value-type="float">
            <text:p>-18.4003</text:p>
          </table:table-cell>
          <table:table-cell/>
          <table:table-cell office:value-type="float" office:value="34.1015625" calcext:value-type="float">
            <text:p>34.1015625</text:p>
          </table:table-cell>
          <table:table-cell office:value-type="float" office:value="-15.99609375" calcext:value-type="float">
            <text:p>-15.99609375</text:p>
          </table:table-cell>
          <table:table-cell/>
          <table:table-cell office:value-type="float" office:value="1546" calcext:value-type="float">
            <text:p>1546</text:p>
          </table:table-cell>
          <table:table-cell office:value-type="float" office:value="3038" calcext:value-type="float">
            <text:p>3038</text:p>
          </table:table-cell>
          <table:table-cell/>
          <table:table-cell table:formula="of:=[.D81]-[.A81]" office:value-type="float" office:value="-8.0884375" calcext:value-type="float">
            <text:p>-8.0884375</text:p>
          </table:table-cell>
          <table:table-cell table:formula="of:=[.E81]-[.B81]" office:value-type="float" office:value="2.40420625" calcext:value-type="float">
            <text:p>2.404206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4.697265625" calcext:value-type="float">
            <text:p>24.697265625</text:p>
          </table:table-cell>
          <table:table-cell office:value-type="float" office:value="-17.40234375" calcext:value-type="float">
            <text:p>-17.40234375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054" calcext:value-type="float">
            <text:p>3054</text:p>
          </table:table-cell>
          <table:table-cell/>
          <table:table-cell table:formula="of:=[.D82]-[.A82]" office:value-type="float" office:value="-5.302734375" calcext:value-type="float">
            <text:p>-5.302734375</text:p>
          </table:table-cell>
          <table:table-cell table:formula="of:=[.E82]-[.B82]" office:value-type="float" office:value="2.59765625" calcext:value-type="float">
            <text:p>2.59765625</text:p>
          </table:table-cell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-18.7262" calcext:value-type="float">
            <text:p>-18.7262</text:p>
          </table:table-cell>
          <table:table-cell/>
          <table:table-cell office:value-type="float" office:value="16.34765625" calcext:value-type="float">
            <text:p>16.34765625</text:p>
          </table:table-cell>
          <table:table-cell office:value-type="float" office:value="-16.5234375" calcext:value-type="float">
            <text:p>-16.5234375</text:p>
          </table:table-cell>
          <table:table-cell/>
          <table:table-cell office:value-type="float" office:value="1344" calcext:value-type="float">
            <text:p>1344</text:p>
          </table:table-cell>
          <table:table-cell office:value-type="float" office:value="3044" calcext:value-type="float">
            <text:p>3044</text:p>
          </table:table-cell>
          <table:table-cell/>
          <table:table-cell table:formula="of:=[.D83]-[.A83]" office:value-type="float" office:value="-3.23234375" calcext:value-type="float">
            <text:p>-3.23234375</text:p>
          </table:table-cell>
          <table:table-cell table:formula="of:=[.E83]-[.B83]" office:value-type="float" office:value="2.2027625" calcext:value-type="float">
            <text:p>2.2027625</text:p>
          </table:table-cell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-17.9863" calcext:value-type="float">
            <text:p>-17.9863</text:p>
          </table:table-cell>
          <table:table-cell/>
          <table:table-cell office:value-type="float" office:value="5.888671875" calcext:value-type="float">
            <text:p>5.888671875</text:p>
          </table:table-cell>
          <table:table-cell office:value-type="float" office:value="-16.259765625" calcext:value-type="float">
            <text:p>-16.259765625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float" office:value="3041" calcext:value-type="float">
            <text:p>3041</text:p>
          </table:table-cell>
          <table:table-cell/>
          <table:table-cell table:formula="of:=[.D84]-[.A84]" office:value-type="float" office:value="-1.641328125" calcext:value-type="float">
            <text:p>-1.641328125</text:p>
          </table:table-cell>
          <table:table-cell table:formula="of:=[.E84]-[.B84]" office:value-type="float" office:value="1.726534375" calcext:value-type="float">
            <text:p>1.726534375</text:p>
          </table:table-cell>
        </table:table-row>
        <table:table-row table:style-name="ro1">
          <table:table-cell office:value-type="float" office:value="-5.34" calcext:value-type="float">
            <text:p>-5.34</text:p>
          </table:table-cell>
          <table:table-cell office:value-type="float" office:value="-17.8721" calcext:value-type="float">
            <text:p>-17.8721</text:p>
          </table:table-cell>
          <table:table-cell/>
          <table:table-cell office:value-type="float" office:value="-3.33984375" calcext:value-type="float">
            <text:p>-3.33984375</text:p>
          </table:table-cell>
          <table:table-cell office:value-type="float" office:value="-16.083984375" calcext:value-type="float">
            <text:p>-16.083984375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3039" calcext:value-type="float">
            <text:p>3039</text:p>
          </table:table-cell>
          <table:table-cell/>
          <table:table-cell table:formula="of:=[.D85]-[.A85]" office:value-type="float" office:value="2.00015625" calcext:value-type="float">
            <text:p>2.00015625</text:p>
          </table:table-cell>
          <table:table-cell table:formula="of:=[.E85]-[.B85]" office:value-type="float" office:value="1.788115625" calcext:value-type="float">
            <text:p>1.788115625</text:p>
          </table:table-cell>
        </table:table-row>
        <table:table-row table:style-name="ro1">
          <table:table-cell office:value-type="float" office:value="-17.81" calcext:value-type="float">
            <text:p>-17.81</text:p>
          </table:table-cell>
          <table:table-cell office:value-type="float" office:value="-18.4003" calcext:value-type="float">
            <text:p>-18.4003</text:p>
          </table:table-cell>
          <table:table-cell/>
          <table:table-cell office:value-type="float" office:value="-15.99609375" calcext:value-type="float">
            <text:p>-15.99609375</text:p>
          </table:table-cell>
          <table:table-cell office:value-type="float" office:value="-16.34765625" calcext:value-type="float">
            <text:p>-16.34765625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3042" calcext:value-type="float">
            <text:p>3042</text:p>
          </table:table-cell>
          <table:table-cell/>
          <table:table-cell table:formula="of:=[.D86]-[.A86]" office:value-type="float" office:value="1.81390625" calcext:value-type="float">
            <text:p>1.81390625</text:p>
          </table:table-cell>
          <table:table-cell table:formula="of:=[.E86]-[.B86]" office:value-type="float" office:value="2.05264375" calcext:value-type="float">
            <text:p>2.0526437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-29.970703125" calcext:value-type="float">
            <text:p>-29.970703125</text:p>
          </table:table-cell>
          <table:table-cell office:value-type="float" office:value="-17.75390625" calcext:value-type="float">
            <text:p>-17.75390625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3058" calcext:value-type="float">
            <text:p>3058</text:p>
          </table:table-cell>
          <table:table-cell/>
          <table:table-cell table:formula="of:=[.D87]-[.A87]" office:value-type="float" office:value="0.029296875" calcext:value-type="float">
            <text:p>0.029296875</text:p>
          </table:table-cell>
          <table:table-cell table:formula="of:=[.E87]-[.B87]" office:value-type="float" office:value="2.24609375" calcext:value-type="float">
            <text:p>2.24609375</text:p>
          </table:table-cell>
        </table:table-row>
        <table:table-row table:style-name="ro1">
          <table:table-cell office:value-type="float" office:value="-40.42" calcext:value-type="float">
            <text:p>-40.42</text:p>
          </table:table-cell>
          <table:table-cell office:value-type="float" office:value="-18.7262" calcext:value-type="float">
            <text:p>-18.7262</text:p>
          </table:table-cell>
          <table:table-cell/>
          <table:table-cell office:value-type="float" office:value="-42.71484375" calcext:value-type="float">
            <text:p>-42.71484375</text:p>
          </table:table-cell>
          <table:table-cell office:value-type="float" office:value="-16.5234375" calcext:value-type="float">
            <text:p>-16.5234375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3044" calcext:value-type="float">
            <text:p>3044</text:p>
          </table:table-cell>
          <table:table-cell/>
          <table:table-cell table:formula="of:=[.D88]-[.A88]" office:value-type="float" office:value="-2.29484375" calcext:value-type="float">
            <text:p>-2.29484375</text:p>
          </table:table-cell>
          <table:table-cell table:formula="of:=[.E88]-[.B88]" office:value-type="float" office:value="2.2027625" calcext:value-type="float">
            <text:p>2.2027625</text:p>
          </table:table-cell>
        </table:table-row>
        <table:table-row table:style-name="ro1">
          <table:table-cell office:value-type="float" office:value="-52.47" calcext:value-type="float">
            <text:p>-52.47</text:p>
          </table:table-cell>
          <table:table-cell office:value-type="float" office:value="-17.9863" calcext:value-type="float">
            <text:p>-17.9863</text:p>
          </table:table-cell>
          <table:table-cell/>
          <table:table-cell office:value-type="float" office:value="-57.65625" calcext:value-type="float">
            <text:p>-57.65625</text:p>
          </table:table-cell>
          <table:table-cell office:value-type="float" office:value="-15.8203125" calcext:value-type="float">
            <text:p>-15.8203125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3036" calcext:value-type="float">
            <text:p>3036</text:p>
          </table:table-cell>
          <table:table-cell/>
          <table:table-cell table:formula="of:=[.D89]-[.A89]" office:value-type="float" office:value="-5.18625" calcext:value-type="float">
            <text:p>-5.18625</text:p>
          </table:table-cell>
          <table:table-cell table:formula="of:=[.E89]-[.B89]" office:value-type="float" office:value="2.1659875" calcext:value-type="float">
            <text:p>2.1659875</text:p>
          </table:table-cell>
        </table:table-row>
        <table:table-row table:style-name="ro1">
          <table:table-cell office:value-type="float" office:value="-65.34" calcext:value-type="float">
            <text:p>-65.34</text:p>
          </table:table-cell>
          <table:table-cell office:value-type="float" office:value="-17.8722" calcext:value-type="float">
            <text:p>-17.8722</text:p>
          </table:table-cell>
          <table:table-cell/>
          <table:table-cell office:value-type="float" office:value="-73.4765625" calcext:value-type="float">
            <text:p>-73.4765625</text:p>
          </table:table-cell>
          <table:table-cell office:value-type="float" office:value="-15.732421875" calcext:value-type="float">
            <text:p>-15.732421875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035" calcext:value-type="float">
            <text:p>3035</text:p>
          </table:table-cell>
          <table:table-cell/>
          <table:table-cell table:formula="of:=[.D90]-[.A90]" office:value-type="float" office:value="-8.1365625" calcext:value-type="float">
            <text:p>-8.1365625</text:p>
          </table:table-cell>
          <table:table-cell table:formula="of:=[.E90]-[.B90]" office:value-type="float" office:value="2.139778125" calcext:value-type="float">
            <text:p>2.139778125</text:p>
          </table:table-cell>
        </table:table-row>
        <table:table-row table:style-name="ro1">
          <table:table-cell office:value-type="float" office:value="-77.81" calcext:value-type="float">
            <text:p>-77.81</text:p>
          </table:table-cell>
          <table:table-cell office:value-type="float" office:value="-18.4004" calcext:value-type="float">
            <text:p>-18.4004</text:p>
          </table:table-cell>
          <table:table-cell/>
          <table:table-cell office:value-type="float" office:value="-88.330078125" calcext:value-type="float">
            <text:p>-88.330078125</text:p>
          </table:table-cell>
          <table:table-cell office:value-type="float" office:value="-16.171875" calcext:value-type="float">
            <text:p>-16.17187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3040" calcext:value-type="float">
            <text:p>3040</text:p>
          </table:table-cell>
          <table:table-cell/>
          <table:table-cell table:formula="of:=[.D91]-[.A91]" office:value-type="float" office:value="-10.520078125" calcext:value-type="float">
            <text:p>-10.520078125</text:p>
          </table:table-cell>
          <table:table-cell table:formula="of:=[.E91]-[.B91]" office:value-type="float" office:value="2.228525" calcext:value-type="float">
            <text:p>2.2285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2.7734375" calcext:value-type="float">
            <text:p>72.773437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5601" calcext:value-type="float">
            <text:p>5601</text:p>
          </table:table-cell>
          <table:table-cell/>
          <table:table-cell table:formula="of:=[.D92]-[.A92]" office:value-type="float" office:value="-17.2265625" calcext:value-type="float">
            <text:p>-17.2265625</text:p>
          </table:table-cell>
          <table:table-cell table:formula="of:=[.E92]-[.B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45" calcext:value-type="float">
            <text:p>81.45</text:p>
          </table:table-cell>
          <table:table-cell office:value-type="float" office:value="16.6856" calcext:value-type="float">
            <text:p>16.6856</text:p>
          </table:table-cell>
          <table:table-cell/>
          <table:table-cell office:value-type="float" office:value="65.126953125" calcext:value-type="float">
            <text:p>65.126953125</text:p>
          </table:table-cell>
          <table:table-cell office:value-type="float" office:value="17.578125" calcext:value-type="float">
            <text:p>17.578125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float" office:value="2656" calcext:value-type="float">
            <text:p>2656</text:p>
          </table:table-cell>
          <table:table-cell/>
          <table:table-cell table:formula="of:=[.D93]-[.A93]" office:value-type="float" office:value="-16.323046875" calcext:value-type="float">
            <text:p>-16.323046875</text:p>
          </table:table-cell>
          <table:table-cell table:formula="of:=[.E93]-[.B93]" office:value-type="float" office:value="0.892524999999999" calcext:value-type="float">
            <text:p>0.892524999999999</text:p>
          </table:table-cell>
        </table:table-row>
        <table:table-row table:style-name="ro1">
          <table:table-cell office:value-type="float" office:value="71.69" calcext:value-type="float">
            <text:p>71.69</text:p>
          </table:table-cell>
          <table:table-cell office:value-type="float" office:value="15.8001" calcext:value-type="float">
            <text:p>15.8001</text:p>
          </table:table-cell>
          <table:table-cell/>
          <table:table-cell office:value-type="float" office:value="56.953125" calcext:value-type="float">
            <text:p>56.953125</text:p>
          </table:table-cell>
          <table:table-cell office:value-type="float" office:value="16.787109375" calcext:value-type="float">
            <text:p>16.787109375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float" office:value="2665" calcext:value-type="float">
            <text:p>2665</text:p>
          </table:table-cell>
          <table:table-cell/>
          <table:table-cell table:formula="of:=[.D94]-[.A94]" office:value-type="float" office:value="-14.736875" calcext:value-type="float">
            <text:p>-14.736875</text:p>
          </table:table-cell>
          <table:table-cell table:formula="of:=[.E94]-[.B94]" office:value-type="float" office:value="0.987009375" calcext:value-type="float">
            <text:p>0.987009375</text:p>
          </table:table-cell>
        </table:table-row>
        <table:table-row table:style-name="ro1">
          <table:table-cell office:value-type="float" office:value="61.12" calcext:value-type="float">
            <text:p>61.12</text:p>
          </table:table-cell>
          <table:table-cell office:value-type="float" office:value="15.4174" calcext:value-type="float">
            <text:p>15.4174</text:p>
          </table:table-cell>
          <table:table-cell/>
          <table:table-cell office:value-type="float" office:value="48.69140625" calcext:value-type="float">
            <text:p>48.69140625</text:p>
          </table:table-cell>
          <table:table-cell office:value-type="float" office:value="16.34765625" calcext:value-type="float">
            <text:p>16.34765625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[.D95]-[.A95]" office:value-type="float" office:value="-12.42859375" calcext:value-type="float">
            <text:p>-12.42859375</text:p>
          </table:table-cell>
          <table:table-cell table:formula="of:=[.E95]-[.B95]" office:value-type="float" office:value="0.930256249999999" calcext:value-type="float">
            <text:p>0.930256249999999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5.5746" calcext:value-type="float">
            <text:p>15.5746</text:p>
          </table:table-cell>
          <table:table-cell/>
          <table:table-cell office:value-type="float" office:value="40.341796875" calcext:value-type="float">
            <text:p>40.341796875</text:p>
          </table:table-cell>
          <table:table-cell office:value-type="float" office:value="16.5234375" calcext:value-type="float">
            <text:p>16.5234375</text:p>
          </table:table-cell>
          <table:table-cell/>
          <table:table-cell office:value-type="float" office:value="1617" calcext:value-type="float">
            <text:p>1617</text:p>
          </table:table-cell>
          <table:table-cell office:value-type="float" office:value="2668" calcext:value-type="float">
            <text:p>2668</text:p>
          </table:table-cell>
          <table:table-cell/>
          <table:table-cell table:formula="of:=[.D96]-[.A96]" office:value-type="float" office:value="-10.058203125" calcext:value-type="float">
            <text:p>-10.058203125</text:p>
          </table:table-cell>
          <table:table-cell table:formula="of:=[.E96]-[.B96]" office:value-type="float" office:value="0.9488375" calcext:value-type="float">
            <text:p>0.9488375</text:p>
          </table:table-cell>
        </table:table-row>
        <table:table-row table:style-name="ro1">
          <table:table-cell office:value-type="float" office:value="40.23" calcext:value-type="float">
            <text:p>40.23</text:p>
          </table:table-cell>
          <table:table-cell office:value-type="float" office:value="16.2562" calcext:value-type="float">
            <text:p>16.2562</text:p>
          </table:table-cell>
          <table:table-cell/>
          <table:table-cell office:value-type="float" office:value="32.607421875" calcext:value-type="float">
            <text:p>32.607421875</text:p>
          </table:table-cell>
          <table:table-cell office:value-type="float" office:value="16.962890625" calcext:value-type="float">
            <text:p>16.962890625</text:p>
          </table:table-cell>
          <table:table-cell/>
          <table:table-cell office:value-type="float" office:value="1529" calcext:value-type="float">
            <text:p>1529</text:p>
          </table:table-cell>
          <table:table-cell office:value-type="float" office:value="2663" calcext:value-type="float">
            <text:p>2663</text:p>
          </table:table-cell>
          <table:table-cell/>
          <table:table-cell table:formula="of:=[.D97]-[.A97]" office:value-type="float" office:value="-7.622578125" calcext:value-type="float">
            <text:p>-7.622578125</text:p>
          </table:table-cell>
          <table:table-cell table:formula="of:=[.E97]-[.B97]" office:value-type="float" office:value="0.706690625" calcext:value-type="float">
            <text:p>0.7066906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.697265625" calcext:value-type="float">
            <text:p>24.697265625</text:p>
          </table:table-cell>
          <table:table-cell office:value-type="float" office:value="18.720703125" calcext:value-type="float">
            <text:p>18.720703125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2643" calcext:value-type="float">
            <text:p>2643</text:p>
          </table:table-cell>
          <table:table-cell/>
          <table:table-cell table:formula="of:=[.D98]-[.A98]" office:value-type="float" office:value="-5.302734375" calcext:value-type="float">
            <text:p>-5.302734375</text:p>
          </table:table-cell>
          <table:table-cell table:formula="of:=[.E98]-[.B98]" office:value-type="float" office:value="0.720703125" calcext:value-type="float">
            <text:p>0.720703125</text:p>
          </table:table-cell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16.6856" calcext:value-type="float">
            <text:p>16.6856</text:p>
          </table:table-cell>
          <table:table-cell/>
          <table:table-cell office:value-type="float" office:value="17.9296875" calcext:value-type="float">
            <text:p>17.9296875</text:p>
          </table:table-cell>
          <table:table-cell office:value-type="float" office:value="17.666015625" calcext:value-type="float">
            <text:p>17.666015625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655" calcext:value-type="float">
            <text:p>2655</text:p>
          </table:table-cell>
          <table:table-cell/>
          <table:table-cell table:formula="of:=[.D99]-[.A99]" office:value-type="float" office:value="-3.5203125" calcext:value-type="float">
            <text:p>-3.5203125</text:p>
          </table:table-cell>
          <table:table-cell table:formula="of:=[.E99]-[.B99]" office:value-type="float" office:value="0.980415624999999" calcext:value-type="float">
            <text:p>0.980415624999999</text:p>
          </table:table-cell>
        </table:table-row>
        <table:table-row table:style-name="ro1">
          <table:table-cell office:value-type="float" office:value="11.69" calcext:value-type="float">
            <text:p>11.69</text:p>
          </table:table-cell>
          <table:table-cell office:value-type="float" office:value="15.8" calcext:value-type="float">
            <text:p>15.8</text:p>
          </table:table-cell>
          <table:table-cell/>
          <table:table-cell office:value-type="float" office:value="10.458984375" calcext:value-type="float">
            <text:p>10.458984375</text:p>
          </table:table-cell>
          <table:table-cell office:value-type="float" office:value="16.962890625" calcext:value-type="float">
            <text:p>16.962890625</text:p>
          </table:table-cell>
          <table:table-cell/>
          <table:table-cell office:value-type="float" office:value="1277" calcext:value-type="float">
            <text:p>1277</text:p>
          </table:table-cell>
          <table:table-cell office:value-type="float" office:value="2663" calcext:value-type="float">
            <text:p>2663</text:p>
          </table:table-cell>
          <table:table-cell/>
          <table:table-cell table:formula="of:=[.D100]-[.A100]" office:value-type="float" office:value="-1.231015625" calcext:value-type="float">
            <text:p>-1.231015625</text:p>
          </table:table-cell>
          <table:table-cell table:formula="of:=[.E100]-[.B100]" office:value-type="float" office:value="1.162890625" calcext:value-type="float">
            <text:p>1.162890625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5.4173" calcext:value-type="float">
            <text:p>15.4173</text:p>
          </table:table-cell>
          <table:table-cell/>
          <table:table-cell office:value-type="float" office:value="0.17578125" calcext:value-type="float">
            <text:p>0.17578125</text:p>
          </table:table-cell>
          <table:table-cell office:value-type="float" office:value="16.611328125" calcext:value-type="float">
            <text:p>16.611328125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2667" calcext:value-type="float">
            <text:p>2667</text:p>
          </table:table-cell>
          <table:table-cell/>
          <table:table-cell table:formula="of:=[.D101]-[.A101]" office:value-type="float" office:value="-0.94421875" calcext:value-type="float">
            <text:p>-0.94421875</text:p>
          </table:table-cell>
          <table:table-cell table:formula="of:=[.E101]-[.B101]" office:value-type="float" office:value="1.194028125" calcext:value-type="float">
            <text:p>1.194028125</text:p>
          </table:table-cell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15.5746" calcext:value-type="float">
            <text:p>15.5746</text:p>
          </table:table-cell>
          <table:table-cell/>
          <table:table-cell office:value-type="float" office:value="-7.20703125" calcext:value-type="float">
            <text:p>-7.20703125</text:p>
          </table:table-cell>
          <table:table-cell office:value-type="float" office:value="16.69921875" calcext:value-type="float">
            <text:p>16.69921875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2666" calcext:value-type="float">
            <text:p>2666</text:p>
          </table:table-cell>
          <table:table-cell/>
          <table:table-cell table:formula="of:=[.D102]-[.A102]" office:value-type="float" office:value="2.39296875" calcext:value-type="float">
            <text:p>2.39296875</text:p>
          </table:table-cell>
          <table:table-cell table:formula="of:=[.E102]-[.B102]" office:value-type="float" office:value="1.12461875" calcext:value-type="float">
            <text:p>1.12461875</text:p>
          </table:table-cell>
        </table:table-row>
        <table:table-row table:style-name="ro1">
          <table:table-cell office:value-type="float" office:value="-19.77" calcext:value-type="float">
            <text:p>-19.77</text:p>
          </table:table-cell>
          <table:table-cell office:value-type="float" office:value="16.2562" calcext:value-type="float">
            <text:p>16.2562</text:p>
          </table:table-cell>
          <table:table-cell/>
          <table:table-cell office:value-type="float" office:value="-17.9296875" calcext:value-type="float">
            <text:p>-17.9296875</text:p>
          </table:table-cell>
          <table:table-cell office:value-type="float" office:value="17.40234375" calcext:value-type="float">
            <text:p>17.40234375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2658" calcext:value-type="float">
            <text:p>2658</text:p>
          </table:table-cell>
          <table:table-cell/>
          <table:table-cell table:formula="of:=[.D103]-[.A103]" office:value-type="float" office:value="1.8403125" calcext:value-type="float">
            <text:p>1.8403125</text:p>
          </table:table-cell>
          <table:table-cell table:formula="of:=[.E103]-[.B103]" office:value-type="float" office:value="1.14614375" calcext:value-type="float">
            <text:p>1.1461437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29.794921875" calcext:value-type="float">
            <text:p>-29.794921875</text:p>
          </table:table-cell>
          <table:table-cell office:value-type="float" office:value="19.423828125" calcext:value-type="float">
            <text:p>19.4238281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2635" calcext:value-type="float">
            <text:p>2635</text:p>
          </table:table-cell>
          <table:table-cell/>
          <table:table-cell table:formula="of:=[.D104]-[.A104]" office:value-type="float" office:value="0.205078125" calcext:value-type="float">
            <text:p>0.205078125</text:p>
          </table:table-cell>
          <table:table-cell table:formula="of:=[.E104]-[.B104]" office:value-type="float" office:value="1.423828125" calcext:value-type="float">
            <text:p>1.423828125</text:p>
          </table:table-cell>
        </table:table-row>
        <table:table-row table:style-name="ro1">
          <table:table-cell office:value-type="float" office:value="-38.55" calcext:value-type="float">
            <text:p>-38.55</text:p>
          </table:table-cell>
          <table:table-cell office:value-type="float" office:value="16.6856" calcext:value-type="float">
            <text:p>16.6856</text:p>
          </table:table-cell>
          <table:table-cell/>
          <table:table-cell office:value-type="float" office:value="-40.166015625" calcext:value-type="float">
            <text:p>-40.166015625</text:p>
          </table:table-cell>
          <table:table-cell office:value-type="float" office:value="18.193359375" calcext:value-type="float">
            <text:p>18.193359375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2649" calcext:value-type="float">
            <text:p>2649</text:p>
          </table:table-cell>
          <table:table-cell/>
          <table:table-cell table:formula="of:=[.D105]-[.A105]" office:value-type="float" office:value="-1.616015625" calcext:value-type="float">
            <text:p>-1.616015625</text:p>
          </table:table-cell>
          <table:table-cell table:formula="of:=[.E105]-[.B105]" office:value-type="float" office:value="1.507759375" calcext:value-type="float">
            <text:p>1.507759375</text:p>
          </table:table-cell>
        </table:table-row>
        <table:table-row table:style-name="ro1">
          <table:table-cell office:value-type="float" office:value="-48.31" calcext:value-type="float">
            <text:p>-48.31</text:p>
          </table:table-cell>
          <table:table-cell office:value-type="float" office:value="15.8" calcext:value-type="float">
            <text:p>15.8</text:p>
          </table:table-cell>
          <table:table-cell/>
          <table:table-cell office:value-type="float" office:value="-52.3828125" calcext:value-type="float">
            <text:p>-52.3828125</text:p>
          </table:table-cell>
          <table:table-cell office:value-type="float" office:value="17.490234375" calcext:value-type="float">
            <text:p>17.490234375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2657" calcext:value-type="float">
            <text:p>2657</text:p>
          </table:table-cell>
          <table:table-cell/>
          <table:table-cell table:formula="of:=[.D106]-[.A106]" office:value-type="float" office:value="-4.0728125" calcext:value-type="float">
            <text:p>-4.0728125</text:p>
          </table:table-cell>
          <table:table-cell table:formula="of:=[.E106]-[.B106]" office:value-type="float" office:value="1.690234375" calcext:value-type="float">
            <text:p>1.690234375</text:p>
          </table:table-cell>
        </table:table-row>
        <table:table-row table:style-name="ro1">
          <table:table-cell office:value-type="float" office:value="-58.88" calcext:value-type="float">
            <text:p>-58.88</text:p>
          </table:table-cell>
          <table:table-cell office:value-type="float" office:value="15.4174" calcext:value-type="float">
            <text:p>15.4174</text:p>
          </table:table-cell>
          <table:table-cell/>
          <table:table-cell office:value-type="float" office:value="-65.478515625" calcext:value-type="float">
            <text:p>-65.478515625</text:p>
          </table:table-cell>
          <table:table-cell office:value-type="float" office:value="17.05078125" calcext:value-type="float">
            <text:p>17.05078125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2662" calcext:value-type="float">
            <text:p>2662</text:p>
          </table:table-cell>
          <table:table-cell/>
          <table:table-cell table:formula="of:=[.D107]-[.A107]" office:value-type="float" office:value="-6.598515625" calcext:value-type="float">
            <text:p>-6.598515625</text:p>
          </table:table-cell>
          <table:table-cell table:formula="of:=[.E107]-[.B107]" office:value-type="float" office:value="1.63338125" calcext:value-type="float">
            <text:p>1.63338125</text:p>
          </table:table-cell>
        </table:table-row>
        <table:table-row table:style-name="ro1">
          <table:table-cell office:value-type="float" office:value="-69.6" calcext:value-type="float">
            <text:p>-69.6</text:p>
          </table:table-cell>
          <table:table-cell office:value-type="float" office:value="15.5747" calcext:value-type="float">
            <text:p>15.5747</text:p>
          </table:table-cell>
          <table:table-cell/>
          <table:table-cell office:value-type="float" office:value="-78.662109375" calcext:value-type="float">
            <text:p>-78.662109375</text:p>
          </table:table-cell>
          <table:table-cell office:value-type="float" office:value="17.2265625" calcext:value-type="float">
            <text:p>17.2265625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2660" calcext:value-type="float">
            <text:p>2660</text:p>
          </table:table-cell>
          <table:table-cell/>
          <table:table-cell table:formula="of:=[.D108]-[.A108]" office:value-type="float" office:value="-9.06210937500001" calcext:value-type="float">
            <text:p>-9.06210937500001</text:p>
          </table:table-cell>
          <table:table-cell table:formula="of:=[.E108]-[.B108]" office:value-type="float" office:value="1.6518625" calcext:value-type="float">
            <text:p>1.6518625</text:p>
          </table:table-cell>
        </table:table-row>
        <table:table-row table:style-name="ro1">
          <table:table-cell office:value-type="float" office:value="-79.77" calcext:value-type="float">
            <text:p>-79.77</text:p>
          </table:table-cell>
          <table:table-cell office:value-type="float" office:value="16.2562" calcext:value-type="float">
            <text:p>16.2562</text:p>
          </table:table-cell>
          <table:table-cell/>
          <table:table-cell office:value-type="float" office:value="-90.615234375" calcext:value-type="float">
            <text:p>-90.615234375</text:p>
          </table:table-cell>
          <table:table-cell office:value-type="float" office:value="17.9296875" calcext:value-type="float">
            <text:p>17.929687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652" calcext:value-type="float">
            <text:p>2652</text:p>
          </table:table-cell>
          <table:table-cell/>
          <table:table-cell table:formula="of:=[.D109]-[.A109]" office:value-type="float" office:value="-10.845234375" calcext:value-type="float">
            <text:p>-10.845234375</text:p>
          </table:table-cell>
          <table:table-cell table:formula="of:=[.E109]-[.B109]" office:value-type="float" office:value="1.6734875" calcext:value-type="float">
            <text:p>1.673487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101.513671875" calcext:value-type="float">
            <text:p>-101.513671875</text:p>
          </table:table-cell>
          <table:table-cell office:value-type="float" office:value="19.6875" calcext:value-type="float">
            <text:p>19.68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32" calcext:value-type="float">
            <text:p>2632</text:p>
          </table:table-cell>
          <table:table-cell/>
          <table:table-cell table:formula="of:=[.D110]-[.A110]" office:value-type="float" office:value="-11.513671875" calcext:value-type="float">
            <text:p>-11.513671875</text:p>
          </table:table-cell>
          <table:table-cell table:formula="of:=[.E110]-[.B110]" office:value-type="float" office:value="1.6875" calcext:value-type="float">
            <text:p>1.6875</text:p>
          </table:table-cell>
        </table:table-row>
        <table:table-row table:style-name="ro1">
          <table:table-cell office:value-type="float" office:value="81.45" calcext:value-type="float">
            <text:p>81.45</text:p>
          </table:table-cell>
          <table:table-cell office:value-type="float" office:value="-21.6856" calcext:value-type="float">
            <text:p>-21.6856</text:p>
          </table:table-cell>
          <table:table-cell/>
          <table:table-cell office:value-type="float" office:value="65.0390625" calcext:value-type="float">
            <text:p>65.0390625</text:p>
          </table:table-cell>
          <table:table-cell office:value-type="float" office:value="-21.6856" calcext:value-type="float">
            <text:p>-21.6856</text:p>
          </table:table-cell>
          <table:table-cell/>
          <table:table-cell office:value-type="float" office:value="1898" calcext:value-type="float">
            <text:p>1898</text:p>
          </table:table-cell>
          <table:table-cell office:value-type="float" office:value="5601" calcext:value-type="float">
            <text:p>5601</text:p>
          </table:table-cell>
          <table:table-cell/>
          <table:table-cell table:formula="of:=[.D111]-[.A111]" office:value-type="float" office:value="-16.4109375" calcext:value-type="float">
            <text:p>-16.4109375</text:p>
          </table:table-cell>
          <table:table-cell table:formula="of:=[.E111]-[.B1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69" calcext:value-type="float">
            <text:p>71.69</text:p>
          </table:table-cell>
          <table:table-cell office:value-type="float" office:value="-20.8001" calcext:value-type="float">
            <text:p>-20.8001</text:p>
          </table:table-cell>
          <table:table-cell/>
          <table:table-cell office:value-type="float" office:value="56.77734375" calcext:value-type="float">
            <text:p>56.77734375</text:p>
          </table:table-cell>
          <table:table-cell office:value-type="float" office:value="-17.314453125" calcext:value-type="float">
            <text:p>-17.314453125</text:p>
          </table:table-cell>
          <table:table-cell/>
          <table:table-cell office:value-type="float" office:value="1804" calcext:value-type="float">
            <text:p>1804</text:p>
          </table:table-cell>
          <table:table-cell office:value-type="float" office:value="3053" calcext:value-type="float">
            <text:p>3053</text:p>
          </table:table-cell>
          <table:table-cell/>
          <table:table-cell table:formula="of:=[.D112]-[.A112]" office:value-type="float" office:value="-14.91265625" calcext:value-type="float">
            <text:p>-14.91265625</text:p>
          </table:table-cell>
          <table:table-cell table:formula="of:=[.E112]-[.B112]" office:value-type="float" office:value="3.485646875" calcext:value-type="float">
            <text:p>3.485646875</text:p>
          </table:table-cell>
        </table:table-row>
        <table:table-row table:style-name="ro1">
          <table:table-cell office:value-type="float" office:value="61.12" calcext:value-type="float">
            <text:p>61.12</text:p>
          </table:table-cell>
          <table:table-cell office:value-type="float" office:value="-20.4174" calcext:value-type="float">
            <text:p>-20.4174</text:p>
          </table:table-cell>
          <table:table-cell/>
          <table:table-cell office:value-type="float" office:value="48.515625" calcext:value-type="float">
            <text:p>48.515625</text:p>
          </table:table-cell>
          <table:table-cell office:value-type="float" office:value="-16.875" calcext:value-type="float">
            <text:p>-16.875</text:p>
          </table:table-cell>
          <table:table-cell/>
          <table:table-cell office:value-type="float" office:value="1710" calcext:value-type="float">
            <text:p>1710</text:p>
          </table:table-cell>
          <table:table-cell office:value-type="float" office:value="3048" calcext:value-type="float">
            <text:p>3048</text:p>
          </table:table-cell>
          <table:table-cell/>
          <table:table-cell table:formula="of:=[.D113]-[.A113]" office:value-type="float" office:value="-12.604375" calcext:value-type="float">
            <text:p>-12.604375</text:p>
          </table:table-cell>
          <table:table-cell table:formula="of:=[.E113]-[.B113]" office:value-type="float" office:value="3.5424" calcext:value-type="float">
            <text:p>3.5424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20.5746" calcext:value-type="float">
            <text:p>-20.5746</text:p>
          </table:table-cell>
          <table:table-cell/>
          <table:table-cell office:value-type="float" office:value="40.25390625" calcext:value-type="float">
            <text:p>40.25390625</text:p>
          </table:table-cell>
          <table:table-cell office:value-type="float" office:value="-17.138671875" calcext:value-type="float">
            <text:p>-17.138671875</text:p>
          </table:table-cell>
          <table:table-cell/>
          <table:table-cell office:value-type="float" office:value="1616" calcext:value-type="float">
            <text:p>1616</text:p>
          </table:table-cell>
          <table:table-cell office:value-type="float" office:value="3051" calcext:value-type="float">
            <text:p>3051</text:p>
          </table:table-cell>
          <table:table-cell/>
          <table:table-cell table:formula="of:=[.D114]-[.A114]" office:value-type="float" office:value="-10.14609375" calcext:value-type="float">
            <text:p>-10.14609375</text:p>
          </table:table-cell>
          <table:table-cell table:formula="of:=[.E114]-[.B114]" office:value-type="float" office:value="3.435928125" calcext:value-type="float">
            <text:p>3.435928125</text:p>
          </table:table-cell>
        </table:table-row>
        <table:table-row table:style-name="ro1">
          <table:table-cell office:value-type="float" office:value="40.23" calcext:value-type="float">
            <text:p>40.23</text:p>
          </table:table-cell>
          <table:table-cell office:value-type="float" office:value="-21.2562" calcext:value-type="float">
            <text:p>-21.2562</text:p>
          </table:table-cell>
          <table:table-cell/>
          <table:table-cell office:value-type="float" office:value="32.51953125" calcext:value-type="float">
            <text:p>32.51953125</text:p>
          </table:table-cell>
          <table:table-cell office:value-type="float" office:value="-17.75390625" calcext:value-type="float">
            <text:p>-17.75390625</text:p>
          </table:table-cell>
          <table:table-cell/>
          <table:table-cell office:value-type="float" office:value="1528" calcext:value-type="float">
            <text:p>1528</text:p>
          </table:table-cell>
          <table:table-cell office:value-type="float" office:value="3058" calcext:value-type="float">
            <text:p>3058</text:p>
          </table:table-cell>
          <table:table-cell/>
          <table:table-cell table:formula="of:=[.D115]-[.A115]" office:value-type="float" office:value="-7.71046875" calcext:value-type="float">
            <text:p>-7.71046875</text:p>
          </table:table-cell>
          <table:table-cell table:formula="of:=[.E115]-[.B115]" office:value-type="float" office:value="3.50229375" calcext:value-type="float">
            <text:p>3.502293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24.609375" calcext:value-type="float">
            <text:p>24.609375</text:p>
          </table:table-cell>
          <table:table-cell office:value-type="float" office:value="-19.248046875" calcext:value-type="float">
            <text:p>-19.248046875</text:p>
          </table:table-cell>
          <table:table-cell/>
          <table:table-cell office:value-type="float" office:value="1438" calcext:value-type="float">
            <text:p>1438</text:p>
          </table:table-cell>
          <table:table-cell office:value-type="float" office:value="3075" calcext:value-type="float">
            <text:p>3075</text:p>
          </table:table-cell>
          <table:table-cell/>
          <table:table-cell table:formula="of:=[.D116]-[.A116]" office:value-type="float" office:value="-5.390625" calcext:value-type="float">
            <text:p>-5.390625</text:p>
          </table:table-cell>
          <table:table-cell table:formula="of:=[.E116]-[.B116]" office:value-type="float" office:value="3.751953125" calcext:value-type="float">
            <text:p>3.751953125</text:p>
          </table:table-cell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-21.6856" calcext:value-type="float">
            <text:p>-21.6856</text:p>
          </table:table-cell>
          <table:table-cell/>
          <table:table-cell office:value-type="float" office:value="17.841796875" calcext:value-type="float">
            <text:p>17.841796875</text:p>
          </table:table-cell>
          <table:table-cell office:value-type="float" office:value="-18.10546875" calcext:value-type="float">
            <text:p>-18.10546875</text:p>
          </table:table-cell>
          <table:table-cell/>
          <table:table-cell office:value-type="float" office:value="1361" calcext:value-type="float">
            <text:p>1361</text:p>
          </table:table-cell>
          <table:table-cell office:value-type="float" office:value="3062" calcext:value-type="float">
            <text:p>3062</text:p>
          </table:table-cell>
          <table:table-cell/>
          <table:table-cell table:formula="of:=[.D117]-[.A117]" office:value-type="float" office:value="-3.608203125" calcext:value-type="float">
            <text:p>-3.608203125</text:p>
          </table:table-cell>
          <table:table-cell table:formula="of:=[.E117]-[.B117]" office:value-type="float" office:value="3.58013125" calcext:value-type="float">
            <text:p>3.58013125</text:p>
          </table:table-cell>
        </table:table-row>
        <table:table-row table:style-name="ro1">
          <table:table-cell office:value-type="float" office:value="11.69" calcext:value-type="float">
            <text:p>11.69</text:p>
          </table:table-cell>
          <table:table-cell office:value-type="float" office:value="-20.8" calcext:value-type="float">
            <text:p>-20.8</text:p>
          </table:table-cell>
          <table:table-cell/>
          <table:table-cell office:value-type="float" office:value="10.634765625" calcext:value-type="float">
            <text:p>10.634765625</text:p>
          </table:table-cell>
          <table:table-cell office:value-type="float" office:value="-17.490234375" calcext:value-type="float">
            <text:p>-17.490234375</text:p>
          </table:table-cell>
          <table:table-cell/>
          <table:table-cell office:value-type="float" office:value="1279" calcext:value-type="float">
            <text:p>1279</text:p>
          </table:table-cell>
          <table:table-cell office:value-type="float" office:value="3055" calcext:value-type="float">
            <text:p>3055</text:p>
          </table:table-cell>
          <table:table-cell/>
          <table:table-cell table:formula="of:=[.D118]-[.A118]" office:value-type="float" office:value="-1.055234375" calcext:value-type="float">
            <text:p>-1.055234375</text:p>
          </table:table-cell>
          <table:table-cell table:formula="of:=[.E118]-[.B118]" office:value-type="float" office:value="3.309765625" calcext:value-type="float">
            <text:p>3.309765625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-20.4173" calcext:value-type="float">
            <text:p>-20.4173</text:p>
          </table:table-cell>
          <table:table-cell/>
          <table:table-cell office:value-type="float" office:value="2.548828125" calcext:value-type="float">
            <text:p>2.548828125</text:p>
          </table:table-cell>
          <table:table-cell office:value-type="float" office:value="-17.05078125" calcext:value-type="float">
            <text:p>-17.05078125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float" office:value="3050" calcext:value-type="float">
            <text:p>3050</text:p>
          </table:table-cell>
          <table:table-cell/>
          <table:table-cell table:formula="of:=[.D119]-[.A119]" office:value-type="float" office:value="1.428828125" calcext:value-type="float">
            <text:p>1.428828125</text:p>
          </table:table-cell>
          <table:table-cell table:formula="of:=[.E119]-[.B119]" office:value-type="float" office:value="3.36651875" calcext:value-type="float">
            <text:p>3.36651875</text:p>
          </table:table-cell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-20.5746" calcext:value-type="float">
            <text:p>-20.5746</text:p>
          </table:table-cell>
          <table:table-cell/>
          <table:table-cell office:value-type="float" office:value="-7.20703125" calcext:value-type="float">
            <text:p>-7.20703125</text:p>
          </table:table-cell>
          <table:table-cell office:value-type="float" office:value="-17.2265625" calcext:value-type="float">
            <text:p>-17.2265625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3052" calcext:value-type="float">
            <text:p>3052</text:p>
          </table:table-cell>
          <table:table-cell/>
          <table:table-cell table:formula="of:=[.D120]-[.A120]" office:value-type="float" office:value="2.39296875" calcext:value-type="float">
            <text:p>2.39296875</text:p>
          </table:table-cell>
          <table:table-cell table:formula="of:=[.E120]-[.B120]" office:value-type="float" office:value="3.3480375" calcext:value-type="float">
            <text:p>3.3480375</text:p>
          </table:table-cell>
        </table:table-row>
        <table:table-row table:style-name="ro1">
          <table:table-cell office:value-type="float" office:value="-19.77" calcext:value-type="float">
            <text:p>-19.77</text:p>
          </table:table-cell>
          <table:table-cell office:value-type="float" office:value="-21.2562" calcext:value-type="float">
            <text:p>-21.2562</text:p>
          </table:table-cell>
          <table:table-cell/>
          <table:table-cell office:value-type="float" office:value="-17.9296875" calcext:value-type="float">
            <text:p>-17.9296875</text:p>
          </table:table-cell>
          <table:table-cell office:value-type="float" office:value="-17.578125" calcext:value-type="float">
            <text:p>-17.578125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3056" calcext:value-type="float">
            <text:p>3056</text:p>
          </table:table-cell>
          <table:table-cell/>
          <table:table-cell table:formula="of:=[.D121]-[.A121]" office:value-type="float" office:value="1.8403125" calcext:value-type="float">
            <text:p>1.8403125</text:p>
          </table:table-cell>
          <table:table-cell table:formula="of:=[.E121]-[.B121]" office:value-type="float" office:value="3.678075" calcext:value-type="float">
            <text:p>3.67807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-29.619140625" calcext:value-type="float">
            <text:p>-29.619140625</text:p>
          </table:table-cell>
          <table:table-cell office:value-type="float" office:value="-18.984375" calcext:value-type="float">
            <text:p>-18.984375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D122]-[.A122]" office:value-type="float" office:value="0.380859375" calcext:value-type="float">
            <text:p>0.380859375</text:p>
          </table:table-cell>
          <table:table-cell table:formula="of:=[.E122]-[.B122]" office:value-type="float" office:value="4.015625" calcext:value-type="float">
            <text:p>4.015625</text:p>
          </table:table-cell>
        </table:table-row>
        <table:table-row table:style-name="ro1">
          <table:table-cell office:value-type="float" office:value="-38.55" calcext:value-type="float">
            <text:p>-38.55</text:p>
          </table:table-cell>
          <table:table-cell office:value-type="float" office:value="-21.6856" calcext:value-type="float">
            <text:p>-21.6856</text:p>
          </table:table-cell>
          <table:table-cell/>
          <table:table-cell office:value-type="float" office:value="-40.078125" calcext:value-type="float">
            <text:p>-40.078125</text:p>
          </table:table-cell>
          <table:table-cell office:value-type="float" office:value="-17.666015625" calcext:value-type="float">
            <text:p>-17.666015625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3057" calcext:value-type="float">
            <text:p>3057</text:p>
          </table:table-cell>
          <table:table-cell/>
          <table:table-cell table:formula="of:=[.D123]-[.A123]" office:value-type="float" office:value="-1.528125" calcext:value-type="float">
            <text:p>-1.528125</text:p>
          </table:table-cell>
          <table:table-cell table:formula="of:=[.E123]-[.B123]" office:value-type="float" office:value="4.019584375" calcext:value-type="float">
            <text:p>4.019584375</text:p>
          </table:table-cell>
        </table:table-row>
        <table:table-row table:style-name="ro1">
          <table:table-cell office:value-type="float" office:value="-48.31" calcext:value-type="float">
            <text:p>-48.31</text:p>
          </table:table-cell>
          <table:table-cell office:value-type="float" office:value="-20.8" calcext:value-type="float">
            <text:p>-20.8</text:p>
          </table:table-cell>
          <table:table-cell/>
          <table:table-cell office:value-type="float" office:value="-52.20703125" calcext:value-type="float">
            <text:p>-52.20703125</text:p>
          </table:table-cell>
          <table:table-cell office:value-type="float" office:value="-17.138671875" calcext:value-type="float">
            <text:p>-17.138671875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3051" calcext:value-type="float">
            <text:p>3051</text:p>
          </table:table-cell>
          <table:table-cell/>
          <table:table-cell table:formula="of:=[.D124]-[.A124]" office:value-type="float" office:value="-3.89703125" calcext:value-type="float">
            <text:p>-3.89703125</text:p>
          </table:table-cell>
          <table:table-cell table:formula="of:=[.E124]-[.B124]" office:value-type="float" office:value="3.661328125" calcext:value-type="float">
            <text:p>3.661328125</text:p>
          </table:table-cell>
        </table:table-row>
        <table:table-row table:style-name="ro1">
          <table:table-cell office:value-type="float" office:value="-58.88" calcext:value-type="float">
            <text:p>-58.88</text:p>
          </table:table-cell>
          <table:table-cell office:value-type="float" office:value="-20.4174" calcext:value-type="float">
            <text:p>-20.4174</text:p>
          </table:table-cell>
          <table:table-cell/>
          <table:table-cell office:value-type="float" office:value="-65.390625" calcext:value-type="float">
            <text:p>-65.390625</text:p>
          </table:table-cell>
          <table:table-cell office:value-type="float" office:value="-16.875" calcext:value-type="float">
            <text:p>-16.87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3048" calcext:value-type="float">
            <text:p>3048</text:p>
          </table:table-cell>
          <table:table-cell/>
          <table:table-cell table:formula="of:=[.D125]-[.A125]" office:value-type="float" office:value="-6.510625" calcext:value-type="float">
            <text:p>-6.510625</text:p>
          </table:table-cell>
          <table:table-cell table:formula="of:=[.E125]-[.B125]" office:value-type="float" office:value="3.5424" calcext:value-type="float">
            <text:p>3.5424</text:p>
          </table:table-cell>
        </table:table-row>
        <table:table-row table:style-name="ro1">
          <table:table-cell office:value-type="float" office:value="-69.6" calcext:value-type="float">
            <text:p>-69.6</text:p>
          </table:table-cell>
          <table:table-cell office:value-type="float" office:value="-20.5747" calcext:value-type="float">
            <text:p>-20.5747</text:p>
          </table:table-cell>
          <table:table-cell/>
          <table:table-cell office:value-type="float" office:value="-78.662109375" calcext:value-type="float">
            <text:p>-78.662109375</text:p>
          </table:table-cell>
          <table:table-cell office:value-type="float" office:value="-16.875" calcext:value-type="float">
            <text:p>-16.875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048" calcext:value-type="float">
            <text:p>3048</text:p>
          </table:table-cell>
          <table:table-cell/>
          <table:table-cell table:formula="of:=[.D126]-[.A126]" office:value-type="float" office:value="-9.06210937500001" calcext:value-type="float">
            <text:p>-9.06210937500001</text:p>
          </table:table-cell>
          <table:table-cell table:formula="of:=[.E126]-[.B126]" office:value-type="float" office:value="3.6997" calcext:value-type="float">
            <text:p>3.6997</text:p>
          </table:table-cell>
        </table:table-row>
        <table:table-row table:style-name="ro1">
          <table:table-cell office:value-type="float" office:value="-79.77" calcext:value-type="float">
            <text:p>-79.77</text:p>
          </table:table-cell>
          <table:table-cell office:value-type="float" office:value="-21.2562" calcext:value-type="float">
            <text:p>-21.2562</text:p>
          </table:table-cell>
          <table:table-cell/>
          <table:table-cell office:value-type="float" office:value="-90.52734375" calcext:value-type="float">
            <text:p>-90.52734375</text:p>
          </table:table-cell>
          <table:table-cell office:value-type="float" office:value="-17.40234375" calcext:value-type="float">
            <text:p>-17.4023437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054" calcext:value-type="float">
            <text:p>3054</text:p>
          </table:table-cell>
          <table:table-cell/>
          <table:table-cell table:formula="of:=[.D127]-[.A127]" office:value-type="float" office:value="-10.75734375" calcext:value-type="float">
            <text:p>-10.75734375</text:p>
          </table:table-cell>
          <table:table-cell table:formula="of:=[.E127]-[.B127]" office:value-type="float" office:value="3.85385625" calcext:value-type="float">
            <text:p>3.853856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2.59765625" calcext:value-type="float">
            <text:p>72.5976562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5601" calcext:value-type="float">
            <text:p>5601</text:p>
          </table:table-cell>
          <table:table-cell/>
          <table:table-cell table:formula="of:=[.D128]-[.A128]" office:value-type="float" office:value="-17.40234375" calcext:value-type="float">
            <text:p>-17.40234375</text:p>
          </table:table-cell>
          <table:table-cell table:formula="of:=[.E128]-[.B1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75" calcext:value-type="float">
            <text:p>82.75</text:p>
          </table:table-cell>
          <table:table-cell office:value-type="float" office:value="19.6573" calcext:value-type="float">
            <text:p>19.6573</text:p>
          </table:table-cell>
          <table:table-cell/>
          <table:table-cell office:value-type="float" office:value="65.91796875" calcext:value-type="float">
            <text:p>65.91796875</text:p>
          </table:table-cell>
          <table:table-cell office:value-type="float" office:value="22.32421875" calcext:value-type="float">
            <text:p>22.32421875</text:p>
          </table:table-cell>
          <table:table-cell/>
          <table:table-cell office:value-type="float" office:value="1908" calcext:value-type="float">
            <text:p>1908</text:p>
          </table:table-cell>
          <table:table-cell office:value-type="float" office:value="2602" calcext:value-type="float">
            <text:p>2602</text:p>
          </table:table-cell>
          <table:table-cell/>
          <table:table-cell table:formula="of:=[.D129]-[.A129]" office:value-type="float" office:value="-16.83203125" calcext:value-type="float">
            <text:p>-16.83203125</text:p>
          </table:table-cell>
          <table:table-cell table:formula="of:=[.E129]-[.B129]" office:value-type="float" office:value="2.66691875" calcext:value-type="float">
            <text:p>2.66691875</text:p>
          </table:table-cell>
        </table:table-row>
        <table:table-row table:style-name="ro1">
          <table:table-cell office:value-type="float" office:value="74.58" calcext:value-type="float">
            <text:p>74.58</text:p>
          </table:table-cell>
          <table:table-cell office:value-type="float" office:value="18.672" calcext:value-type="float">
            <text:p>18.672</text:p>
          </table:table-cell>
          <table:table-cell/>
          <table:table-cell office:value-type="float" office:value="59.0625" calcext:value-type="float">
            <text:p>59.0625</text:p>
          </table:table-cell>
          <table:table-cell office:value-type="float" office:value="21.533203125" calcext:value-type="float">
            <text:p>21.533203125</text:p>
          </table:table-cell>
          <table:table-cell/>
          <table:table-cell office:value-type="float" office:value="1830" calcext:value-type="float">
            <text:p>1830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D130]-[.A130]" office:value-type="float" office:value="-15.5175" calcext:value-type="float">
            <text:p>-15.5175</text:p>
          </table:table-cell>
          <table:table-cell table:formula="of:=[.E130]-[.B130]" office:value-type="float" office:value="2.861203125" calcext:value-type="float">
            <text:p>2.861203125</text:p>
          </table:table-cell>
        </table:table-row>
        <table:table-row table:style-name="ro1">
          <table:table-cell office:value-type="float" office:value="65.71" calcext:value-type="float">
            <text:p>65.71</text:p>
          </table:table-cell>
          <table:table-cell office:value-type="float" office:value="18.1024" calcext:value-type="float">
            <text:p>18.1024</text:p>
          </table:table-cell>
          <table:table-cell/>
          <table:table-cell office:value-type="float" office:value="51.943359375" calcext:value-type="float">
            <text:p>51.943359375</text:p>
          </table:table-cell>
          <table:table-cell office:value-type="float" office:value="21.09375" calcext:value-type="float">
            <text:p>21.09375</text:p>
          </table:table-cell>
          <table:table-cell/>
          <table:table-cell office:value-type="float" office:value="1749" calcext:value-type="float">
            <text:p>1749</text:p>
          </table:table-cell>
          <table:table-cell office:value-type="float" office:value="2616" calcext:value-type="float">
            <text:p>2616</text:p>
          </table:table-cell>
          <table:table-cell/>
          <table:table-cell table:formula="of:=[.D131]-[.A131]" office:value-type="float" office:value="-13.766640625" calcext:value-type="float">
            <text:p>-13.766640625</text:p>
          </table:table-cell>
          <table:table-cell table:formula="of:=[.E131]-[.B131]" office:value-type="float" office:value="2.99135" calcext:value-type="float">
            <text:p>2.99135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17.988" calcext:value-type="float">
            <text:p>17.988</text:p>
          </table:table-cell>
          <table:table-cell/>
          <table:table-cell office:value-type="float" office:value="44.82421875" calcext:value-type="float">
            <text:p>44.82421875</text:p>
          </table:table-cell>
          <table:table-cell office:value-type="float" office:value="20.830078125" calcext:value-type="float">
            <text:p>20.830078125</text:p>
          </table:table-cell>
          <table:table-cell/>
          <table:table-cell office:value-type="float" office:value="1668" calcext:value-type="float">
            <text:p>1668</text:p>
          </table:table-cell>
          <table:table-cell office:value-type="float" office:value="2619" calcext:value-type="float">
            <text:p>2619</text:p>
          </table:table-cell>
          <table:table-cell/>
          <table:table-cell table:formula="of:=[.D132]-[.A132]" office:value-type="float" office:value="-11.67578125" calcext:value-type="float">
            <text:p>-11.67578125</text:p>
          </table:table-cell>
          <table:table-cell table:formula="of:=[.E132]-[.B132]" office:value-type="float" office:value="2.842078125" calcext:value-type="float">
            <text:p>2.842078125</text:p>
          </table:table-cell>
        </table:table-row>
        <table:table-row table:style-name="ro1">
          <table:table-cell office:value-type="float" office:value="47.41" calcext:value-type="float">
            <text:p>47.41</text:p>
          </table:table-cell>
          <table:table-cell office:value-type="float" office:value="18.3375" calcext:value-type="float">
            <text:p>18.3375</text:p>
          </table:table-cell>
          <table:table-cell/>
          <table:table-cell office:value-type="float" office:value="37.880859375" calcext:value-type="float">
            <text:p>37.880859375</text:p>
          </table:table-cell>
          <table:table-cell office:value-type="float" office:value="21.181640625" calcext:value-type="float">
            <text:p>21.181640625</text:p>
          </table:table-cell>
          <table:table-cell/>
          <table:table-cell office:value-type="float" office:value="1589" calcext:value-type="float">
            <text:p>1589</text:p>
          </table:table-cell>
          <table:table-cell office:value-type="float" office:value="2615" calcext:value-type="float">
            <text:p>2615</text:p>
          </table:table-cell>
          <table:table-cell/>
          <table:table-cell table:formula="of:=[.D133]-[.A133]" office:value-type="float" office:value="-9.529140625" calcext:value-type="float">
            <text:p>-9.529140625</text:p>
          </table:table-cell>
          <table:table-cell table:formula="of:=[.E133]-[.B133]" office:value-type="float" office:value="2.844140625" calcext:value-type="float">
            <text:p>2.844140625</text:p>
          </table:table-cell>
        </table:table-row>
        <table:table-row table:style-name="ro1">
          <table:table-cell office:value-type="float" office:value="38.86" calcext:value-type="float">
            <text:p>38.86</text:p>
          </table:table-cell>
          <table:table-cell office:value-type="float" office:value="19.1254" calcext:value-type="float">
            <text:p>19.1254</text:p>
          </table:table-cell>
          <table:table-cell/>
          <table:table-cell office:value-type="float" office:value="31.46484375" calcext:value-type="float">
            <text:p>31.46484375</text:p>
          </table:table-cell>
          <table:table-cell office:value-type="float" office:value="21.884765625" calcext:value-type="float">
            <text:p>21.884765625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2607" calcext:value-type="float">
            <text:p>2607</text:p>
          </table:table-cell>
          <table:table-cell/>
          <table:table-cell table:formula="of:=[.D134]-[.A134]" office:value-type="float" office:value="-7.39515625" calcext:value-type="float">
            <text:p>-7.39515625</text:p>
          </table:table-cell>
          <table:table-cell table:formula="of:=[.E134]-[.B134]" office:value-type="float" office:value="2.759365625" calcext:value-type="float">
            <text:p>2.7593656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4.609375" calcext:value-type="float">
            <text:p>24.609375</text:p>
          </table:table-cell>
          <table:table-cell office:value-type="float" office:value="23.642578125" calcext:value-type="float">
            <text:p>23.642578125</text:p>
          </table:table-cell>
          <table:table-cell/>
          <table:table-cell office:value-type="float" office:value="1438" calcext:value-type="float">
            <text:p>1438</text:p>
          </table:table-cell>
          <table:table-cell office:value-type="float" office:value="2587" calcext:value-type="float">
            <text:p>2587</text:p>
          </table:table-cell>
          <table:table-cell/>
          <table:table-cell table:formula="of:=[.D135]-[.A135]" office:value-type="float" office:value="-5.390625" calcext:value-type="float">
            <text:p>-5.390625</text:p>
          </table:table-cell>
          <table:table-cell table:formula="of:=[.E135]-[.B135]" office:value-type="float" office:value="2.642578125" calcext:value-type="float">
            <text:p>2.642578125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19.6573" calcext:value-type="float">
            <text:p>19.6573</text:p>
          </table:table-cell>
          <table:table-cell/>
          <table:table-cell office:value-type="float" office:value="18.80859375" calcext:value-type="float">
            <text:p>18.80859375</text:p>
          </table:table-cell>
          <table:table-cell office:value-type="float" office:value="22.67578125" calcext:value-type="float">
            <text:p>22.67578125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2598" calcext:value-type="float">
            <text:p>2598</text:p>
          </table:table-cell>
          <table:table-cell/>
          <table:table-cell table:formula="of:=[.D136]-[.A136]" office:value-type="float" office:value="-3.94140625" calcext:value-type="float">
            <text:p>-3.94140625</text:p>
          </table:table-cell>
          <table:table-cell table:formula="of:=[.E136]-[.B136]" office:value-type="float" office:value="3.01848125" calcext:value-type="float">
            <text:p>3.01848125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18.672" calcext:value-type="float">
            <text:p>18.672</text:p>
          </table:table-cell>
          <table:table-cell/>
          <table:table-cell office:value-type="float" office:value="12.12890625" calcext:value-type="float">
            <text:p>12.12890625</text:p>
          </table:table-cell>
          <table:table-cell office:value-type="float" office:value="21.796875" calcext:value-type="float">
            <text:p>21.796875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2608" calcext:value-type="float">
            <text:p>2608</text:p>
          </table:table-cell>
          <table:table-cell/>
          <table:table-cell table:formula="of:=[.D137]-[.A137]" office:value-type="float" office:value="-2.45109375" calcext:value-type="float">
            <text:p>-2.45109375</text:p>
          </table:table-cell>
          <table:table-cell table:formula="of:=[.E137]-[.B137]" office:value-type="float" office:value="3.124875" calcext:value-type="float">
            <text:p>3.124875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18.1024" calcext:value-type="float">
            <text:p>18.1024</text:p>
          </table:table-cell>
          <table:table-cell/>
          <table:table-cell office:value-type="float" office:value="7.20703125" calcext:value-type="float">
            <text:p>7.20703125</text:p>
          </table:table-cell>
          <table:table-cell office:value-type="float" office:value="21.4453125" calcext:value-type="float">
            <text:p>21.4453125</text:p>
          </table:table-cell>
          <table:table-cell/>
          <table:table-cell office:value-type="float" office:value="1240" calcext:value-type="float">
            <text:p>1240</text:p>
          </table:table-cell>
          <table:table-cell office:value-type="float" office:value="2612" calcext:value-type="float">
            <text:p>2612</text:p>
          </table:table-cell>
          <table:table-cell/>
          <table:table-cell table:formula="of:=[.D138]-[.A138]" office:value-type="float" office:value="1.49703125" calcext:value-type="float">
            <text:p>1.49703125</text:p>
          </table:table-cell>
          <table:table-cell table:formula="of:=[.E138]-[.B138]" office:value-type="float" office:value="3.3429125" calcext:value-type="float">
            <text:p>3.3429125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17.988" calcext:value-type="float">
            <text:p>17.988</text:p>
          </table:table-cell>
          <table:table-cell/>
          <table:table-cell office:value-type="float" office:value="-3.515625" calcext:value-type="float">
            <text:p>-3.515625</text:p>
          </table:table-cell>
          <table:table-cell office:value-type="float" office:value="21.181640625" calcext:value-type="float">
            <text:p>21.181640625</text:p>
          </table:table-cell>
          <table:table-cell/>
          <table:table-cell office:value-type="float" office:value="1118" calcext:value-type="float">
            <text:p>1118</text:p>
          </table:table-cell>
          <table:table-cell office:value-type="float" office:value="2615" calcext:value-type="float">
            <text:p>2615</text:p>
          </table:table-cell>
          <table:table-cell/>
          <table:table-cell table:formula="of:=[.D139]-[.A139]" office:value-type="float" office:value="-0.015625" calcext:value-type="float">
            <text:p>-0.015625</text:p>
          </table:table-cell>
          <table:table-cell table:formula="of:=[.E139]-[.B139]" office:value-type="float" office:value="3.193640625" calcext:value-type="float">
            <text:p>3.193640625</text:p>
          </table:table-cell>
        </table:table-row>
        <table:table-row table:style-name="ro1">
          <table:table-cell office:value-type="float" office:value="-12.59" calcext:value-type="float">
            <text:p>-12.59</text:p>
          </table:table-cell>
          <table:table-cell office:value-type="float" office:value="18.3375" calcext:value-type="float">
            <text:p>18.3375</text:p>
          </table:table-cell>
          <table:table-cell/>
          <table:table-cell office:value-type="float" office:value="-10.107421875" calcext:value-type="float">
            <text:p>-10.107421875</text:p>
          </table:table-cell>
          <table:table-cell office:value-type="float" office:value="21.62109375" calcext:value-type="float">
            <text:p>21.62109375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float" office:value="2610" calcext:value-type="float">
            <text:p>2610</text:p>
          </table:table-cell>
          <table:table-cell/>
          <table:table-cell table:formula="of:=[.D140]-[.A140]" office:value-type="float" office:value="2.482578125" calcext:value-type="float">
            <text:p>2.482578125</text:p>
          </table:table-cell>
          <table:table-cell table:formula="of:=[.E140]-[.B140]" office:value-type="float" office:value="3.28359375" calcext:value-type="float">
            <text:p>3.28359375</text:p>
          </table:table-cell>
        </table:table-row>
        <table:table-row table:style-name="ro1">
          <table:table-cell office:value-type="float" office:value="-21.14" calcext:value-type="float">
            <text:p>-21.14</text:p>
          </table:table-cell>
          <table:table-cell office:value-type="float" office:value="19.1254" calcext:value-type="float">
            <text:p>19.1254</text:p>
          </table:table-cell>
          <table:table-cell/>
          <table:table-cell office:value-type="float" office:value="-19.248046875" calcext:value-type="float">
            <text:p>-19.248046875</text:p>
          </table:table-cell>
          <table:table-cell office:value-type="float" office:value="22.32421875" calcext:value-type="float">
            <text:p>22.32421875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602" calcext:value-type="float">
            <text:p>2602</text:p>
          </table:table-cell>
          <table:table-cell/>
          <table:table-cell table:formula="of:=[.D141]-[.A141]" office:value-type="float" office:value="1.891953125" calcext:value-type="float">
            <text:p>1.891953125</text:p>
          </table:table-cell>
          <table:table-cell table:formula="of:=[.E141]-[.B141]" office:value-type="float" office:value="3.19881875" calcext:value-type="float">
            <text:p>3.1988187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-29.53125" calcext:value-type="float">
            <text:p>-29.53125</text:p>
          </table:table-cell>
          <table:table-cell office:value-type="float" office:value="24.08203125" calcext:value-type="float">
            <text:p>24.08203125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2582" calcext:value-type="float">
            <text:p>2582</text:p>
          </table:table-cell>
          <table:table-cell/>
          <table:table-cell table:formula="of:=[.D142]-[.A142]" office:value-type="float" office:value="0.46875" calcext:value-type="float">
            <text:p>0.46875</text:p>
          </table:table-cell>
          <table:table-cell table:formula="of:=[.E142]-[.B142]" office:value-type="float" office:value="3.08203125" calcext:value-type="float">
            <text:p>3.08203125</text:p>
          </table:table-cell>
        </table:table-row>
        <table:table-row table:style-name="ro1">
          <table:table-cell office:value-type="float" office:value="-37.25" calcext:value-type="float">
            <text:p>-37.25</text:p>
          </table:table-cell>
          <table:table-cell office:value-type="float" office:value="19.6573" calcext:value-type="float">
            <text:p>19.6573</text:p>
          </table:table-cell>
          <table:table-cell/>
          <table:table-cell office:value-type="float" office:value="-38.3203125" calcext:value-type="float">
            <text:p>-38.3203125</text:p>
          </table:table-cell>
          <table:table-cell office:value-type="float" office:value="24.9609375" calcext:value-type="float">
            <text:p>24.9609375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2572" calcext:value-type="float">
            <text:p>2572</text:p>
          </table:table-cell>
          <table:table-cell/>
          <table:table-cell table:formula="of:=[.D143]-[.A143]" office:value-type="float" office:value="-1.0703125" calcext:value-type="float">
            <text:p>-1.0703125</text:p>
          </table:table-cell>
          <table:table-cell table:formula="of:=[.E143]-[.B143]" office:value-type="float" office:value="5.3036375" calcext:value-type="float">
            <text:p>5.3036375</text:p>
          </table:table-cell>
        </table:table-row>
        <table:table-row table:style-name="ro1">
          <table:table-cell office:value-type="float" office:value="-45.42" calcext:value-type="float">
            <text:p>-45.42</text:p>
          </table:table-cell>
          <table:table-cell office:value-type="float" office:value="18.6719" calcext:value-type="float">
            <text:p>18.6719</text:p>
          </table:table-cell>
          <table:table-cell/>
          <table:table-cell office:value-type="float" office:value="-48.33984375" calcext:value-type="float">
            <text:p>-48.33984375</text:p>
          </table:table-cell>
          <table:table-cell office:value-type="float" office:value="24.9609375" calcext:value-type="float">
            <text:p>24.9609375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2572" calcext:value-type="float">
            <text:p>2572</text:p>
          </table:table-cell>
          <table:table-cell/>
          <table:table-cell table:formula="of:=[.D144]-[.A144]" office:value-type="float" office:value="-2.91984375" calcext:value-type="float">
            <text:p>-2.91984375</text:p>
          </table:table-cell>
          <table:table-cell table:formula="of:=[.E144]-[.B144]" office:value-type="float" office:value="6.2890375" calcext:value-type="float">
            <text:p>6.2890375</text:p>
          </table:table-cell>
        </table:table-row>
        <table:table-row table:style-name="ro1">
          <table:table-cell office:value-type="float" office:value="-54.29" calcext:value-type="float">
            <text:p>-54.29</text:p>
          </table:table-cell>
          <table:table-cell office:value-type="float" office:value="18.1024" calcext:value-type="float">
            <text:p>18.1024</text:p>
          </table:table-cell>
          <table:table-cell/>
          <table:table-cell office:value-type="float" office:value="-59.4140625" calcext:value-type="float">
            <text:p>-59.4140625</text:p>
          </table:table-cell>
          <table:table-cell office:value-type="float" office:value="25.048828125" calcext:value-type="float">
            <text:p>25.048828125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2571" calcext:value-type="float">
            <text:p>2571</text:p>
          </table:table-cell>
          <table:table-cell/>
          <table:table-cell table:formula="of:=[.D145]-[.A145]" office:value-type="float" office:value="-5.1240625" calcext:value-type="float">
            <text:p>-5.1240625</text:p>
          </table:table-cell>
          <table:table-cell table:formula="of:=[.E145]-[.B145]" office:value-type="float" office:value="6.946428125" calcext:value-type="float">
            <text:p>6.946428125</text:p>
          </table:table-cell>
        </table:table-row>
        <table:table-row table:style-name="ro1">
          <table:table-cell office:value-type="float" office:value="-63.5" calcext:value-type="float">
            <text:p>-63.5</text:p>
          </table:table-cell>
          <table:table-cell office:value-type="float" office:value="17.9881" calcext:value-type="float">
            <text:p>17.9881</text:p>
          </table:table-cell>
          <table:table-cell/>
          <table:table-cell office:value-type="float" office:value="-70.927734375" calcext:value-type="float">
            <text:p>-70.927734375</text:p>
          </table:table-cell>
          <table:table-cell office:value-type="float" office:value="25.13671875" calcext:value-type="float">
            <text:p>25.13671875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2570" calcext:value-type="float">
            <text:p>2570</text:p>
          </table:table-cell>
          <table:table-cell/>
          <table:table-cell table:formula="of:=[.D146]-[.A146]" office:value-type="float" office:value="-7.427734375" calcext:value-type="float">
            <text:p>-7.427734375</text:p>
          </table:table-cell>
          <table:table-cell table:formula="of:=[.E146]-[.B146]" office:value-type="float" office:value="7.14861875" calcext:value-type="float">
            <text:p>7.14861875</text:p>
          </table:table-cell>
        </table:table-row>
        <table:table-row table:style-name="ro1">
          <table:table-cell office:value-type="float" office:value="-72.59" calcext:value-type="float">
            <text:p>-72.59</text:p>
          </table:table-cell>
          <table:table-cell office:value-type="float" office:value="18.3375" calcext:value-type="float">
            <text:p>18.3375</text:p>
          </table:table-cell>
          <table:table-cell/>
          <table:table-cell office:value-type="float" office:value="-82.177734375" calcext:value-type="float">
            <text:p>-82.177734375</text:p>
          </table:table-cell>
          <table:table-cell office:value-type="float" office:value="26.015625" calcext:value-type="float">
            <text:p>26.015625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D147]-[.A147]" office:value-type="float" office:value="-9.587734375" calcext:value-type="float">
            <text:p>-9.587734375</text:p>
          </table:table-cell>
          <table:table-cell table:formula="of:=[.E147]-[.B147]" office:value-type="float" office:value="7.678125" calcext:value-type="float">
            <text:p>7.678125</text:p>
          </table:table-cell>
        </table:table-row>
        <table:table-row table:style-name="ro1">
          <table:table-cell office:value-type="float" office:value="-81.14" calcext:value-type="float">
            <text:p>-81.14</text:p>
          </table:table-cell>
          <table:table-cell office:value-type="float" office:value="19.1254" calcext:value-type="float">
            <text:p>19.1254</text:p>
          </table:table-cell>
          <table:table-cell/>
          <table:table-cell office:value-type="float" office:value="-92.197265625" calcext:value-type="float">
            <text:p>-92.197265625</text:p>
          </table:table-cell>
          <table:table-cell office:value-type="float" office:value="27.0703125" calcext:value-type="float">
            <text:p>27.070312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548" calcext:value-type="float">
            <text:p>2548</text:p>
          </table:table-cell>
          <table:table-cell/>
          <table:table-cell table:formula="of:=[.D148]-[.A148]" office:value-type="float" office:value="-11.057265625" calcext:value-type="float">
            <text:p>-11.057265625</text:p>
          </table:table-cell>
          <table:table-cell table:formula="of:=[.E148]-[.B148]" office:value-type="float" office:value="7.9449125" calcext:value-type="float">
            <text:p>7.944912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-101.689453125" calcext:value-type="float">
            <text:p>-101.689453125</text:p>
          </table:table-cell>
          <table:table-cell office:value-type="float" office:value="28.828125" calcext:value-type="float">
            <text:p>28.828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28" calcext:value-type="float">
            <text:p>2528</text:p>
          </table:table-cell>
          <table:table-cell/>
          <table:table-cell table:formula="of:=[.D149]-[.A149]" office:value-type="float" office:value="-11.689453125" calcext:value-type="float">
            <text:p>-11.689453125</text:p>
          </table:table-cell>
          <table:table-cell table:formula="of:=[.E149]-[.B149]" office:value-type="float" office:value="7.828125" calcext:value-type="float">
            <text:p>7.828125</text:p>
          </table:table-cell>
        </table:table-row>
        <table:table-row table:style-name="ro1">
          <table:table-cell office:value-type="float" office:value="82.75" calcext:value-type="float">
            <text:p>82.75</text:p>
          </table:table-cell>
          <table:table-cell office:value-type="float" office:value="-24.6573" calcext:value-type="float">
            <text:p>-24.6573</text:p>
          </table:table-cell>
          <table:table-cell/>
          <table:table-cell office:value-type="float" office:value="65.830078125" calcext:value-type="float">
            <text:p>65.830078125</text:p>
          </table:table-cell>
          <table:table-cell office:value-type="float" office:value="-24.6573" calcext:value-type="float">
            <text:p>-24.6573</text:p>
          </table:table-cell>
          <table:table-cell/>
          <table:table-cell office:value-type="float" office:value="1907" calcext:value-type="float">
            <text:p>1907</text:p>
          </table:table-cell>
          <table:table-cell office:value-type="float" office:value="5601" calcext:value-type="float">
            <text:p>5601</text:p>
          </table:table-cell>
          <table:table-cell/>
          <table:table-cell table:formula="of:=[.D150]-[.A150]" office:value-type="float" office:value="-16.919921875" calcext:value-type="float">
            <text:p>-16.919921875</text:p>
          </table:table-cell>
          <table:table-cell table:formula="of:=[.E150]-[.B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58" calcext:value-type="float">
            <text:p>74.58</text:p>
          </table:table-cell>
          <table:table-cell office:value-type="float" office:value="-23.672" calcext:value-type="float">
            <text:p>-23.672</text:p>
          </table:table-cell>
          <table:table-cell/>
          <table:table-cell office:value-type="float" office:value="59.0625" calcext:value-type="float">
            <text:p>59.0625</text:p>
          </table:table-cell>
          <table:table-cell office:value-type="float" office:value="-18.45703125" calcext:value-type="float">
            <text:p>-18.45703125</text:p>
          </table:table-cell>
          <table:table-cell/>
          <table:table-cell office:value-type="float" office:value="1830" calcext:value-type="float">
            <text:p>1830</text:p>
          </table:table-cell>
          <table:table-cell office:value-type="float" office:value="3066" calcext:value-type="float">
            <text:p>3066</text:p>
          </table:table-cell>
          <table:table-cell/>
          <table:table-cell table:formula="of:=[.D151]-[.A151]" office:value-type="float" office:value="-15.5175" calcext:value-type="float">
            <text:p>-15.5175</text:p>
          </table:table-cell>
          <table:table-cell table:formula="of:=[.E151]-[.B151]" office:value-type="float" office:value="5.21496875" calcext:value-type="float">
            <text:p>5.21496875</text:p>
          </table:table-cell>
        </table:table-row>
        <table:table-row table:style-name="ro1">
          <table:table-cell office:value-type="float" office:value="65.71" calcext:value-type="float">
            <text:p>65.71</text:p>
          </table:table-cell>
          <table:table-cell office:value-type="float" office:value="-23.1024" calcext:value-type="float">
            <text:p>-23.1024</text:p>
          </table:table-cell>
          <table:table-cell/>
          <table:table-cell office:value-type="float" office:value="51.85546875" calcext:value-type="float">
            <text:p>51.85546875</text:p>
          </table:table-cell>
          <table:table-cell office:value-type="float" office:value="-18.017578125" calcext:value-type="float">
            <text:p>-18.017578125</text:p>
          </table:table-cell>
          <table:table-cell/>
          <table:table-cell office:value-type="float" office:value="1748" calcext:value-type="float">
            <text:p>1748</text:p>
          </table:table-cell>
          <table:table-cell office:value-type="float" office:value="3061" calcext:value-type="float">
            <text:p>3061</text:p>
          </table:table-cell>
          <table:table-cell/>
          <table:table-cell table:formula="of:=[.D152]-[.A152]" office:value-type="float" office:value="-13.85453125" calcext:value-type="float">
            <text:p>-13.85453125</text:p>
          </table:table-cell>
          <table:table-cell table:formula="of:=[.E152]-[.B152]" office:value-type="float" office:value="5.084821875" calcext:value-type="float">
            <text:p>5.084821875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-22.988" calcext:value-type="float">
            <text:p>-22.988</text:p>
          </table:table-cell>
          <table:table-cell/>
          <table:table-cell office:value-type="float" office:value="44.82421875" calcext:value-type="float">
            <text:p>44.82421875</text:p>
          </table:table-cell>
          <table:table-cell office:value-type="float" office:value="-17.75390625" calcext:value-type="float">
            <text:p>-17.75390625</text:p>
          </table:table-cell>
          <table:table-cell/>
          <table:table-cell office:value-type="float" office:value="1668" calcext:value-type="float">
            <text:p>1668</text:p>
          </table:table-cell>
          <table:table-cell office:value-type="float" office:value="3058" calcext:value-type="float">
            <text:p>3058</text:p>
          </table:table-cell>
          <table:table-cell/>
          <table:table-cell table:formula="of:=[.D153]-[.A153]" office:value-type="float" office:value="-11.67578125" calcext:value-type="float">
            <text:p>-11.67578125</text:p>
          </table:table-cell>
          <table:table-cell table:formula="of:=[.E153]-[.B153]" office:value-type="float" office:value="5.23409375" calcext:value-type="float">
            <text:p>5.23409375</text:p>
          </table:table-cell>
        </table:table-row>
        <table:table-row table:style-name="ro1">
          <table:table-cell office:value-type="float" office:value="47.41" calcext:value-type="float">
            <text:p>47.41</text:p>
          </table:table-cell>
          <table:table-cell office:value-type="float" office:value="-23.3375" calcext:value-type="float">
            <text:p>-23.3375</text:p>
          </table:table-cell>
          <table:table-cell/>
          <table:table-cell office:value-type="float" office:value="37.79296875" calcext:value-type="float">
            <text:p>37.79296875</text:p>
          </table:table-cell>
          <table:table-cell office:value-type="float" office:value="-18.10546875" calcext:value-type="float">
            <text:p>-18.10546875</text:p>
          </table:table-cell>
          <table:table-cell/>
          <table:table-cell office:value-type="float" office:value="1588" calcext:value-type="float">
            <text:p>1588</text:p>
          </table:table-cell>
          <table:table-cell office:value-type="float" office:value="3062" calcext:value-type="float">
            <text:p>3062</text:p>
          </table:table-cell>
          <table:table-cell/>
          <table:table-cell table:formula="of:=[.D154]-[.A154]" office:value-type="float" office:value="-9.61703125" calcext:value-type="float">
            <text:p>-9.61703125</text:p>
          </table:table-cell>
          <table:table-cell table:formula="of:=[.E154]-[.B154]" office:value-type="float" office:value="5.23203125" calcext:value-type="float">
            <text:p>5.23203125</text:p>
          </table:table-cell>
        </table:table-row>
        <table:table-row table:style-name="ro1">
          <table:table-cell office:value-type="float" office:value="38.86" calcext:value-type="float">
            <text:p>38.86</text:p>
          </table:table-cell>
          <table:table-cell office:value-type="float" office:value="-24.1254" calcext:value-type="float">
            <text:p>-24.1254</text:p>
          </table:table-cell>
          <table:table-cell/>
          <table:table-cell office:value-type="float" office:value="31.376953125" calcext:value-type="float">
            <text:p>31.376953125</text:p>
          </table:table-cell>
          <table:table-cell office:value-type="float" office:value="-18.45703125" calcext:value-type="float">
            <text:p>-18.45703125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066" calcext:value-type="float">
            <text:p>3066</text:p>
          </table:table-cell>
          <table:table-cell/>
          <table:table-cell table:formula="of:=[.D155]-[.A155]" office:value-type="float" office:value="-7.483046875" calcext:value-type="float">
            <text:p>-7.483046875</text:p>
          </table:table-cell>
          <table:table-cell table:formula="of:=[.E155]-[.B155]" office:value-type="float" office:value="5.66836875" calcext:value-type="float">
            <text:p>5.668368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24.521484375" calcext:value-type="float">
            <text:p>24.521484375</text:p>
          </table:table-cell>
          <table:table-cell office:value-type="float" office:value="-20.126953125" calcext:value-type="float">
            <text:p>-20.126953125</text:p>
          </table:table-cell>
          <table:table-cell/>
          <table:table-cell office:value-type="float" office:value="1437" calcext:value-type="float">
            <text:p>1437</text:p>
          </table:table-cell>
          <table:table-cell office:value-type="float" office:value="3085" calcext:value-type="float">
            <text:p>3085</text:p>
          </table:table-cell>
          <table:table-cell/>
          <table:table-cell table:formula="of:=[.D156]-[.A156]" office:value-type="float" office:value="-5.478515625" calcext:value-type="float">
            <text:p>-5.478515625</text:p>
          </table:table-cell>
          <table:table-cell table:formula="of:=[.E156]-[.B156]" office:value-type="float" office:value="5.873046875" calcext:value-type="float">
            <text:p>5.873046875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-24.6573" calcext:value-type="float">
            <text:p>-24.6573</text:p>
          </table:table-cell>
          <table:table-cell/>
          <table:table-cell office:value-type="float" office:value="18.720703125" calcext:value-type="float">
            <text:p>18.720703125</text:p>
          </table:table-cell>
          <table:table-cell office:value-type="float" office:value="-18.80859375" calcext:value-type="float">
            <text:p>-18.80859375</text:p>
          </table:table-cell>
          <table:table-cell/>
          <table:table-cell office:value-type="float" office:value="1371" calcext:value-type="float">
            <text:p>1371</text:p>
          </table:table-cell>
          <table:table-cell office:value-type="float" office:value="3070" calcext:value-type="float">
            <text:p>3070</text:p>
          </table:table-cell>
          <table:table-cell/>
          <table:table-cell table:formula="of:=[.D157]-[.A157]" office:value-type="float" office:value="-4.029296875" calcext:value-type="float">
            <text:p>-4.029296875</text:p>
          </table:table-cell>
          <table:table-cell table:formula="of:=[.E157]-[.B157]" office:value-type="float" office:value="5.84870625" calcext:value-type="float">
            <text:p>5.84870625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-23.672" calcext:value-type="float">
            <text:p>-23.672</text:p>
          </table:table-cell>
          <table:table-cell/>
          <table:table-cell office:value-type="float" office:value="12.041015625" calcext:value-type="float">
            <text:p>12.041015625</text:p>
          </table:table-cell>
          <table:table-cell office:value-type="float" office:value="-17.9296875" calcext:value-type="float">
            <text:p>-17.9296875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float" office:value="3060" calcext:value-type="float">
            <text:p>3060</text:p>
          </table:table-cell>
          <table:table-cell/>
          <table:table-cell table:formula="of:=[.D158]-[.A158]" office:value-type="float" office:value="-2.538984375" calcext:value-type="float">
            <text:p>-2.538984375</text:p>
          </table:table-cell>
          <table:table-cell table:formula="of:=[.E158]-[.B158]" office:value-type="float" office:value="5.7423125" calcext:value-type="float">
            <text:p>5.7423125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-23.1024" calcext:value-type="float">
            <text:p>-23.1024</text:p>
          </table:table-cell>
          <table:table-cell/>
          <table:table-cell office:value-type="float" office:value="7.119140625" calcext:value-type="float">
            <text:p>7.119140625</text:p>
          </table:table-cell>
          <table:table-cell office:value-type="float" office:value="-17.578125" calcext:value-type="float">
            <text:p>-17.578125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float" office:value="3056" calcext:value-type="float">
            <text:p>3056</text:p>
          </table:table-cell>
          <table:table-cell/>
          <table:table-cell table:formula="of:=[.D159]-[.A159]" office:value-type="float" office:value="1.409140625" calcext:value-type="float">
            <text:p>1.409140625</text:p>
          </table:table-cell>
          <table:table-cell table:formula="of:=[.E159]-[.B159]" office:value-type="float" office:value="5.524275" calcext:value-type="float">
            <text:p>5.524275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-22.988" calcext:value-type="float">
            <text:p>-22.988</text:p>
          </table:table-cell>
          <table:table-cell/>
          <table:table-cell office:value-type="float" office:value="-1.40625" calcext:value-type="float">
            <text:p>-1.40625</text:p>
          </table:table-cell>
          <table:table-cell office:value-type="float" office:value="-17.40234375" calcext:value-type="float">
            <text:p>-17.40234375</text:p>
          </table:table-cell>
          <table:table-cell/>
          <table:table-cell office:value-type="float" office:value="1142" calcext:value-type="float">
            <text:p>1142</text:p>
          </table:table-cell>
          <table:table-cell office:value-type="float" office:value="3054" calcext:value-type="float">
            <text:p>3054</text:p>
          </table:table-cell>
          <table:table-cell/>
          <table:table-cell table:formula="of:=[.D160]-[.A160]" office:value-type="float" office:value="2.09375" calcext:value-type="float">
            <text:p>2.09375</text:p>
          </table:table-cell>
          <table:table-cell table:formula="of:=[.E160]-[.B160]" office:value-type="float" office:value="5.58565625" calcext:value-type="float">
            <text:p>5.58565625</text:p>
          </table:table-cell>
        </table:table-row>
        <table:table-row table:style-name="ro1">
          <table:table-cell office:value-type="float" office:value="-12.59" calcext:value-type="float">
            <text:p>-12.59</text:p>
          </table:table-cell>
          <table:table-cell office:value-type="float" office:value="-23.3375" calcext:value-type="float">
            <text:p>-23.3375</text:p>
          </table:table-cell>
          <table:table-cell/>
          <table:table-cell office:value-type="float" office:value="-10.01953125" calcext:value-type="float">
            <text:p>-10.01953125</text:p>
          </table:table-cell>
          <table:table-cell office:value-type="float" office:value="-17.75390625" calcext:value-type="float">
            <text:p>-17.7539062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3058" calcext:value-type="float">
            <text:p>3058</text:p>
          </table:table-cell>
          <table:table-cell/>
          <table:table-cell table:formula="of:=[.D161]-[.A161]" office:value-type="float" office:value="2.57046875" calcext:value-type="float">
            <text:p>2.57046875</text:p>
          </table:table-cell>
          <table:table-cell table:formula="of:=[.E161]-[.B161]" office:value-type="float" office:value="5.58359375" calcext:value-type="float">
            <text:p>5.58359375</text:p>
          </table:table-cell>
        </table:table-row>
        <table:table-row table:style-name="ro1">
          <table:table-cell office:value-type="float" office:value="-21.14" calcext:value-type="float">
            <text:p>-21.14</text:p>
          </table:table-cell>
          <table:table-cell office:value-type="float" office:value="-24.1254" calcext:value-type="float">
            <text:p>-24.1254</text:p>
          </table:table-cell>
          <table:table-cell/>
          <table:table-cell office:value-type="float" office:value="-19.248046875" calcext:value-type="float">
            <text:p>-19.248046875</text:p>
          </table:table-cell>
          <table:table-cell office:value-type="float" office:value="-18.193359375" calcext:value-type="float">
            <text:p>-18.193359375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3063" calcext:value-type="float">
            <text:p>3063</text:p>
          </table:table-cell>
          <table:table-cell/>
          <table:table-cell table:formula="of:=[.D162]-[.A162]" office:value-type="float" office:value="1.891953125" calcext:value-type="float">
            <text:p>1.891953125</text:p>
          </table:table-cell>
          <table:table-cell table:formula="of:=[.E162]-[.B162]" office:value-type="float" office:value="5.932040625" calcext:value-type="float">
            <text:p>5.93204062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-29.53125" calcext:value-type="float">
            <text:p>-29.53125</text:p>
          </table:table-cell>
          <table:table-cell office:value-type="float" office:value="-19.775390625" calcext:value-type="float">
            <text:p>-19.775390625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3081" calcext:value-type="float">
            <text:p>3081</text:p>
          </table:table-cell>
          <table:table-cell/>
          <table:table-cell table:formula="of:=[.D163]-[.A163]" office:value-type="float" office:value="0.46875" calcext:value-type="float">
            <text:p>0.46875</text:p>
          </table:table-cell>
          <table:table-cell table:formula="of:=[.E163]-[.B163]" office:value-type="float" office:value="6.224609375" calcext:value-type="float">
            <text:p>6.224609375</text:p>
          </table:table-cell>
        </table:table-row>
        <table:table-row table:style-name="ro1">
          <table:table-cell office:value-type="float" office:value="-37.25" calcext:value-type="float">
            <text:p>-37.25</text:p>
          </table:table-cell>
          <table:table-cell office:value-type="float" office:value="-24.6573" calcext:value-type="float">
            <text:p>-24.6573</text:p>
          </table:table-cell>
          <table:table-cell/>
          <table:table-cell office:value-type="float" office:value="-38.3203125" calcext:value-type="float">
            <text:p>-38.3203125</text:p>
          </table:table-cell>
          <table:table-cell office:value-type="float" office:value="-18.45703125" calcext:value-type="float">
            <text:p>-18.45703125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3066" calcext:value-type="float">
            <text:p>3066</text:p>
          </table:table-cell>
          <table:table-cell/>
          <table:table-cell table:formula="of:=[.D164]-[.A164]" office:value-type="float" office:value="-1.0703125" calcext:value-type="float">
            <text:p>-1.0703125</text:p>
          </table:table-cell>
          <table:table-cell table:formula="of:=[.E164]-[.B164]" office:value-type="float" office:value="6.20026875" calcext:value-type="float">
            <text:p>6.20026875</text:p>
          </table:table-cell>
        </table:table-row>
        <table:table-row table:style-name="ro1">
          <table:table-cell office:value-type="float" office:value="-45.42" calcext:value-type="float">
            <text:p>-45.42</text:p>
          </table:table-cell>
          <table:table-cell office:value-type="float" office:value="-23.6719" calcext:value-type="float">
            <text:p>-23.6719</text:p>
          </table:table-cell>
          <table:table-cell/>
          <table:table-cell office:value-type="float" office:value="-48.251953125" calcext:value-type="float">
            <text:p>-48.251953125</text:p>
          </table:table-cell>
          <table:table-cell office:value-type="float" office:value="-17.75390625" calcext:value-type="float">
            <text:p>-17.75390625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3058" calcext:value-type="float">
            <text:p>3058</text:p>
          </table:table-cell>
          <table:table-cell/>
          <table:table-cell table:formula="of:=[.D165]-[.A165]" office:value-type="float" office:value="-2.831953125" calcext:value-type="float">
            <text:p>-2.831953125</text:p>
          </table:table-cell>
          <table:table-cell table:formula="of:=[.E165]-[.B165]" office:value-type="float" office:value="5.91799375" calcext:value-type="float">
            <text:p>5.91799375</text:p>
          </table:table-cell>
        </table:table-row>
        <table:table-row table:style-name="ro1">
          <table:table-cell office:value-type="float" office:value="-54.29" calcext:value-type="float">
            <text:p>-54.29</text:p>
          </table:table-cell>
          <table:table-cell office:value-type="float" office:value="-23.1024" calcext:value-type="float">
            <text:p>-23.1024</text:p>
          </table:table-cell>
          <table:table-cell/>
          <table:table-cell office:value-type="float" office:value="-59.4140625" calcext:value-type="float">
            <text:p>-59.4140625</text:p>
          </table:table-cell>
          <table:table-cell office:value-type="float" office:value="-17.2265625" calcext:value-type="float">
            <text:p>-17.2265625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3052" calcext:value-type="float">
            <text:p>3052</text:p>
          </table:table-cell>
          <table:table-cell/>
          <table:table-cell table:formula="of:=[.D166]-[.A166]" office:value-type="float" office:value="-5.1240625" calcext:value-type="float">
            <text:p>-5.1240625</text:p>
          </table:table-cell>
          <table:table-cell table:formula="of:=[.E166]-[.B166]" office:value-type="float" office:value="5.8758375" calcext:value-type="float">
            <text:p>5.8758375</text:p>
          </table:table-cell>
        </table:table-row>
        <table:table-row table:style-name="ro1">
          <table:table-cell office:value-type="float" office:value="-63.5" calcext:value-type="float">
            <text:p>-63.5</text:p>
          </table:table-cell>
          <table:table-cell office:value-type="float" office:value="-22.9881" calcext:value-type="float">
            <text:p>-22.9881</text:p>
          </table:table-cell>
          <table:table-cell/>
          <table:table-cell office:value-type="float" office:value="-70.927734375" calcext:value-type="float">
            <text:p>-70.927734375</text:p>
          </table:table-cell>
          <table:table-cell office:value-type="float" office:value="-17.138671875" calcext:value-type="float">
            <text:p>-17.138671875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3051" calcext:value-type="float">
            <text:p>3051</text:p>
          </table:table-cell>
          <table:table-cell/>
          <table:table-cell table:formula="of:=[.D167]-[.A167]" office:value-type="float" office:value="-7.427734375" calcext:value-type="float">
            <text:p>-7.427734375</text:p>
          </table:table-cell>
          <table:table-cell table:formula="of:=[.E167]-[.B167]" office:value-type="float" office:value="5.849428125" calcext:value-type="float">
            <text:p>5.849428125</text:p>
          </table:table-cell>
        </table:table-row>
        <table:table-row table:style-name="ro1">
          <table:table-cell office:value-type="float" office:value="-72.59" calcext:value-type="float">
            <text:p>-72.59</text:p>
          </table:table-cell>
          <table:table-cell office:value-type="float" office:value="-23.3375" calcext:value-type="float">
            <text:p>-23.3375</text:p>
          </table:table-cell>
          <table:table-cell/>
          <table:table-cell office:value-type="float" office:value="-82.177734375" calcext:value-type="float">
            <text:p>-82.177734375</text:p>
          </table:table-cell>
          <table:table-cell office:value-type="float" office:value="-17.490234375" calcext:value-type="float">
            <text:p>-17.490234375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3055" calcext:value-type="float">
            <text:p>3055</text:p>
          </table:table-cell>
          <table:table-cell/>
          <table:table-cell table:formula="of:=[.D168]-[.A168]" office:value-type="float" office:value="-9.587734375" calcext:value-type="float">
            <text:p>-9.587734375</text:p>
          </table:table-cell>
          <table:table-cell table:formula="of:=[.E168]-[.B168]" office:value-type="float" office:value="5.847265625" calcext:value-type="float">
            <text:p>5.847265625</text:p>
          </table:table-cell>
        </table:table-row>
        <table:table-row table:style-name="ro1">
          <table:table-cell office:value-type="float" office:value="-81.14" calcext:value-type="float">
            <text:p>-81.14</text:p>
          </table:table-cell>
          <table:table-cell office:value-type="float" office:value="-24.1254" calcext:value-type="float">
            <text:p>-24.1254</text:p>
          </table:table-cell>
          <table:table-cell/>
          <table:table-cell office:value-type="float" office:value="-92.197265625" calcext:value-type="float">
            <text:p>-92.197265625</text:p>
          </table:table-cell>
          <table:table-cell office:value-type="float" office:value="-18.193359375" calcext:value-type="float">
            <text:p>-18.19335937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063" calcext:value-type="float">
            <text:p>3063</text:p>
          </table:table-cell>
          <table:table-cell/>
          <table:table-cell table:formula="of:=[.D169]-[.A169]" office:value-type="float" office:value="-11.057265625" calcext:value-type="float">
            <text:p>-11.057265625</text:p>
          </table:table-cell>
          <table:table-cell table:formula="of:=[.E169]-[.B169]" office:value-type="float" office:value="5.932040625" calcext:value-type="float">
            <text:p>5.9320406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2.509765625" calcext:value-type="float">
            <text:p>72.5097656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5601" calcext:value-type="float">
            <text:p>5601</text:p>
          </table:table-cell>
          <table:table-cell/>
          <table:table-cell table:formula="of:=[.D170]-[.A170]" office:value-type="float" office:value="-17.490234375" calcext:value-type="float">
            <text:p>-17.490234375</text:p>
          </table:table-cell>
          <table:table-cell table:formula="of:=[.E170]-[.B1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7" calcext:value-type="float">
            <text:p>83.7</text:p>
          </table:table-cell>
          <table:table-cell office:value-type="float" office:value="22.6365" calcext:value-type="float">
            <text:p>22.6365</text:p>
          </table:table-cell>
          <table:table-cell/>
          <table:table-cell office:value-type="float" office:value="66.62109375" calcext:value-type="float">
            <text:p>66.62109375</text:p>
          </table:table-cell>
          <table:table-cell office:value-type="float" office:value="28.212890625" calcext:value-type="float">
            <text:p>28.212890625</text:p>
          </table:table-cell>
          <table:table-cell/>
          <table:table-cell office:value-type="float" office:value="1916" calcext:value-type="float">
            <text:p>1916</text:p>
          </table:table-cell>
          <table:table-cell office:value-type="float" office:value="2535" calcext:value-type="float">
            <text:p>2535</text:p>
          </table:table-cell>
          <table:table-cell/>
          <table:table-cell table:formula="of:=[.D171]-[.A171]" office:value-type="float" office:value="-17.07890625" calcext:value-type="float">
            <text:p>-17.07890625</text:p>
          </table:table-cell>
          <table:table-cell table:formula="of:=[.E171]-[.B171]" office:value-type="float" office:value="5.576390625" calcext:value-type="float">
            <text:p>5.576390625</text:p>
          </table:table-cell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21.5787" calcext:value-type="float">
            <text:p>21.5787</text:p>
          </table:table-cell>
          <table:table-cell/>
          <table:table-cell office:value-type="float" office:value="60.732421875" calcext:value-type="float">
            <text:p>60.732421875</text:p>
          </table:table-cell>
          <table:table-cell office:value-type="float" office:value="28.212890625" calcext:value-type="float">
            <text:p>28.212890625</text:p>
          </table:table-cell>
          <table:table-cell/>
          <table:table-cell office:value-type="float" office:value="1849" calcext:value-type="float">
            <text:p>1849</text:p>
          </table:table-cell>
          <table:table-cell office:value-type="float" office:value="2535" calcext:value-type="float">
            <text:p>2535</text:p>
          </table:table-cell>
          <table:table-cell/>
          <table:table-cell table:formula="of:=[.D172]-[.A172]" office:value-type="float" office:value="-15.967578125" calcext:value-type="float">
            <text:p>-15.967578125</text:p>
          </table:table-cell>
          <table:table-cell table:formula="of:=[.E172]-[.B172]" office:value-type="float" office:value="6.634190625" calcext:value-type="float">
            <text:p>6.634190625</text:p>
          </table:table-cell>
        </table:table-row>
        <table:table-row table:style-name="ro1">
          <table:table-cell office:value-type="float" office:value="69.1" calcext:value-type="float">
            <text:p>69.1</text:p>
          </table:table-cell>
          <table:table-cell office:value-type="float" office:value="20.8733" calcext:value-type="float">
            <text:p>20.8733</text:p>
          </table:table-cell>
          <table:table-cell/>
          <table:table-cell office:value-type="float" office:value="54.580078125" calcext:value-type="float">
            <text:p>54.580078125</text:p>
          </table:table-cell>
          <table:table-cell office:value-type="float" office:value="28.212890625" calcext:value-type="float">
            <text:p>28.212890625</text:p>
          </table:table-cell>
          <table:table-cell/>
          <table:table-cell office:value-type="float" office:value="1779" calcext:value-type="float">
            <text:p>1779</text:p>
          </table:table-cell>
          <table:table-cell office:value-type="float" office:value="2535" calcext:value-type="float">
            <text:p>2535</text:p>
          </table:table-cell>
          <table:table-cell/>
          <table:table-cell table:formula="of:=[.D173]-[.A173]" office:value-type="float" office:value="-14.519921875" calcext:value-type="float">
            <text:p>-14.519921875</text:p>
          </table:table-cell>
          <table:table-cell table:formula="of:=[.E173]-[.B173]" office:value-type="float" office:value="7.339590625" calcext:value-type="float">
            <text:p>7.339590625</text:p>
          </table:table-cell>
        </table:table-row>
        <table:table-row table:style-name="ro1">
          <table:table-cell office:value-type="float" office:value="61.12" calcext:value-type="float">
            <text:p>61.12</text:p>
          </table:table-cell>
          <table:table-cell office:value-type="float" office:value="20.5565" calcext:value-type="float">
            <text:p>20.5565</text:p>
          </table:table-cell>
          <table:table-cell/>
          <table:table-cell office:value-type="float" office:value="48.33984375" calcext:value-type="float">
            <text:p>48.33984375</text:p>
          </table:table-cell>
          <table:table-cell office:value-type="float" office:value="28.212890625" calcext:value-type="float">
            <text:p>28.212890625</text:p>
          </table:table-cell>
          <table:table-cell/>
          <table:table-cell office:value-type="float" office:value="1708" calcext:value-type="float">
            <text:p>1708</text:p>
          </table:table-cell>
          <table:table-cell office:value-type="float" office:value="2535" calcext:value-type="float">
            <text:p>2535</text:p>
          </table:table-cell>
          <table:table-cell/>
          <table:table-cell table:formula="of:=[.D174]-[.A174]" office:value-type="float" office:value="-12.78015625" calcext:value-type="float">
            <text:p>-12.78015625</text:p>
          </table:table-cell>
          <table:table-cell table:formula="of:=[.E174]-[.B174]" office:value-type="float" office:value="7.656390625" calcext:value-type="float">
            <text:p>7.656390625</text:p>
          </table:table-cell>
        </table:table-row>
        <table:table-row table:style-name="ro1">
          <table:table-cell office:value-type="float" office:value="53.05" calcext:value-type="float">
            <text:p>53.05</text:p>
          </table:table-cell>
          <table:table-cell office:value-type="float" office:value="20.6462" calcext:value-type="float">
            <text:p>20.6462</text:p>
          </table:table-cell>
          <table:table-cell/>
          <table:table-cell office:value-type="float" office:value="42.01171875" calcext:value-type="float">
            <text:p>42.01171875</text:p>
          </table:table-cell>
          <table:table-cell office:value-type="float" office:value="28.212890625" calcext:value-type="float">
            <text:p>28.212890625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float" office:value="2535" calcext:value-type="float">
            <text:p>2535</text:p>
          </table:table-cell>
          <table:table-cell/>
          <table:table-cell table:formula="of:=[.D175]-[.A175]" office:value-type="float" office:value="-11.03828125" calcext:value-type="float">
            <text:p>-11.03828125</text:p>
          </table:table-cell>
          <table:table-cell table:formula="of:=[.E175]-[.B175]" office:value-type="float" office:value="7.566690625" calcext:value-type="float">
            <text:p>7.566690625</text:p>
          </table:table-cell>
        </table:table-row>
        <table:table-row table:style-name="ro1">
          <table:table-cell office:value-type="float" office:value="45.21" calcext:value-type="float">
            <text:p>45.21</text:p>
          </table:table-cell>
          <table:table-cell office:value-type="float" office:value="21.1372" calcext:value-type="float">
            <text:p>21.1372</text:p>
          </table:table-cell>
          <table:table-cell/>
          <table:table-cell office:value-type="float" office:value="36.123046875" calcext:value-type="float">
            <text:p>36.123046875</text:p>
          </table:table-cell>
          <table:table-cell office:value-type="float" office:value="28.212890625" calcext:value-type="float">
            <text:p>28.212890625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float" office:value="2535" calcext:value-type="float">
            <text:p>2535</text:p>
          </table:table-cell>
          <table:table-cell/>
          <table:table-cell table:formula="of:=[.D176]-[.A176]" office:value-type="float" office:value="-9.086953125" calcext:value-type="float">
            <text:p>-9.086953125</text:p>
          </table:table-cell>
          <table:table-cell table:formula="of:=[.E176]-[.B176]" office:value-type="float" office:value="7.075690625" calcext:value-type="float">
            <text:p>7.075690625</text:p>
          </table:table-cell>
        </table:table-row>
        <table:table-row table:style-name="ro1">
          <table:table-cell office:value-type="float" office:value="37.85" calcext:value-type="float">
            <text:p>37.85</text:p>
          </table:table-cell>
          <table:table-cell office:value-type="float" office:value="22.0027" calcext:value-type="float">
            <text:p>22.0027</text:p>
          </table:table-cell>
          <table:table-cell/>
          <table:table-cell office:value-type="float" office:value="30.5859375" calcext:value-type="float">
            <text:p>30.5859375</text:p>
          </table:table-cell>
          <table:table-cell office:value-type="float" office:value="28.212890625" calcext:value-type="float">
            <text:p>28.212890625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2535" calcext:value-type="float">
            <text:p>2535</text:p>
          </table:table-cell>
          <table:table-cell/>
          <table:table-cell table:formula="of:=[.D177]-[.A177]" office:value-type="float" office:value="-7.2640625" calcext:value-type="float">
            <text:p>-7.2640625</text:p>
          </table:table-cell>
          <table:table-cell table:formula="of:=[.E177]-[.B177]" office:value-type="float" office:value="6.210190625" calcext:value-type="float">
            <text:p>6.2101906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.609375" calcext:value-type="float">
            <text:p>24.609375</text:p>
          </table:table-cell>
          <table:table-cell office:value-type="float" office:value="28.65234375" calcext:value-type="float">
            <text:p>28.65234375</text:p>
          </table:table-cell>
          <table:table-cell/>
          <table:table-cell office:value-type="float" office:value="1438" calcext:value-type="float">
            <text:p>1438</text:p>
          </table:table-cell>
          <table:table-cell office:value-type="float" office:value="2530" calcext:value-type="float">
            <text:p>2530</text:p>
          </table:table-cell>
          <table:table-cell/>
          <table:table-cell table:formula="of:=[.D178]-[.A178]" office:value-type="float" office:value="-5.390625" calcext:value-type="float">
            <text:p>-5.390625</text:p>
          </table:table-cell>
          <table:table-cell table:formula="of:=[.E178]-[.B178]" office:value-type="float" office:value="4.65234375" calcext:value-type="float">
            <text:p>4.65234375</text:p>
          </table:table-cell>
        </table:table-row>
        <table:table-row table:style-name="ro1">
          <table:table-cell office:value-type="float" office:value="23.71" calcext:value-type="float">
            <text:p>23.71</text:p>
          </table:table-cell>
          <table:table-cell office:value-type="float" office:value="22.6365" calcext:value-type="float">
            <text:p>22.6365</text:p>
          </table:table-cell>
          <table:table-cell/>
          <table:table-cell office:value-type="float" office:value="19.51171875" calcext:value-type="float">
            <text:p>19.51171875</text:p>
          </table:table-cell>
          <table:table-cell office:value-type="float" office:value="28.916015625" calcext:value-type="float">
            <text:p>28.916015625</text:p>
          </table:table-cell>
          <table:table-cell/>
          <table:table-cell office:value-type="float" office:value="1380" calcext:value-type="float">
            <text:p>1380</text:p>
          </table:table-cell>
          <table:table-cell office:value-type="float" office:value="2527" calcext:value-type="float">
            <text:p>2527</text:p>
          </table:table-cell>
          <table:table-cell/>
          <table:table-cell table:formula="of:=[.D179]-[.A179]" office:value-type="float" office:value="-4.19828125" calcext:value-type="float">
            <text:p>-4.19828125</text:p>
          </table:table-cell>
          <table:table-cell table:formula="of:=[.E179]-[.B179]" office:value-type="float" office:value="6.279515625" calcext:value-type="float">
            <text:p>6.279515625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21.5788" calcext:value-type="float">
            <text:p>21.5788</text:p>
          </table:table-cell>
          <table:table-cell/>
          <table:table-cell office:value-type="float" office:value="13.974609375" calcext:value-type="float">
            <text:p>13.974609375</text:p>
          </table:table-cell>
          <table:table-cell office:value-type="float" office:value="29.53125" calcext:value-type="float">
            <text:p>29.53125</text:p>
          </table:table-cell>
          <table:table-cell/>
          <table:table-cell office:value-type="float" office:value="1317" calcext:value-type="float">
            <text:p>1317</text:p>
          </table:table-cell>
          <table:table-cell office:value-type="float" office:value="2520" calcext:value-type="float">
            <text:p>2520</text:p>
          </table:table-cell>
          <table:table-cell/>
          <table:table-cell table:formula="of:=[.D180]-[.A180]" office:value-type="float" office:value="-2.725390625" calcext:value-type="float">
            <text:p>-2.725390625</text:p>
          </table:table-cell>
          <table:table-cell table:formula="of:=[.E180]-[.B180]" office:value-type="float" office:value="7.95245" calcext:value-type="float">
            <text:p>7.95245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20.8733" calcext:value-type="float">
            <text:p>20.8733</text:p>
          </table:table-cell>
          <table:table-cell/>
          <table:table-cell office:value-type="float" office:value="9.4921875" calcext:value-type="float">
            <text:p>9.4921875</text:p>
          </table:table-cell>
          <table:table-cell office:value-type="float" office:value="30.234375" calcext:value-type="float">
            <text:p>30.234375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float" office:value="2512" calcext:value-type="float">
            <text:p>2512</text:p>
          </table:table-cell>
          <table:table-cell/>
          <table:table-cell table:formula="of:=[.D181]-[.A181]" office:value-type="float" office:value="0.3921875" calcext:value-type="float">
            <text:p>0.3921875</text:p>
          </table:table-cell>
          <table:table-cell table:formula="of:=[.E181]-[.B181]" office:value-type="float" office:value="9.361075" calcext:value-type="float">
            <text:p>9.361075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20.5565" calcext:value-type="float">
            <text:p>20.5565</text:p>
          </table:table-cell>
          <table:table-cell/>
          <table:table-cell office:value-type="float" office:value="0.17578125" calcext:value-type="float">
            <text:p>0.17578125</text:p>
          </table:table-cell>
          <table:table-cell office:value-type="float" office:value="30.146484375" calcext:value-type="float">
            <text:p>30.146484375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D182]-[.A182]" office:value-type="float" office:value="-0.94421875" calcext:value-type="float">
            <text:p>-0.94421875</text:p>
          </table:table-cell>
          <table:table-cell table:formula="of:=[.E182]-[.B182]" office:value-type="float" office:value="9.589984375" calcext:value-type="float">
            <text:p>9.589984375</text:p>
          </table:table-cell>
        </table:table-row>
        <table:table-row table:style-name="ro1">
          <table:table-cell office:value-type="float" office:value="-6.95" calcext:value-type="float">
            <text:p>-6.95</text:p>
          </table:table-cell>
          <table:table-cell office:value-type="float" office:value="20.6461" calcext:value-type="float">
            <text:p>20.6461</text:p>
          </table:table-cell>
          <table:table-cell/>
          <table:table-cell office:value-type="float" office:value="-4.39453125" calcext:value-type="float">
            <text:p>-4.39453125</text:p>
          </table:table-cell>
          <table:table-cell office:value-type="float" office:value="30.05859375" calcext:value-type="float">
            <text:p>30.05859375</text:p>
          </table:table-cell>
          <table:table-cell/>
          <table:table-cell office:value-type="float" office:value="1108" calcext:value-type="float">
            <text:p>1108</text:p>
          </table:table-cell>
          <table:table-cell office:value-type="float" office:value="2514" calcext:value-type="float">
            <text:p>2514</text:p>
          </table:table-cell>
          <table:table-cell/>
          <table:table-cell table:formula="of:=[.D183]-[.A183]" office:value-type="float" office:value="2.55546875" calcext:value-type="float">
            <text:p>2.55546875</text:p>
          </table:table-cell>
          <table:table-cell table:formula="of:=[.E183]-[.B183]" office:value-type="float" office:value="9.41249375" calcext:value-type="float">
            <text:p>9.41249375</text:p>
          </table:table-cell>
        </table:table-row>
        <table:table-row table:style-name="ro1">
          <table:table-cell office:value-type="float" office:value="-14.79" calcext:value-type="float">
            <text:p>-14.79</text:p>
          </table:table-cell>
          <table:table-cell office:value-type="float" office:value="21.1372" calcext:value-type="float">
            <text:p>21.1372</text:p>
          </table:table-cell>
          <table:table-cell/>
          <table:table-cell office:value-type="float" office:value="-12.12890625" calcext:value-type="float">
            <text:p>-12.12890625</text:p>
          </table:table-cell>
          <table:table-cell office:value-type="float" office:value="30.849609375" calcext:value-type="float">
            <text:p>30.849609375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2505" calcext:value-type="float">
            <text:p>2505</text:p>
          </table:table-cell>
          <table:table-cell/>
          <table:table-cell table:formula="of:=[.D184]-[.A184]" office:value-type="float" office:value="2.66109375" calcext:value-type="float">
            <text:p>2.66109375</text:p>
          </table:table-cell>
          <table:table-cell table:formula="of:=[.E184]-[.B184]" office:value-type="float" office:value="9.712409375" calcext:value-type="float">
            <text:p>9.712409375</text:p>
          </table:table-cell>
        </table:table-row>
        <table:table-row table:style-name="ro1">
          <table:table-cell office:value-type="float" office:value="-22.15" calcext:value-type="float">
            <text:p>-22.15</text:p>
          </table:table-cell>
          <table:table-cell office:value-type="float" office:value="22.0027" calcext:value-type="float">
            <text:p>22.0027</text:p>
          </table:table-cell>
          <table:table-cell/>
          <table:table-cell office:value-type="float" office:value="-20.302734375" calcext:value-type="float">
            <text:p>-20.302734375</text:p>
          </table:table-cell>
          <table:table-cell office:value-type="float" office:value="31.376953125" calcext:value-type="float">
            <text:p>31.376953125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2499" calcext:value-type="float">
            <text:p>2499</text:p>
          </table:table-cell>
          <table:table-cell/>
          <table:table-cell table:formula="of:=[.D185]-[.A185]" office:value-type="float" office:value="1.847265625" calcext:value-type="float">
            <text:p>1.847265625</text:p>
          </table:table-cell>
          <table:table-cell table:formula="of:=[.E185]-[.B185]" office:value-type="float" office:value="9.374253125" calcext:value-type="float">
            <text:p>9.37425312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-29.443359375" calcext:value-type="float">
            <text:p>-29.443359375</text:p>
          </table:table-cell>
          <table:table-cell office:value-type="float" office:value="33.134765625" calcext:value-type="float">
            <text:p>33.134765625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2479" calcext:value-type="float">
            <text:p>2479</text:p>
          </table:table-cell>
          <table:table-cell/>
          <table:table-cell table:formula="of:=[.D186]-[.A186]" office:value-type="float" office:value="0.556640625" calcext:value-type="float">
            <text:p>0.556640625</text:p>
          </table:table-cell>
          <table:table-cell table:formula="of:=[.E186]-[.B186]" office:value-type="float" office:value="9.134765625" calcext:value-type="float">
            <text:p>9.134765625</text:p>
          </table:table-cell>
        </table:table-row>
        <table:table-row table:style-name="ro1">
          <table:table-cell office:value-type="float" office:value="-36.29" calcext:value-type="float">
            <text:p>-36.29</text:p>
          </table:table-cell>
          <table:table-cell office:value-type="float" office:value="22.6365" calcext:value-type="float">
            <text:p>22.6365</text:p>
          </table:table-cell>
          <table:table-cell/>
          <table:table-cell office:value-type="float" office:value="-37.001953125" calcext:value-type="float">
            <text:p>-37.001953125</text:p>
          </table:table-cell>
          <table:table-cell office:value-type="float" office:value="32.255859375" calcext:value-type="float">
            <text:p>32.255859375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2489" calcext:value-type="float">
            <text:p>2489</text:p>
          </table:table-cell>
          <table:table-cell/>
          <table:table-cell table:formula="of:=[.D187]-[.A187]" office:value-type="float" office:value="-0.711953125000001" calcext:value-type="float">
            <text:p>-0.711953125000001</text:p>
          </table:table-cell>
          <table:table-cell table:formula="of:=[.E187]-[.B187]" office:value-type="float" office:value="9.619359375" calcext:value-type="float">
            <text:p>9.619359375</text:p>
          </table:table-cell>
        </table:table-row>
        <table:table-row table:style-name="ro1">
          <table:table-cell office:value-type="float" office:value="-43.3" calcext:value-type="float">
            <text:p>-43.3</text:p>
          </table:table-cell>
          <table:table-cell office:value-type="float" office:value="21.5787" calcext:value-type="float">
            <text:p>21.5787</text:p>
          </table:table-cell>
          <table:table-cell/>
          <table:table-cell office:value-type="float" office:value="-45.703125" calcext:value-type="float">
            <text:p>-45.703125</text:p>
          </table:table-cell>
          <table:table-cell office:value-type="float" office:value="31.552734375" calcext:value-type="float">
            <text:p>31.552734375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2497" calcext:value-type="float">
            <text:p>2497</text:p>
          </table:table-cell>
          <table:table-cell/>
          <table:table-cell table:formula="of:=[.D188]-[.A188]" office:value-type="float" office:value="-2.403125" calcext:value-type="float">
            <text:p>-2.403125</text:p>
          </table:table-cell>
          <table:table-cell table:formula="of:=[.E188]-[.B188]" office:value-type="float" office:value="9.974034375" calcext:value-type="float">
            <text:p>9.974034375</text:p>
          </table:table-cell>
        </table:table-row>
        <table:table-row table:style-name="ro1">
          <table:table-cell office:value-type="float" office:value="-50.9" calcext:value-type="float">
            <text:p>-50.9</text:p>
          </table:table-cell>
          <table:table-cell office:value-type="float" office:value="20.8733" calcext:value-type="float">
            <text:p>20.8733</text:p>
          </table:table-cell>
          <table:table-cell/>
          <table:table-cell office:value-type="float" office:value="-55.37109375" calcext:value-type="float">
            <text:p>-55.37109375</text:p>
          </table:table-cell>
          <table:table-cell office:value-type="float" office:value="30.9375" calcext:value-type="float">
            <text:p>30.9375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2504" calcext:value-type="float">
            <text:p>2504</text:p>
          </table:table-cell>
          <table:table-cell/>
          <table:table-cell table:formula="of:=[.D189]-[.A189]" office:value-type="float" office:value="-4.47109375" calcext:value-type="float">
            <text:p>-4.47109375</text:p>
          </table:table-cell>
          <table:table-cell table:formula="of:=[.E189]-[.B189]" office:value-type="float" office:value="10.0642" calcext:value-type="float">
            <text:p>10.0642</text:p>
          </table:table-cell>
        </table:table-row>
        <table:table-row table:style-name="ro1">
          <table:table-cell office:value-type="float" office:value="-58.88" calcext:value-type="float">
            <text:p>-58.88</text:p>
          </table:table-cell>
          <table:table-cell office:value-type="float" office:value="20.5565" calcext:value-type="float">
            <text:p>20.5565</text:p>
          </table:table-cell>
          <table:table-cell/>
          <table:table-cell office:value-type="float" office:value="-65.21484375" calcext:value-type="float">
            <text:p>-65.21484375</text:p>
          </table:table-cell>
          <table:table-cell office:value-type="float" office:value="30.5859375" calcext:value-type="float">
            <text:p>30.585937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2508" calcext:value-type="float">
            <text:p>2508</text:p>
          </table:table-cell>
          <table:table-cell/>
          <table:table-cell table:formula="of:=[.D190]-[.A190]" office:value-type="float" office:value="-6.33484375" calcext:value-type="float">
            <text:p>-6.33484375</text:p>
          </table:table-cell>
          <table:table-cell table:formula="of:=[.E190]-[.B190]" office:value-type="float" office:value="10.0294375" calcext:value-type="float">
            <text:p>10.0294375</text:p>
          </table:table-cell>
        </table:table-row>
        <table:table-row table:style-name="ro1">
          <table:table-cell office:value-type="float" office:value="-66.95" calcext:value-type="float">
            <text:p>-66.95</text:p>
          </table:table-cell>
          <table:table-cell office:value-type="float" office:value="20.6462" calcext:value-type="float">
            <text:p>20.6462</text:p>
          </table:table-cell>
          <table:table-cell/>
          <table:table-cell office:value-type="float" office:value="-75.322265625" calcext:value-type="float">
            <text:p>-75.322265625</text:p>
          </table:table-cell>
          <table:table-cell office:value-type="float" office:value="30.673828125" calcext:value-type="float">
            <text:p>30.673828125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507" calcext:value-type="float">
            <text:p>2507</text:p>
          </table:table-cell>
          <table:table-cell/>
          <table:table-cell table:formula="of:=[.D191]-[.A191]" office:value-type="float" office:value="-8.372265625" calcext:value-type="float">
            <text:p>-8.372265625</text:p>
          </table:table-cell>
          <table:table-cell table:formula="of:=[.E191]-[.B191]" office:value-type="float" office:value="10.027628125" calcext:value-type="float">
            <text:p>10.027628125</text:p>
          </table:table-cell>
        </table:table-row>
        <table:table-row table:style-name="ro1">
          <table:table-cell office:value-type="float" office:value="-74.79" calcext:value-type="float">
            <text:p>-74.79</text:p>
          </table:table-cell>
          <table:table-cell office:value-type="float" office:value="21.1372" calcext:value-type="float">
            <text:p>21.1372</text:p>
          </table:table-cell>
          <table:table-cell/>
          <table:table-cell office:value-type="float" office:value="-84.7265625" calcext:value-type="float">
            <text:p>-84.7265625</text:p>
          </table:table-cell>
          <table:table-cell office:value-type="float" office:value="31.11328125" calcext:value-type="float">
            <text:p>31.1132812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2502" calcext:value-type="float">
            <text:p>2502</text:p>
          </table:table-cell>
          <table:table-cell/>
          <table:table-cell table:formula="of:=[.D192]-[.A192]" office:value-type="float" office:value="-9.93656249999999" calcext:value-type="float">
            <text:p>-9.93656249999999</text:p>
          </table:table-cell>
          <table:table-cell table:formula="of:=[.E192]-[.B192]" office:value-type="float" office:value="9.97608125" calcext:value-type="float">
            <text:p>9.97608125</text:p>
          </table:table-cell>
        </table:table-row>
        <table:table-row table:style-name="ro1">
          <table:table-cell office:value-type="float" office:value="-82.15" calcext:value-type="float">
            <text:p>-82.15</text:p>
          </table:table-cell>
          <table:table-cell office:value-type="float" office:value="22.0027" calcext:value-type="float">
            <text:p>22.0027</text:p>
          </table:table-cell>
          <table:table-cell/>
          <table:table-cell office:value-type="float" office:value="-93.251953125" calcext:value-type="float">
            <text:p>-93.251953125</text:p>
          </table:table-cell>
          <table:table-cell office:value-type="float" office:value="31.728515625" calcext:value-type="float">
            <text:p>31.72851562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95" calcext:value-type="float">
            <text:p>2495</text:p>
          </table:table-cell>
          <table:table-cell/>
          <table:table-cell table:formula="of:=[.D193]-[.A193]" office:value-type="float" office:value="-11.101953125" calcext:value-type="float">
            <text:p>-11.101953125</text:p>
          </table:table-cell>
          <table:table-cell table:formula="of:=[.E193]-[.B193]" office:value-type="float" office:value="9.725815625" calcext:value-type="float">
            <text:p>9.72581562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-101.6015625" calcext:value-type="float">
            <text:p>-101.6015625</text:p>
          </table:table-cell>
          <table:table-cell office:value-type="float" office:value="33.134765625" calcext:value-type="float">
            <text:p>33.134765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79" calcext:value-type="float">
            <text:p>2479</text:p>
          </table:table-cell>
          <table:table-cell/>
          <table:table-cell table:formula="of:=[.D194]-[.A194]" office:value-type="float" office:value="-11.6015625" calcext:value-type="float">
            <text:p>-11.6015625</text:p>
          </table:table-cell>
          <table:table-cell table:formula="of:=[.E194]-[.B194]" office:value-type="float" office:value="9.134765625" calcext:value-type="float">
            <text:p>9.134765625</text:p>
          </table:table-cell>
        </table:table-row>
        <table:table-row table:style-name="ro1">
          <table:table-cell office:value-type="float" office:value="83.71" calcext:value-type="float">
            <text:p>83.71</text:p>
          </table:table-cell>
          <table:table-cell office:value-type="float" office:value="-27.6365" calcext:value-type="float">
            <text:p>-27.6365</text:p>
          </table:table-cell>
          <table:table-cell/>
          <table:table-cell office:value-type="float" office:value="66.62109375" calcext:value-type="float">
            <text:p>66.62109375</text:p>
          </table:table-cell>
          <table:table-cell office:value-type="float" office:value="-27.6365" calcext:value-type="float">
            <text:p>-27.6365</text:p>
          </table:table-cell>
          <table:table-cell/>
          <table:table-cell office:value-type="float" office:value="1916" calcext:value-type="float">
            <text:p>1916</text:p>
          </table:table-cell>
          <table:table-cell office:value-type="float" office:value="5601" calcext:value-type="float">
            <text:p>5601</text:p>
          </table:table-cell>
          <table:table-cell/>
          <table:table-cell table:formula="of:=[.D195]-[.A195]" office:value-type="float" office:value="-17.08890625" calcext:value-type="float">
            <text:p>-17.08890625</text:p>
          </table:table-cell>
          <table:table-cell table:formula="of:=[.E195]-[.B1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-26.5787" calcext:value-type="float">
            <text:p>-26.5787</text:p>
          </table:table-cell>
          <table:table-cell/>
          <table:table-cell office:value-type="float" office:value="60.732421875" calcext:value-type="float">
            <text:p>60.732421875</text:p>
          </table:table-cell>
          <table:table-cell office:value-type="float" office:value="-20.21484375" calcext:value-type="float">
            <text:p>-20.21484375</text:p>
          </table:table-cell>
          <table:table-cell/>
          <table:table-cell office:value-type="float" office:value="1849" calcext:value-type="float">
            <text:p>1849</text:p>
          </table:table-cell>
          <table:table-cell office:value-type="float" office:value="3086" calcext:value-type="float">
            <text:p>3086</text:p>
          </table:table-cell>
          <table:table-cell/>
          <table:table-cell table:formula="of:=[.D196]-[.A196]" office:value-type="float" office:value="-15.967578125" calcext:value-type="float">
            <text:p>-15.967578125</text:p>
          </table:table-cell>
          <table:table-cell table:formula="of:=[.E196]-[.B196]" office:value-type="float" office:value="6.36385625" calcext:value-type="float">
            <text:p>6.36385625</text:p>
          </table:table-cell>
        </table:table-row>
        <table:table-row table:style-name="ro1">
          <table:table-cell office:value-type="float" office:value="69.1" calcext:value-type="float">
            <text:p>69.1</text:p>
          </table:table-cell>
          <table:table-cell office:value-type="float" office:value="-25.8733" calcext:value-type="float">
            <text:p>-25.8733</text:p>
          </table:table-cell>
          <table:table-cell/>
          <table:table-cell office:value-type="float" office:value="54.580078125" calcext:value-type="float">
            <text:p>54.580078125</text:p>
          </table:table-cell>
          <table:table-cell office:value-type="float" office:value="-19.599609375" calcext:value-type="float">
            <text:p>-19.599609375</text:p>
          </table:table-cell>
          <table:table-cell/>
          <table:table-cell office:value-type="float" office:value="1779" calcext:value-type="float">
            <text:p>1779</text:p>
          </table:table-cell>
          <table:table-cell office:value-type="float" office:value="3079" calcext:value-type="float">
            <text:p>3079</text:p>
          </table:table-cell>
          <table:table-cell/>
          <table:table-cell table:formula="of:=[.D197]-[.A197]" office:value-type="float" office:value="-14.519921875" calcext:value-type="float">
            <text:p>-14.519921875</text:p>
          </table:table-cell>
          <table:table-cell table:formula="of:=[.E197]-[.B197]" office:value-type="float" office:value="6.273690625" calcext:value-type="float">
            <text:p>6.273690625</text:p>
          </table:table-cell>
        </table:table-row>
        <table:table-row table:style-name="ro1">
          <table:table-cell office:value-type="float" office:value="61.12" calcext:value-type="float">
            <text:p>61.12</text:p>
          </table:table-cell>
          <table:table-cell office:value-type="float" office:value="-25.5566" calcext:value-type="float">
            <text:p>-25.5566</text:p>
          </table:table-cell>
          <table:table-cell/>
          <table:table-cell office:value-type="float" office:value="48.251953125" calcext:value-type="float">
            <text:p>48.251953125</text:p>
          </table:table-cell>
          <table:table-cell office:value-type="float" office:value="-19.3359375" calcext:value-type="float">
            <text:p>-19.3359375</text:p>
          </table:table-cell>
          <table:table-cell/>
          <table:table-cell office:value-type="float" office:value="1707" calcext:value-type="float">
            <text:p>1707</text:p>
          </table:table-cell>
          <table:table-cell office:value-type="float" office:value="3076" calcext:value-type="float">
            <text:p>3076</text:p>
          </table:table-cell>
          <table:table-cell/>
          <table:table-cell table:formula="of:=[.D198]-[.A198]" office:value-type="float" office:value="-12.868046875" calcext:value-type="float">
            <text:p>-12.868046875</text:p>
          </table:table-cell>
          <table:table-cell table:formula="of:=[.E198]-[.B198]" office:value-type="float" office:value="6.2206625" calcext:value-type="float">
            <text:p>6.2206625</text:p>
          </table:table-cell>
        </table:table-row>
        <table:table-row table:style-name="ro1">
          <table:table-cell office:value-type="float" office:value="53.05" calcext:value-type="float">
            <text:p>53.05</text:p>
          </table:table-cell>
          <table:table-cell office:value-type="float" office:value="-25.6462" calcext:value-type="float">
            <text:p>-25.6462</text:p>
          </table:table-cell>
          <table:table-cell/>
          <table:table-cell office:value-type="float" office:value="42.01171875" calcext:value-type="float">
            <text:p>42.01171875</text:p>
          </table:table-cell>
          <table:table-cell office:value-type="float" office:value="-19.423828125" calcext:value-type="float">
            <text:p>-19.423828125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float" office:value="3077" calcext:value-type="float">
            <text:p>3077</text:p>
          </table:table-cell>
          <table:table-cell/>
          <table:table-cell table:formula="of:=[.D199]-[.A199]" office:value-type="float" office:value="-11.03828125" calcext:value-type="float">
            <text:p>-11.03828125</text:p>
          </table:table-cell>
          <table:table-cell table:formula="of:=[.E199]-[.B199]" office:value-type="float" office:value="6.222371875" calcext:value-type="float">
            <text:p>6.222371875</text:p>
          </table:table-cell>
        </table:table-row>
        <table:table-row table:style-name="ro1">
          <table:table-cell office:value-type="float" office:value="45.21" calcext:value-type="float">
            <text:p>45.21</text:p>
          </table:table-cell>
          <table:table-cell office:value-type="float" office:value="-26.1372" calcext:value-type="float">
            <text:p>-26.1372</text:p>
          </table:table-cell>
          <table:table-cell/>
          <table:table-cell office:value-type="float" office:value="36.123046875" calcext:value-type="float">
            <text:p>36.123046875</text:p>
          </table:table-cell>
          <table:table-cell office:value-type="float" office:value="-19.775390625" calcext:value-type="float">
            <text:p>-19.775390625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float" office:value="3081" calcext:value-type="float">
            <text:p>3081</text:p>
          </table:table-cell>
          <table:table-cell/>
          <table:table-cell table:formula="of:=[.D200]-[.A200]" office:value-type="float" office:value="-9.086953125" calcext:value-type="float">
            <text:p>-9.086953125</text:p>
          </table:table-cell>
          <table:table-cell table:formula="of:=[.E200]-[.B200]" office:value-type="float" office:value="6.361809375" calcext:value-type="float">
            <text:p>6.361809375</text:p>
          </table:table-cell>
        </table:table-row>
        <table:table-row table:style-name="ro1">
          <table:table-cell office:value-type="float" office:value="37.85" calcext:value-type="float">
            <text:p>37.85</text:p>
          </table:table-cell>
          <table:table-cell office:value-type="float" office:value="-27.0026" calcext:value-type="float">
            <text:p>-27.0026</text:p>
          </table:table-cell>
          <table:table-cell/>
          <table:table-cell office:value-type="float" office:value="30.498046875" calcext:value-type="float">
            <text:p>30.498046875</text:p>
          </table:table-cell>
          <table:table-cell office:value-type="float" office:value="-20.56640625" calcext:value-type="float">
            <text:p>-20.56640625</text:p>
          </table:table-cell>
          <table:table-cell/>
          <table:table-cell office:value-type="float" office:value="1505" calcext:value-type="float">
            <text:p>1505</text:p>
          </table:table-cell>
          <table:table-cell office:value-type="float" office:value="3090" calcext:value-type="float">
            <text:p>3090</text:p>
          </table:table-cell>
          <table:table-cell/>
          <table:table-cell table:formula="of:=[.D201]-[.A201]" office:value-type="float" office:value="-7.351953125" calcext:value-type="float">
            <text:p>-7.351953125</text:p>
          </table:table-cell>
          <table:table-cell table:formula="of:=[.E201]-[.B201]" office:value-type="float" office:value="6.43619375" calcext:value-type="float">
            <text:p>6.436193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4.43359375" calcext:value-type="float">
            <text:p>24.43359375</text:p>
          </table:table-cell>
          <table:table-cell office:value-type="float" office:value="-22.060546875" calcext:value-type="float">
            <text:p>-22.060546875</text:p>
          </table:table-cell>
          <table:table-cell/>
          <table:table-cell office:value-type="float" office:value="1436" calcext:value-type="float">
            <text:p>1436</text:p>
          </table:table-cell>
          <table:table-cell office:value-type="float" office:value="3107" calcext:value-type="float">
            <text:p>3107</text:p>
          </table:table-cell>
          <table:table-cell/>
          <table:table-cell table:formula="of:=[.D202]-[.A202]" office:value-type="float" office:value="-5.56640625" calcext:value-type="float">
            <text:p>-5.56640625</text:p>
          </table:table-cell>
          <table:table-cell table:formula="of:=[.E202]-[.B202]" office:value-type="float" office:value="6.939453125" calcext:value-type="float">
            <text:p>6.939453125</text:p>
          </table:table-cell>
        </table:table-row>
        <table:table-row table:style-name="ro1">
          <table:table-cell office:value-type="float" office:value="23.71" calcext:value-type="float">
            <text:p>23.71</text:p>
          </table:table-cell>
          <table:table-cell office:value-type="float" office:value="-27.6365" calcext:value-type="float">
            <text:p>-27.6365</text:p>
          </table:table-cell>
          <table:table-cell/>
          <table:table-cell office:value-type="float" office:value="19.423828125" calcext:value-type="float">
            <text:p>19.423828125</text:p>
          </table:table-cell>
          <table:table-cell office:value-type="float" office:value="-21.09375" calcext:value-type="float">
            <text:p>-21.09375</text:p>
          </table:table-cell>
          <table:table-cell/>
          <table:table-cell office:value-type="float" office:value="1379" calcext:value-type="float">
            <text:p>1379</text:p>
          </table:table-cell>
          <table:table-cell office:value-type="float" office:value="3096" calcext:value-type="float">
            <text:p>3096</text:p>
          </table:table-cell>
          <table:table-cell/>
          <table:table-cell table:formula="of:=[.D203]-[.A203]" office:value-type="float" office:value="-4.286171875" calcext:value-type="float">
            <text:p>-4.286171875</text:p>
          </table:table-cell>
          <table:table-cell table:formula="of:=[.E203]-[.B203]" office:value-type="float" office:value="6.54275" calcext:value-type="float">
            <text:p>6.54275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-26.5788" calcext:value-type="float">
            <text:p>-26.5788</text:p>
          </table:table-cell>
          <table:table-cell/>
          <table:table-cell office:value-type="float" office:value="13.974609375" calcext:value-type="float">
            <text:p>13.974609375</text:p>
          </table:table-cell>
          <table:table-cell office:value-type="float" office:value="-20.21484375" calcext:value-type="float">
            <text:p>-20.21484375</text:p>
          </table:table-cell>
          <table:table-cell/>
          <table:table-cell office:value-type="float" office:value="1317" calcext:value-type="float">
            <text:p>1317</text:p>
          </table:table-cell>
          <table:table-cell office:value-type="float" office:value="3086" calcext:value-type="float">
            <text:p>3086</text:p>
          </table:table-cell>
          <table:table-cell/>
          <table:table-cell table:formula="of:=[.D204]-[.A204]" office:value-type="float" office:value="-2.725390625" calcext:value-type="float">
            <text:p>-2.725390625</text:p>
          </table:table-cell>
          <table:table-cell table:formula="of:=[.E204]-[.B204]" office:value-type="float" office:value="6.36395625" calcext:value-type="float">
            <text:p>6.36395625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-25.8733" calcext:value-type="float">
            <text:p>-25.8733</text:p>
          </table:table-cell>
          <table:table-cell/>
          <table:table-cell office:value-type="float" office:value="9.4921875" calcext:value-type="float">
            <text:p>9.4921875</text:p>
          </table:table-cell>
          <table:table-cell office:value-type="float" office:value="-19.3359375" calcext:value-type="float">
            <text:p>-19.3359375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float" office:value="3076" calcext:value-type="float">
            <text:p>3076</text:p>
          </table:table-cell>
          <table:table-cell/>
          <table:table-cell table:formula="of:=[.D205]-[.A205]" office:value-type="float" office:value="0.3921875" calcext:value-type="float">
            <text:p>0.3921875</text:p>
          </table:table-cell>
          <table:table-cell table:formula="of:=[.E205]-[.B205]" office:value-type="float" office:value="6.5373625" calcext:value-type="float">
            <text:p>6.5373625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-25.5565" calcext:value-type="float">
            <text:p>-25.5565</text:p>
          </table:table-cell>
          <table:table-cell/>
          <table:table-cell office:value-type="float" office:value="2.021484375" calcext:value-type="float">
            <text:p>2.021484375</text:p>
          </table:table-cell>
          <table:table-cell office:value-type="float" office:value="-19.16015625" calcext:value-type="float">
            <text:p>-19.16015625</text:p>
          </table:table-cell>
          <table:table-cell/>
          <table:table-cell office:value-type="float" office:value="1181" calcext:value-type="float">
            <text:p>1181</text:p>
          </table:table-cell>
          <table:table-cell office:value-type="float" office:value="3074" calcext:value-type="float">
            <text:p>3074</text:p>
          </table:table-cell>
          <table:table-cell/>
          <table:table-cell table:formula="of:=[.D206]-[.A206]" office:value-type="float" office:value="0.901484375" calcext:value-type="float">
            <text:p>0.901484375</text:p>
          </table:table-cell>
          <table:table-cell table:formula="of:=[.E206]-[.B206]" office:value-type="float" office:value="6.39634375" calcext:value-type="float">
            <text:p>6.39634375</text:p>
          </table:table-cell>
        </table:table-row>
        <table:table-row table:style-name="ro1">
          <table:table-cell office:value-type="float" office:value="-6.95" calcext:value-type="float">
            <text:p>-6.95</text:p>
          </table:table-cell>
          <table:table-cell office:value-type="float" office:value="-25.6462" calcext:value-type="float">
            <text:p>-25.6462</text:p>
          </table:table-cell>
          <table:table-cell/>
          <table:table-cell office:value-type="float" office:value="-4.482421875" calcext:value-type="float">
            <text:p>-4.482421875</text:p>
          </table:table-cell>
          <table:table-cell office:value-type="float" office:value="-19.248046875" calcext:value-type="float">
            <text:p>-19.248046875</text:p>
          </table:table-cell>
          <table:table-cell/>
          <table:table-cell office:value-type="float" office:value="1107" calcext:value-type="float">
            <text:p>1107</text:p>
          </table:table-cell>
          <table:table-cell office:value-type="float" office:value="3075" calcext:value-type="float">
            <text:p>3075</text:p>
          </table:table-cell>
          <table:table-cell/>
          <table:table-cell table:formula="of:=[.D207]-[.A207]" office:value-type="float" office:value="2.467578125" calcext:value-type="float">
            <text:p>2.467578125</text:p>
          </table:table-cell>
          <table:table-cell table:formula="of:=[.E207]-[.B207]" office:value-type="float" office:value="6.398153125" calcext:value-type="float">
            <text:p>6.398153125</text:p>
          </table:table-cell>
        </table:table-row>
        <table:table-row table:style-name="ro1">
          <table:table-cell office:value-type="float" office:value="-14.79" calcext:value-type="float">
            <text:p>-14.79</text:p>
          </table:table-cell>
          <table:table-cell office:value-type="float" office:value="-26.1372" calcext:value-type="float">
            <text:p>-26.1372</text:p>
          </table:table-cell>
          <table:table-cell/>
          <table:table-cell office:value-type="float" office:value="-12.216796875" calcext:value-type="float">
            <text:p>-12.216796875</text:p>
          </table:table-cell>
          <table:table-cell office:value-type="float" office:value="-19.6875" calcext:value-type="float">
            <text:p>-19.6875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3080" calcext:value-type="float">
            <text:p>3080</text:p>
          </table:table-cell>
          <table:table-cell/>
          <table:table-cell table:formula="of:=[.D208]-[.A208]" office:value-type="float" office:value="2.573203125" calcext:value-type="float">
            <text:p>2.573203125</text:p>
          </table:table-cell>
          <table:table-cell table:formula="of:=[.E208]-[.B208]" office:value-type="float" office:value="6.4497" calcext:value-type="float">
            <text:p>6.4497</text:p>
          </table:table-cell>
        </table:table-row>
        <table:table-row table:style-name="ro1">
          <table:table-cell office:value-type="float" office:value="-22.15" calcext:value-type="float">
            <text:p>-22.15</text:p>
          </table:table-cell>
          <table:table-cell office:value-type="float" office:value="-27.0027" calcext:value-type="float">
            <text:p>-27.0027</text:p>
          </table:table-cell>
          <table:table-cell/>
          <table:table-cell office:value-type="float" office:value="-20.302734375" calcext:value-type="float">
            <text:p>-20.302734375</text:p>
          </table:table-cell>
          <table:table-cell office:value-type="float" office:value="-20.654296875" calcext:value-type="float">
            <text:p>-20.654296875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3091" calcext:value-type="float">
            <text:p>3091</text:p>
          </table:table-cell>
          <table:table-cell/>
          <table:table-cell table:formula="of:=[.D209]-[.A209]" office:value-type="float" office:value="1.847265625" calcext:value-type="float">
            <text:p>1.847265625</text:p>
          </table:table-cell>
          <table:table-cell table:formula="of:=[.E209]-[.B209]" office:value-type="float" office:value="6.348403125" calcext:value-type="float">
            <text:p>6.34840312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-29.443359375" calcext:value-type="float">
            <text:p>-29.443359375</text:p>
          </table:table-cell>
          <table:table-cell office:value-type="float" office:value="-21.884765625" calcext:value-type="float">
            <text:p>-21.884765625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3105" calcext:value-type="float">
            <text:p>3105</text:p>
          </table:table-cell>
          <table:table-cell/>
          <table:table-cell table:formula="of:=[.D210]-[.A210]" office:value-type="float" office:value="0.556640625" calcext:value-type="float">
            <text:p>0.556640625</text:p>
          </table:table-cell>
          <table:table-cell table:formula="of:=[.E210]-[.B210]" office:value-type="float" office:value="7.115234375" calcext:value-type="float">
            <text:p>7.115234375</text:p>
          </table:table-cell>
        </table:table-row>
        <table:table-row table:style-name="ro1">
          <table:table-cell office:value-type="float" office:value="-36.29" calcext:value-type="float">
            <text:p>-36.29</text:p>
          </table:table-cell>
          <table:table-cell office:value-type="float" office:value="-27.6365" calcext:value-type="float">
            <text:p>-27.6365</text:p>
          </table:table-cell>
          <table:table-cell/>
          <table:table-cell office:value-type="float" office:value="-37.001953125" calcext:value-type="float">
            <text:p>-37.001953125</text:p>
          </table:table-cell>
          <table:table-cell office:value-type="float" office:value="-20.91796875" calcext:value-type="float">
            <text:p>-20.91796875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3094" calcext:value-type="float">
            <text:p>3094</text:p>
          </table:table-cell>
          <table:table-cell/>
          <table:table-cell table:formula="of:=[.D211]-[.A211]" office:value-type="float" office:value="-0.711953125000001" calcext:value-type="float">
            <text:p>-0.711953125000001</text:p>
          </table:table-cell>
          <table:table-cell table:formula="of:=[.E211]-[.B211]" office:value-type="float" office:value="6.71853125" calcext:value-type="float">
            <text:p>6.71853125</text:p>
          </table:table-cell>
        </table:table-row>
        <table:table-row table:style-name="ro1">
          <table:table-cell office:value-type="float" office:value="-43.3" calcext:value-type="float">
            <text:p>-43.3</text:p>
          </table:table-cell>
          <table:table-cell office:value-type="float" office:value="-26.5787" calcext:value-type="float">
            <text:p>-26.5787</text:p>
          </table:table-cell>
          <table:table-cell/>
          <table:table-cell office:value-type="float" office:value="-45.703125" calcext:value-type="float">
            <text:p>-45.703125</text:p>
          </table:table-cell>
          <table:table-cell office:value-type="float" office:value="-19.86328125" calcext:value-type="float">
            <text:p>-19.86328125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3082" calcext:value-type="float">
            <text:p>3082</text:p>
          </table:table-cell>
          <table:table-cell/>
          <table:table-cell table:formula="of:=[.D212]-[.A212]" office:value-type="float" office:value="-2.403125" calcext:value-type="float">
            <text:p>-2.403125</text:p>
          </table:table-cell>
          <table:table-cell table:formula="of:=[.E212]-[.B212]" office:value-type="float" office:value="6.71541875" calcext:value-type="float">
            <text:p>6.71541875</text:p>
          </table:table-cell>
        </table:table-row>
        <table:table-row table:style-name="ro1">
          <table:table-cell office:value-type="float" office:value="-50.9" calcext:value-type="float">
            <text:p>-50.9</text:p>
          </table:table-cell>
          <table:table-cell office:value-type="float" office:value="-25.8733" calcext:value-type="float">
            <text:p>-25.8733</text:p>
          </table:table-cell>
          <table:table-cell/>
          <table:table-cell office:value-type="float" office:value="-55.283203125" calcext:value-type="float">
            <text:p>-55.283203125</text:p>
          </table:table-cell>
          <table:table-cell office:value-type="float" office:value="-19.16015625" calcext:value-type="float">
            <text:p>-19.16015625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3074" calcext:value-type="float">
            <text:p>3074</text:p>
          </table:table-cell>
          <table:table-cell/>
          <table:table-cell table:formula="of:=[.D213]-[.A213]" office:value-type="float" office:value="-4.383203125" calcext:value-type="float">
            <text:p>-4.383203125</text:p>
          </table:table-cell>
          <table:table-cell table:formula="of:=[.E213]-[.B213]" office:value-type="float" office:value="6.71314375" calcext:value-type="float">
            <text:p>6.71314375</text:p>
          </table:table-cell>
        </table:table-row>
        <table:table-row table:style-name="ro1">
          <table:table-cell office:value-type="float" office:value="-58.88" calcext:value-type="float">
            <text:p>-58.88</text:p>
          </table:table-cell>
          <table:table-cell office:value-type="float" office:value="-25.5565" calcext:value-type="float">
            <text:p>-25.5565</text:p>
          </table:table-cell>
          <table:table-cell/>
          <table:table-cell office:value-type="float" office:value="-65.302734375" calcext:value-type="float">
            <text:p>-65.302734375</text:p>
          </table:table-cell>
          <table:table-cell office:value-type="float" office:value="-18.80859375" calcext:value-type="float">
            <text:p>-18.8085937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3070" calcext:value-type="float">
            <text:p>3070</text:p>
          </table:table-cell>
          <table:table-cell/>
          <table:table-cell table:formula="of:=[.D214]-[.A214]" office:value-type="float" office:value="-6.422734375" calcext:value-type="float">
            <text:p>-6.422734375</text:p>
          </table:table-cell>
          <table:table-cell table:formula="of:=[.E214]-[.B214]" office:value-type="float" office:value="6.74790625" calcext:value-type="float">
            <text:p>6.74790625</text:p>
          </table:table-cell>
        </table:table-row>
        <table:table-row table:style-name="ro1">
          <table:table-cell office:value-type="float" office:value="-66.95" calcext:value-type="float">
            <text:p>-66.95</text:p>
          </table:table-cell>
          <table:table-cell office:value-type="float" office:value="-25.6462" calcext:value-type="float">
            <text:p>-25.6462</text:p>
          </table:table-cell>
          <table:table-cell/>
          <table:table-cell office:value-type="float" office:value="-75.322265625" calcext:value-type="float">
            <text:p>-75.322265625</text:p>
          </table:table-cell>
          <table:table-cell office:value-type="float" office:value="-18.984375" calcext:value-type="float">
            <text:p>-18.984375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D215]-[.A215]" office:value-type="float" office:value="-8.372265625" calcext:value-type="float">
            <text:p>-8.372265625</text:p>
          </table:table-cell>
          <table:table-cell table:formula="of:=[.E215]-[.B215]" office:value-type="float" office:value="6.661825" calcext:value-type="float">
            <text:p>6.661825</text:p>
          </table:table-cell>
        </table:table-row>
        <table:table-row table:style-name="ro1">
          <table:table-cell office:value-type="float" office:value="-74.79" calcext:value-type="float">
            <text:p>-74.79</text:p>
          </table:table-cell>
          <table:table-cell office:value-type="float" office:value="-26.1372" calcext:value-type="float">
            <text:p>-26.1372</text:p>
          </table:table-cell>
          <table:table-cell/>
          <table:table-cell office:value-type="float" office:value="-84.7265625" calcext:value-type="float">
            <text:p>-84.7265625</text:p>
          </table:table-cell>
          <table:table-cell office:value-type="float" office:value="-19.423828125" calcext:value-type="float">
            <text:p>-19.42382812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3077" calcext:value-type="float">
            <text:p>3077</text:p>
          </table:table-cell>
          <table:table-cell/>
          <table:table-cell table:formula="of:=[.D216]-[.A216]" office:value-type="float" office:value="-9.93656249999999" calcext:value-type="float">
            <text:p>-9.93656249999999</text:p>
          </table:table-cell>
          <table:table-cell table:formula="of:=[.E216]-[.B216]" office:value-type="float" office:value="6.713371875" calcext:value-type="float">
            <text:p>6.713371875</text:p>
          </table:table-cell>
        </table:table-row>
        <table:table-row table:style-name="ro1">
          <table:table-cell office:value-type="float" office:value="-82.15" calcext:value-type="float">
            <text:p>-82.15</text:p>
          </table:table-cell>
          <table:table-cell office:value-type="float" office:value="-27.0027" calcext:value-type="float">
            <text:p>-27.0027</text:p>
          </table:table-cell>
          <table:table-cell/>
          <table:table-cell office:value-type="float" office:value="-93.1640625" calcext:value-type="float">
            <text:p>-93.1640625</text:p>
          </table:table-cell>
          <table:table-cell office:value-type="float" office:value="-20.302734375" calcext:value-type="float">
            <text:p>-20.30273437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087" calcext:value-type="float">
            <text:p>3087</text:p>
          </table:table-cell>
          <table:table-cell/>
          <table:table-cell table:formula="of:=[.D217]-[.A217]" office:value-type="float" office:value="-11.0140625" calcext:value-type="float">
            <text:p>-11.0140625</text:p>
          </table:table-cell>
          <table:table-cell table:formula="of:=[.E217]-[.B217]" office:value-type="float" office:value="6.699965625" calcext:value-type="float">
            <text:p>6.6999656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2.509765625" calcext:value-type="float">
            <text:p>72.50976562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5601" calcext:value-type="float">
            <text:p>5601</text:p>
          </table:table-cell>
          <table:table-cell/>
          <table:table-cell table:formula="of:=[.D218]-[.A218]" office:value-type="float" office:value="-17.490234375" calcext:value-type="float">
            <text:p>-17.490234375</text:p>
          </table:table-cell>
          <table:table-cell table:formula="of:=[.E218]-[.B2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44" calcext:value-type="float">
            <text:p>84.44</text:p>
          </table:table-cell>
          <table:table-cell office:value-type="float" office:value="25.6205" calcext:value-type="float">
            <text:p>25.6205</text:p>
          </table:table-cell>
          <table:table-cell/>
          <table:table-cell office:value-type="float" office:value="67.32421875" calcext:value-type="float">
            <text:p>67.32421875</text:p>
          </table:table-cell>
          <table:table-cell office:value-type="float" office:value="35.33203125" calcext:value-type="float">
            <text:p>35.33203125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2454" calcext:value-type="float">
            <text:p>2454</text:p>
          </table:table-cell>
          <table:table-cell/>
          <table:table-cell table:formula="of:=[.D219]-[.A219]" office:value-type="float" office:value="-17.11578125" calcext:value-type="float">
            <text:p>-17.11578125</text:p>
          </table:table-cell>
          <table:table-cell table:formula="of:=[.E219]-[.B219]" office:value-type="float" office:value="9.71153125" calcext:value-type="float">
            <text:p>9.71153125</text:p>
          </table:table-cell>
        </table:table-row>
        <table:table-row table:style-name="ro1">
          <table:table-cell office:value-type="float" office:value="78.31" calcext:value-type="float">
            <text:p>78.31</text:p>
          </table:table-cell>
          <table:table-cell office:value-type="float" office:value="24.508" calcext:value-type="float">
            <text:p>24.508</text:p>
          </table:table-cell>
          <table:table-cell/>
          <table:table-cell office:value-type="float" office:value="62.138671875" calcext:value-type="float">
            <text:p>62.138671875</text:p>
          </table:table-cell>
          <table:table-cell office:value-type="float" office:value="34.892578125" calcext:value-type="float">
            <text:p>34.892578125</text:p>
          </table:table-cell>
          <table:table-cell/>
          <table:table-cell office:value-type="float" office:value="1865" calcext:value-type="float">
            <text:p>1865</text:p>
          </table:table-cell>
          <table:table-cell office:value-type="float" office:value="2459" calcext:value-type="float">
            <text:p>2459</text:p>
          </table:table-cell>
          <table:table-cell/>
          <table:table-cell table:formula="of:=[.D220]-[.A220]" office:value-type="float" office:value="-16.171328125" calcext:value-type="float">
            <text:p>-16.171328125</text:p>
          </table:table-cell>
          <table:table-cell table:formula="of:=[.E220]-[.B220]" office:value-type="float" office:value="10.384578125" calcext:value-type="float">
            <text:p>10.384578125</text:p>
          </table:table-cell>
        </table:table-row>
        <table:table-row table:style-name="ro1">
          <table:table-cell office:value-type="float" office:value="71.69" calcext:value-type="float">
            <text:p>71.69</text:p>
          </table:table-cell>
          <table:table-cell office:value-type="float" office:value="23.7001" calcext:value-type="float">
            <text:p>23.7001</text:p>
          </table:table-cell>
          <table:table-cell/>
          <table:table-cell office:value-type="float" office:value="56.6015625" calcext:value-type="float">
            <text:p>56.6015625</text:p>
          </table:table-cell>
          <table:table-cell office:value-type="float" office:value="34.453125" calcext:value-type="float">
            <text:p>34.453125</text:p>
          </table:table-cell>
          <table:table-cell/>
          <table:table-cell office:value-type="float" office:value="1802" calcext:value-type="float">
            <text:p>1802</text:p>
          </table:table-cell>
          <table:table-cell office:value-type="float" office:value="2464" calcext:value-type="float">
            <text:p>2464</text:p>
          </table:table-cell>
          <table:table-cell/>
          <table:table-cell table:formula="of:=[.D221]-[.A221]" office:value-type="float" office:value="-15.0884375" calcext:value-type="float">
            <text:p>-15.0884375</text:p>
          </table:table-cell>
          <table:table-cell table:formula="of:=[.E221]-[.B221]" office:value-type="float" office:value="10.753025" calcext:value-type="float">
            <text:p>10.753025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23.2286" calcext:value-type="float">
            <text:p>23.2286</text:p>
          </table:table-cell>
          <table:table-cell/>
          <table:table-cell office:value-type="float" office:value="51.064453125" calcext:value-type="float">
            <text:p>51.064453125</text:p>
          </table:table-cell>
          <table:table-cell office:value-type="float" office:value="34.013671875" calcext:value-type="float">
            <text:p>34.013671875</text:p>
          </table:table-cell>
          <table:table-cell/>
          <table:table-cell office:value-type="float" office:value="1739" calcext:value-type="float">
            <text:p>1739</text:p>
          </table:table-cell>
          <table:table-cell office:value-type="float" office:value="2469" calcext:value-type="float">
            <text:p>2469</text:p>
          </table:table-cell>
          <table:table-cell/>
          <table:table-cell table:formula="of:=[.D222]-[.A222]" office:value-type="float" office:value="-13.635546875" calcext:value-type="float">
            <text:p>-13.635546875</text:p>
          </table:table-cell>
          <table:table-cell table:formula="of:=[.E222]-[.B222]" office:value-type="float" office:value="10.785071875" calcext:value-type="float">
            <text:p>10.785071875</text:p>
          </table:table-cell>
        </table:table-row>
        <table:table-row table:style-name="ro1">
          <table:table-cell office:value-type="float" office:value="57.53" calcext:value-type="float">
            <text:p>57.53</text:p>
          </table:table-cell>
          <table:table-cell office:value-type="float" office:value="23.1142" calcext:value-type="float">
            <text:p>23.1142</text:p>
          </table:table-cell>
          <table:table-cell/>
          <table:table-cell office:value-type="float" office:value="45.615234375" calcext:value-type="float">
            <text:p>45.615234375</text:p>
          </table:table-cell>
          <table:table-cell office:value-type="float" office:value="33.837890625" calcext:value-type="float">
            <text:p>33.837890625</text:p>
          </table:table-cell>
          <table:table-cell/>
          <table:table-cell office:value-type="float" office:value="1677" calcext:value-type="float">
            <text:p>1677</text:p>
          </table:table-cell>
          <table:table-cell office:value-type="float" office:value="2471" calcext:value-type="float">
            <text:p>2471</text:p>
          </table:table-cell>
          <table:table-cell/>
          <table:table-cell table:formula="of:=[.D223]-[.A223]" office:value-type="float" office:value="-11.914765625" calcext:value-type="float">
            <text:p>-11.914765625</text:p>
          </table:table-cell>
          <table:table-cell table:formula="of:=[.E223]-[.B223]" office:value-type="float" office:value="10.723690625" calcext:value-type="float">
            <text:p>10.723690625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23.362" calcext:value-type="float">
            <text:p>23.362</text:p>
          </table:table-cell>
          <table:table-cell/>
          <table:table-cell office:value-type="float" office:value="40.078125" calcext:value-type="float">
            <text:p>40.078125</text:p>
          </table:table-cell>
          <table:table-cell office:value-type="float" office:value="34.1015625" calcext:value-type="float">
            <text:p>34.1015625</text:p>
          </table:table-cell>
          <table:table-cell/>
          <table:table-cell office:value-type="float" office:value="1614" calcext:value-type="float">
            <text:p>1614</text:p>
          </table:table-cell>
          <table:table-cell office:value-type="float" office:value="2468" calcext:value-type="float">
            <text:p>2468</text:p>
          </table:table-cell>
          <table:table-cell/>
          <table:table-cell table:formula="of:=[.D224]-[.A224]" office:value-type="float" office:value="-10.321875" calcext:value-type="float">
            <text:p>-10.321875</text:p>
          </table:table-cell>
          <table:table-cell table:formula="of:=[.E224]-[.B224]" office:value-type="float" office:value="10.7395625" calcext:value-type="float">
            <text:p>10.7395625</text:p>
          </table:table-cell>
        </table:table-row>
        <table:table-row table:style-name="ro1">
          <table:table-cell office:value-type="float" office:value="43.52" calcext:value-type="float">
            <text:p>43.52</text:p>
          </table:table-cell>
          <table:table-cell office:value-type="float" office:value="23.9608" calcext:value-type="float">
            <text:p>23.9608</text:p>
          </table:table-cell>
          <table:table-cell/>
          <table:table-cell office:value-type="float" office:value="34.716796875" calcext:value-type="float">
            <text:p>34.716796875</text:p>
          </table:table-cell>
          <table:table-cell office:value-type="float" office:value="34.541015625" calcext:value-type="float">
            <text:p>34.541015625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2463" calcext:value-type="float">
            <text:p>2463</text:p>
          </table:table-cell>
          <table:table-cell/>
          <table:table-cell table:formula="of:=[.D225]-[.A225]" office:value-type="float" office:value="-8.803203125" calcext:value-type="float">
            <text:p>-8.803203125</text:p>
          </table:table-cell>
          <table:table-cell table:formula="of:=[.E225]-[.B225]" office:value-type="float" office:value="10.580215625" calcext:value-type="float">
            <text:p>10.580215625</text:p>
          </table:table-cell>
        </table:table-row>
        <table:table-row table:style-name="ro1">
          <table:table-cell office:value-type="float" office:value="37.07" calcext:value-type="float">
            <text:p>37.07</text:p>
          </table:table-cell>
          <table:table-cell office:value-type="float" office:value="24.8853" calcext:value-type="float">
            <text:p>24.8853</text:p>
          </table:table-cell>
          <table:table-cell/>
          <table:table-cell office:value-type="float" office:value="29.970703125" calcext:value-type="float">
            <text:p>29.970703125</text:p>
          </table:table-cell>
          <table:table-cell office:value-type="float" office:value="35.33203125" calcext:value-type="float">
            <text:p>35.33203125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2454" calcext:value-type="float">
            <text:p>2454</text:p>
          </table:table-cell>
          <table:table-cell/>
          <table:table-cell table:formula="of:=[.D226]-[.A226]" office:value-type="float" office:value="-7.099296875" calcext:value-type="float">
            <text:p>-7.099296875</text:p>
          </table:table-cell>
          <table:table-cell table:formula="of:=[.E226]-[.B226]" office:value-type="float" office:value="10.44673125" calcext:value-type="float">
            <text:p>10.44673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4.521484375" calcext:value-type="float">
            <text:p>24.521484375</text:p>
          </table:table-cell>
          <table:table-cell office:value-type="float" office:value="37.177734375" calcext:value-type="float">
            <text:p>37.177734375</text:p>
          </table:table-cell>
          <table:table-cell/>
          <table:table-cell office:value-type="float" office:value="1437" calcext:value-type="float">
            <text:p>1437</text:p>
          </table:table-cell>
          <table:table-cell office:value-type="float" office:value="2433" calcext:value-type="float">
            <text:p>2433</text:p>
          </table:table-cell>
          <table:table-cell/>
          <table:table-cell table:formula="of:=[.D227]-[.A227]" office:value-type="float" office:value="-5.478515625" calcext:value-type="float">
            <text:p>-5.478515625</text:p>
          </table:table-cell>
          <table:table-cell table:formula="of:=[.E227]-[.B227]" office:value-type="float" office:value="10.177734375" calcext:value-type="float">
            <text:p>10.177734375</text:p>
          </table:table-cell>
        </table:table-row>
        <table:table-row table:style-name="ro1">
          <table:table-cell office:value-type="float" office:value="24.44" calcext:value-type="float">
            <text:p>24.44</text:p>
          </table:table-cell>
          <table:table-cell office:value-type="float" office:value="25.6205" calcext:value-type="float">
            <text:p>25.6205</text:p>
          </table:table-cell>
          <table:table-cell/>
          <table:table-cell office:value-type="float" office:value="20.126953125" calcext:value-type="float">
            <text:p>20.126953125</text:p>
          </table:table-cell>
          <table:table-cell office:value-type="float" office:value="35.859375" calcext:value-type="float">
            <text:p>35.859375</text:p>
          </table:table-cell>
          <table:table-cell/>
          <table:table-cell office:value-type="float" office:value="1387" calcext:value-type="float">
            <text:p>1387</text:p>
          </table:table-cell>
          <table:table-cell office:value-type="float" office:value="2448" calcext:value-type="float">
            <text:p>2448</text:p>
          </table:table-cell>
          <table:table-cell/>
          <table:table-cell table:formula="of:=[.D228]-[.A228]" office:value-type="float" office:value="-4.313046875" calcext:value-type="float">
            <text:p>-4.313046875</text:p>
          </table:table-cell>
          <table:table-cell table:formula="of:=[.E228]-[.B228]" office:value-type="float" office:value="10.238875" calcext:value-type="float">
            <text:p>10.238875</text:p>
          </table:table-cell>
        </table:table-row>
        <table:table-row table:style-name="ro1">
          <table:table-cell office:value-type="float" office:value="18.31" calcext:value-type="float">
            <text:p>18.31</text:p>
          </table:table-cell>
          <table:table-cell office:value-type="float" office:value="24.5081" calcext:value-type="float">
            <text:p>24.5081</text:p>
          </table:table-cell>
          <table:table-cell/>
          <table:table-cell office:value-type="float" office:value="15.29296875" calcext:value-type="float">
            <text:p>15.29296875</text:p>
          </table:table-cell>
          <table:table-cell office:value-type="float" office:value="35.244140625" calcext:value-type="float">
            <text:p>35.244140625</text:p>
          </table:table-cell>
          <table:table-cell/>
          <table:table-cell office:value-type="float" office:value="1332" calcext:value-type="float">
            <text:p>1332</text:p>
          </table:table-cell>
          <table:table-cell office:value-type="float" office:value="2455" calcext:value-type="float">
            <text:p>2455</text:p>
          </table:table-cell>
          <table:table-cell/>
          <table:table-cell table:formula="of:=[.D229]-[.A229]" office:value-type="float" office:value="-3.01703125" calcext:value-type="float">
            <text:p>-3.01703125</text:p>
          </table:table-cell>
          <table:table-cell table:formula="of:=[.E229]-[.B229]" office:value-type="float" office:value="10.736040625" calcext:value-type="float">
            <text:p>10.736040625</text:p>
          </table:table-cell>
        </table:table-row>
        <table:table-row table:style-name="ro1">
          <table:table-cell office:value-type="float" office:value="11.69" calcext:value-type="float">
            <text:p>11.69</text:p>
          </table:table-cell>
          <table:table-cell office:value-type="float" office:value="23.7001" calcext:value-type="float">
            <text:p>23.7001</text:p>
          </table:table-cell>
          <table:table-cell/>
          <table:table-cell office:value-type="float" office:value="9.66796875" calcext:value-type="float">
            <text:p>9.66796875</text:p>
          </table:table-cell>
          <table:table-cell office:value-type="float" office:value="34.453125" calcext:value-type="float">
            <text:p>34.453125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464" calcext:value-type="float">
            <text:p>2464</text:p>
          </table:table-cell>
          <table:table-cell/>
          <table:table-cell table:formula="of:=[.D230]-[.A230]" office:value-type="float" office:value="-2.02203125" calcext:value-type="float">
            <text:p>-2.02203125</text:p>
          </table:table-cell>
          <table:table-cell table:formula="of:=[.E230]-[.B230]" office:value-type="float" office:value="10.753025" calcext:value-type="float">
            <text:p>10.75302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3.2286" calcext:value-type="float">
            <text:p>23.2286</text:p>
          </table:table-cell>
          <table:table-cell/>
          <table:table-cell office:value-type="float" office:value="6.416015625" calcext:value-type="float">
            <text:p>6.416015625</text:p>
          </table:table-cell>
          <table:table-cell office:value-type="float" office:value="34.013671875" calcext:value-type="float">
            <text:p>34.013671875</text:p>
          </table:table-cell>
          <table:table-cell/>
          <table:table-cell office:value-type="float" office:value="1231" calcext:value-type="float">
            <text:p>1231</text:p>
          </table:table-cell>
          <table:table-cell office:value-type="float" office:value="2469" calcext:value-type="float">
            <text:p>2469</text:p>
          </table:table-cell>
          <table:table-cell/>
          <table:table-cell table:formula="of:=[.D231]-[.A231]" office:value-type="float" office:value="1.716015625" calcext:value-type="float">
            <text:p>1.716015625</text:p>
          </table:table-cell>
          <table:table-cell table:formula="of:=[.E231]-[.B231]" office:value-type="float" office:value="10.785071875" calcext:value-type="float">
            <text:p>10.785071875</text:p>
          </table:table-cell>
        </table:table-row>
        <table:table-row table:style-name="ro1">
          <table:table-cell office:value-type="float" office:value="-2.47" calcext:value-type="float">
            <text:p>-2.47</text:p>
          </table:table-cell>
          <table:table-cell office:value-type="float" office:value="23.1141" calcext:value-type="float">
            <text:p>23.1141</text:p>
          </table:table-cell>
          <table:table-cell/>
          <table:table-cell office:value-type="float" office:value="-3.076171875" calcext:value-type="float">
            <text:p>-3.076171875</text:p>
          </table:table-cell>
          <table:table-cell office:value-type="float" office:value="33.75" calcext:value-type="float">
            <text:p>33.75</text:p>
          </table:table-cell>
          <table:table-cell/>
          <table:table-cell office:value-type="float" office:value="1123" calcext:value-type="float">
            <text:p>1123</text:p>
          </table:table-cell>
          <table:table-cell office:value-type="float" office:value="2472" calcext:value-type="float">
            <text:p>2472</text:p>
          </table:table-cell>
          <table:table-cell/>
          <table:table-cell table:formula="of:=[.D232]-[.A232]" office:value-type="float" office:value="-0.606171875" calcext:value-type="float">
            <text:p>-0.606171875</text:p>
          </table:table-cell>
          <table:table-cell table:formula="of:=[.E232]-[.B232]" office:value-type="float" office:value="10.6359" calcext:value-type="float">
            <text:p>10.6359</text:p>
          </table:table-cell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23.3619" calcext:value-type="float">
            <text:p>23.3619</text:p>
          </table:table-cell>
          <table:table-cell/>
          <table:table-cell office:value-type="float" office:value="-7.119140625" calcext:value-type="float">
            <text:p>-7.119140625</text:p>
          </table:table-cell>
          <table:table-cell office:value-type="float" office:value="34.189453125" calcext:value-type="float">
            <text:p>34.189453125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2467" calcext:value-type="float">
            <text:p>2467</text:p>
          </table:table-cell>
          <table:table-cell/>
          <table:table-cell table:formula="of:=[.D233]-[.A233]" office:value-type="float" office:value="2.480859375" calcext:value-type="float">
            <text:p>2.480859375</text:p>
          </table:table-cell>
          <table:table-cell table:formula="of:=[.E233]-[.B233]" office:value-type="float" office:value="10.827553125" calcext:value-type="float">
            <text:p>10.827553125</text:p>
          </table:table-cell>
        </table:table-row>
        <table:table-row table:style-name="ro1">
          <table:table-cell office:value-type="float" office:value="-16.48" calcext:value-type="float">
            <text:p>-16.48</text:p>
          </table:table-cell>
          <table:table-cell office:value-type="float" office:value="23.9608" calcext:value-type="float">
            <text:p>23.9608</text:p>
          </table:table-cell>
          <table:table-cell/>
          <table:table-cell office:value-type="float" office:value="-13.974609375" calcext:value-type="float">
            <text:p>-13.974609375</text:p>
          </table:table-cell>
          <table:table-cell office:value-type="float" office:value="34.453125" calcext:value-type="float">
            <text:p>34.4531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2464" calcext:value-type="float">
            <text:p>2464</text:p>
          </table:table-cell>
          <table:table-cell/>
          <table:table-cell table:formula="of:=[.D234]-[.A234]" office:value-type="float" office:value="2.505390625" calcext:value-type="float">
            <text:p>2.505390625</text:p>
          </table:table-cell>
          <table:table-cell table:formula="of:=[.E234]-[.B234]" office:value-type="float" office:value="10.492325" calcext:value-type="float">
            <text:p>10.492325</text:p>
          </table:table-cell>
        </table:table-row>
        <table:table-row table:style-name="ro1">
          <table:table-cell office:value-type="float" office:value="-22.93" calcext:value-type="float">
            <text:p>-22.93</text:p>
          </table:table-cell>
          <table:table-cell office:value-type="float" office:value="24.8853" calcext:value-type="float">
            <text:p>24.8853</text:p>
          </table:table-cell>
          <table:table-cell/>
          <table:table-cell office:value-type="float" office:value="-21.181640625" calcext:value-type="float">
            <text:p>-21.181640625</text:p>
          </table:table-cell>
          <table:table-cell office:value-type="float" office:value="35.33203125" calcext:value-type="float">
            <text:p>35.3320312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2454" calcext:value-type="float">
            <text:p>2454</text:p>
          </table:table-cell>
          <table:table-cell/>
          <table:table-cell table:formula="of:=[.D235]-[.A235]" office:value-type="float" office:value="1.748359375" calcext:value-type="float">
            <text:p>1.748359375</text:p>
          </table:table-cell>
          <table:table-cell table:formula="of:=[.E235]-[.B235]" office:value-type="float" office:value="10.44673125" calcext:value-type="float">
            <text:p>10.4467312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-29.443359375" calcext:value-type="float">
            <text:p>-29.443359375</text:p>
          </table:table-cell>
          <table:table-cell office:value-type="float" office:value="37.08984375" calcext:value-type="float">
            <text:p>37.08984375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2434" calcext:value-type="float">
            <text:p>2434</text:p>
          </table:table-cell>
          <table:table-cell/>
          <table:table-cell table:formula="of:=[.D236]-[.A236]" office:value-type="float" office:value="0.556640625" calcext:value-type="float">
            <text:p>0.556640625</text:p>
          </table:table-cell>
          <table:table-cell table:formula="of:=[.E236]-[.B236]" office:value-type="float" office:value="10.08984375" calcext:value-type="float">
            <text:p>10.08984375</text:p>
          </table:table-cell>
        </table:table-row>
        <table:table-row table:style-name="ro1">
          <table:table-cell office:value-type="float" office:value="-35.56" calcext:value-type="float">
            <text:p>-35.56</text:p>
          </table:table-cell>
          <table:table-cell office:value-type="float" office:value="25.6206" calcext:value-type="float">
            <text:p>25.6206</text:p>
          </table:table-cell>
          <table:table-cell/>
          <table:table-cell office:value-type="float" office:value="-36.123046875" calcext:value-type="float">
            <text:p>-36.123046875</text:p>
          </table:table-cell>
          <table:table-cell office:value-type="float" office:value="35.859375" calcext:value-type="float">
            <text:p>35.859375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2448" calcext:value-type="float">
            <text:p>2448</text:p>
          </table:table-cell>
          <table:table-cell/>
          <table:table-cell table:formula="of:=[.D237]-[.A237]" office:value-type="float" office:value="-0.563046874999998" calcext:value-type="float">
            <text:p>-0.563046874999998</text:p>
          </table:table-cell>
          <table:table-cell table:formula="of:=[.E237]-[.B237]" office:value-type="float" office:value="10.238775" calcext:value-type="float">
            <text:p>10.238775</text:p>
          </table:table-cell>
        </table:table-row>
        <table:table-row table:style-name="ro1">
          <table:table-cell office:value-type="float" office:value="-41.69" calcext:value-type="float">
            <text:p>-41.69</text:p>
          </table:table-cell>
          <table:table-cell office:value-type="float" office:value="24.5081" calcext:value-type="float">
            <text:p>24.5081</text:p>
          </table:table-cell>
          <table:table-cell/>
          <table:table-cell office:value-type="float" office:value="-43.857421875" calcext:value-type="float">
            <text:p>-43.857421875</text:p>
          </table:table-cell>
          <table:table-cell office:value-type="float" office:value="34.98046875" calcext:value-type="float">
            <text:p>34.98046875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2458" calcext:value-type="float">
            <text:p>2458</text:p>
          </table:table-cell>
          <table:table-cell/>
          <table:table-cell table:formula="of:=[.D238]-[.A238]" office:value-type="float" office:value="-2.167421875" calcext:value-type="float">
            <text:p>-2.167421875</text:p>
          </table:table-cell>
          <table:table-cell table:formula="of:=[.E238]-[.B238]" office:value-type="float" office:value="10.47236875" calcext:value-type="float">
            <text:p>10.47236875</text:p>
          </table:table-cell>
        </table:table-row>
        <table:table-row table:style-name="ro1">
          <table:table-cell office:value-type="float" office:value="-48.31" calcext:value-type="float">
            <text:p>-48.31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float" office:value="-52.119140625" calcext:value-type="float">
            <text:p>-52.119140625</text:p>
          </table:table-cell>
          <table:table-cell office:value-type="float" office:value="34.365234375" calcext:value-type="float">
            <text:p>34.365234375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2465" calcext:value-type="float">
            <text:p>2465</text:p>
          </table:table-cell>
          <table:table-cell/>
          <table:table-cell table:formula="of:=[.D239]-[.A239]" office:value-type="float" office:value="-3.809140625" calcext:value-type="float">
            <text:p>-3.809140625</text:p>
          </table:table-cell>
          <table:table-cell table:formula="of:=[.E239]-[.B239]" office:value-type="float" office:value="10.665234375" calcext:value-type="float">
            <text:p>10.665234375</text:p>
          </table:table-cell>
        </table:table-row>
        <table:table-row table:style-name="ro1">
          <table:table-cell office:value-type="float" office:value="-55.3" calcext:value-type="float">
            <text:p>-55.3</text:p>
          </table:table-cell>
          <table:table-cell office:value-type="float" office:value="23.2286" calcext:value-type="float">
            <text:p>23.2286</text:p>
          </table:table-cell>
          <table:table-cell/>
          <table:table-cell office:value-type="float" office:value="-60.732421875" calcext:value-type="float">
            <text:p>-60.732421875</text:p>
          </table:table-cell>
          <table:table-cell office:value-type="float" office:value="33.75" calcext:value-type="float">
            <text:p>33.75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2472" calcext:value-type="float">
            <text:p>2472</text:p>
          </table:table-cell>
          <table:table-cell/>
          <table:table-cell table:formula="of:=[.D240]-[.A240]" office:value-type="float" office:value="-5.432421875" calcext:value-type="float">
            <text:p>-5.432421875</text:p>
          </table:table-cell>
          <table:table-cell table:formula="of:=[.E240]-[.B240]" office:value-type="float" office:value="10.5214" calcext:value-type="float">
            <text:p>10.5214</text:p>
          </table:table-cell>
        </table:table-row>
        <table:table-row table:style-name="ro1">
          <table:table-cell office:value-type="float" office:value="-62.47" calcext:value-type="float">
            <text:p>-62.47</text:p>
          </table:table-cell>
          <table:table-cell office:value-type="float" office:value="23.1142" calcext:value-type="float">
            <text:p>23.1142</text:p>
          </table:table-cell>
          <table:table-cell/>
          <table:table-cell office:value-type="float" office:value="-69.78515625" calcext:value-type="float">
            <text:p>-69.78515625</text:p>
          </table:table-cell>
          <table:table-cell office:value-type="float" office:value="33.662109375" calcext:value-type="float">
            <text:p>33.662109375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2473" calcext:value-type="float">
            <text:p>2473</text:p>
          </table:table-cell>
          <table:table-cell/>
          <table:table-cell table:formula="of:=[.D241]-[.A241]" office:value-type="float" office:value="-7.31515625" calcext:value-type="float">
            <text:p>-7.31515625</text:p>
          </table:table-cell>
          <table:table-cell table:formula="of:=[.E241]-[.B241]" office:value-type="float" office:value="10.547909375" calcext:value-type="float">
            <text:p>10.547909375</text:p>
          </table:table-cell>
        </table:table-row>
        <table:table-row table:style-name="ro1">
          <table:table-cell office:value-type="float" office:value="-69.6" calcext:value-type="float">
            <text:p>-69.6</text:p>
          </table:table-cell>
          <table:table-cell office:value-type="float" office:value="23.3619" calcext:value-type="float">
            <text:p>23.3619</text:p>
          </table:table-cell>
          <table:table-cell/>
          <table:table-cell office:value-type="float" office:value="-78.662109375" calcext:value-type="float">
            <text:p>-78.662109375</text:p>
          </table:table-cell>
          <table:table-cell office:value-type="float" office:value="33.92578125" calcext:value-type="float">
            <text:p>33.92578125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2470" calcext:value-type="float">
            <text:p>2470</text:p>
          </table:table-cell>
          <table:table-cell/>
          <table:table-cell table:formula="of:=[.D242]-[.A242]" office:value-type="float" office:value="-9.06210937500001" calcext:value-type="float">
            <text:p>-9.06210937500001</text:p>
          </table:table-cell>
          <table:table-cell table:formula="of:=[.E242]-[.B242]" office:value-type="float" office:value="10.56388125" calcext:value-type="float">
            <text:p>10.56388125</text:p>
          </table:table-cell>
        </table:table-row>
        <table:table-row table:style-name="ro1">
          <table:table-cell office:value-type="float" office:value="-76.48" calcext:value-type="float">
            <text:p>-76.48</text:p>
          </table:table-cell>
          <table:table-cell office:value-type="float" office:value="23.9607" calcext:value-type="float">
            <text:p>23.9607</text:p>
          </table:table-cell>
          <table:table-cell/>
          <table:table-cell office:value-type="float" office:value="-86.748046875" calcext:value-type="float">
            <text:p>-86.748046875</text:p>
          </table:table-cell>
          <table:table-cell office:value-type="float" office:value="34.541015625" calcext:value-type="float">
            <text:p>34.54101562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2463" calcext:value-type="float">
            <text:p>2463</text:p>
          </table:table-cell>
          <table:table-cell/>
          <table:table-cell table:formula="of:=[.D243]-[.A243]" office:value-type="float" office:value="-10.268046875" calcext:value-type="float">
            <text:p>-10.268046875</text:p>
          </table:table-cell>
          <table:table-cell table:formula="of:=[.E243]-[.B243]" office:value-type="float" office:value="10.580315625" calcext:value-type="float">
            <text:p>10.580315625</text:p>
          </table:table-cell>
        </table:table-row>
        <table:table-row table:style-name="ro1">
          <table:table-cell office:value-type="float" office:value="-82.93" calcext:value-type="float">
            <text:p>-82.93</text:p>
          </table:table-cell>
          <table:table-cell office:value-type="float" office:value="24.8853" calcext:value-type="float">
            <text:p>24.8853</text:p>
          </table:table-cell>
          <table:table-cell/>
          <table:table-cell office:value-type="float" office:value="-93.955078125" calcext:value-type="float">
            <text:p>-93.955078125</text:p>
          </table:table-cell>
          <table:table-cell office:value-type="float" office:value="35.244140625" calcext:value-type="float">
            <text:p>35.24414062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455" calcext:value-type="float">
            <text:p>2455</text:p>
          </table:table-cell>
          <table:table-cell/>
          <table:table-cell table:formula="of:=[.D244]-[.A244]" office:value-type="float" office:value="-11.025078125" calcext:value-type="float">
            <text:p>-11.025078125</text:p>
          </table:table-cell>
          <table:table-cell table:formula="of:=[.E244]-[.B244]" office:value-type="float" office:value="10.358840625" calcext:value-type="float">
            <text:p>10.35884062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-101.6015625" calcext:value-type="float">
            <text:p>-101.6015625</text:p>
          </table:table-cell>
          <table:table-cell office:value-type="float" office:value="36.9140625" calcext:value-type="float">
            <text:p>36.9140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36" calcext:value-type="float">
            <text:p>2436</text:p>
          </table:table-cell>
          <table:table-cell/>
          <table:table-cell table:formula="of:=[.D245]-[.A245]" office:value-type="float" office:value="-11.6015625" calcext:value-type="float">
            <text:p>-11.6015625</text:p>
          </table:table-cell>
          <table:table-cell table:formula="of:=[.E245]-[.B245]" office:value-type="float" office:value="9.9140625" calcext:value-type="float">
            <text:p>9.9140625</text:p>
          </table:table-cell>
        </table:table-row>
        <table:table-row table:style-name="ro1">
          <table:table-cell office:value-type="float" office:value="84.44" calcext:value-type="float">
            <text:p>84.44</text:p>
          </table:table-cell>
          <table:table-cell office:value-type="float" office:value="-30.6206" calcext:value-type="float">
            <text:p>-30.6206</text:p>
          </table:table-cell>
          <table:table-cell/>
          <table:table-cell office:value-type="float" office:value="67.412109375" calcext:value-type="float">
            <text:p>67.412109375</text:p>
          </table:table-cell>
          <table:table-cell office:value-type="float" office:value="-30.6206" calcext:value-type="float">
            <text:p>-30.6206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float" office:value="5601" calcext:value-type="float">
            <text:p>5601</text:p>
          </table:table-cell>
          <table:table-cell/>
          <table:table-cell table:formula="of:=[.D246]-[.A246]" office:value-type="float" office:value="-17.027890625" calcext:value-type="float">
            <text:p>-17.027890625</text:p>
          </table:table-cell>
          <table:table-cell table:formula="of:=[.E246]-[.B2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31" calcext:value-type="float">
            <text:p>78.31</text:p>
          </table:table-cell>
          <table:table-cell office:value-type="float" office:value="-29.5081" calcext:value-type="float">
            <text:p>-29.5081</text:p>
          </table:table-cell>
          <table:table-cell/>
          <table:table-cell office:value-type="float" office:value="62.138671875" calcext:value-type="float">
            <text:p>62.138671875</text:p>
          </table:table-cell>
          <table:table-cell office:value-type="float" office:value="-22.060546875" calcext:value-type="float">
            <text:p>-22.060546875</text:p>
          </table:table-cell>
          <table:table-cell/>
          <table:table-cell office:value-type="float" office:value="1865" calcext:value-type="float">
            <text:p>1865</text:p>
          </table:table-cell>
          <table:table-cell office:value-type="float" office:value="3107" calcext:value-type="float">
            <text:p>3107</text:p>
          </table:table-cell>
          <table:table-cell/>
          <table:table-cell table:formula="of:=[.D247]-[.A247]" office:value-type="float" office:value="-16.171328125" calcext:value-type="float">
            <text:p>-16.171328125</text:p>
          </table:table-cell>
          <table:table-cell table:formula="of:=[.E247]-[.B247]" office:value-type="float" office:value="7.447553125" calcext:value-type="float">
            <text:p>7.447553125</text:p>
          </table:table-cell>
        </table:table-row>
        <table:table-row table:style-name="ro1">
          <table:table-cell office:value-type="float" office:value="71.69" calcext:value-type="float">
            <text:p>71.69</text:p>
          </table:table-cell>
          <table:table-cell office:value-type="float" office:value="-28.7" calcext:value-type="float">
            <text:p>-28.7</text:p>
          </table:table-cell>
          <table:table-cell/>
          <table:table-cell office:value-type="float" office:value="56.6015625" calcext:value-type="float">
            <text:p>56.6015625</text:p>
          </table:table-cell>
          <table:table-cell office:value-type="float" office:value="-21.884765625" calcext:value-type="float">
            <text:p>-21.884765625</text:p>
          </table:table-cell>
          <table:table-cell/>
          <table:table-cell office:value-type="float" office:value="1802" calcext:value-type="float">
            <text:p>1802</text:p>
          </table:table-cell>
          <table:table-cell office:value-type="float" office:value="3105" calcext:value-type="float">
            <text:p>3105</text:p>
          </table:table-cell>
          <table:table-cell/>
          <table:table-cell table:formula="of:=[.D248]-[.A248]" office:value-type="float" office:value="-15.0884375" calcext:value-type="float">
            <text:p>-15.0884375</text:p>
          </table:table-cell>
          <table:table-cell table:formula="of:=[.E248]-[.B248]" office:value-type="float" office:value="6.815234375" calcext:value-type="float">
            <text:p>6.815234375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-28.2286" calcext:value-type="float">
            <text:p>-28.2286</text:p>
          </table:table-cell>
          <table:table-cell/>
          <table:table-cell office:value-type="float" office:value="51.064453125" calcext:value-type="float">
            <text:p>51.064453125</text:p>
          </table:table-cell>
          <table:table-cell office:value-type="float" office:value="-21.708984375" calcext:value-type="float">
            <text:p>-21.708984375</text:p>
          </table:table-cell>
          <table:table-cell/>
          <table:table-cell office:value-type="float" office:value="1739" calcext:value-type="float">
            <text:p>1739</text:p>
          </table:table-cell>
          <table:table-cell office:value-type="float" office:value="3103" calcext:value-type="float">
            <text:p>3103</text:p>
          </table:table-cell>
          <table:table-cell/>
          <table:table-cell table:formula="of:=[.D249]-[.A249]" office:value-type="float" office:value="-13.635546875" calcext:value-type="float">
            <text:p>-13.635546875</text:p>
          </table:table-cell>
          <table:table-cell table:formula="of:=[.E249]-[.B249]" office:value-type="float" office:value="6.519615625" calcext:value-type="float">
            <text:p>6.519615625</text:p>
          </table:table-cell>
        </table:table-row>
        <table:table-row table:style-name="ro1">
          <table:table-cell office:value-type="float" office:value="57.53" calcext:value-type="float">
            <text:p>57.53</text:p>
          </table:table-cell>
          <table:table-cell office:value-type="float" office:value="-28.1141" calcext:value-type="float">
            <text:p>-28.1141</text:p>
          </table:table-cell>
          <table:table-cell/>
          <table:table-cell office:value-type="float" office:value="45.615234375" calcext:value-type="float">
            <text:p>45.615234375</text:p>
          </table:table-cell>
          <table:table-cell office:value-type="float" office:value="-21.4453125" calcext:value-type="float">
            <text:p>-21.4453125</text:p>
          </table:table-cell>
          <table:table-cell/>
          <table:table-cell office:value-type="float" office:value="1677" calcext:value-type="float">
            <text:p>1677</text:p>
          </table:table-cell>
          <table:table-cell office:value-type="float" office:value="3100" calcext:value-type="float">
            <text:p>3100</text:p>
          </table:table-cell>
          <table:table-cell/>
          <table:table-cell table:formula="of:=[.D250]-[.A250]" office:value-type="float" office:value="-11.914765625" calcext:value-type="float">
            <text:p>-11.914765625</text:p>
          </table:table-cell>
          <table:table-cell table:formula="of:=[.E250]-[.B250]" office:value-type="float" office:value="6.6687875" calcext:value-type="float">
            <text:p>6.6687875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28.3619" calcext:value-type="float">
            <text:p>-28.3619</text:p>
          </table:table-cell>
          <table:table-cell/>
          <table:table-cell office:value-type="float" office:value="40.078125" calcext:value-type="float">
            <text:p>40.078125</text:p>
          </table:table-cell>
          <table:table-cell office:value-type="float" office:value="-21.796875" calcext:value-type="float">
            <text:p>-21.796875</text:p>
          </table:table-cell>
          <table:table-cell/>
          <table:table-cell office:value-type="float" office:value="1614" calcext:value-type="float">
            <text:p>1614</text:p>
          </table:table-cell>
          <table:table-cell office:value-type="float" office:value="3104" calcext:value-type="float">
            <text:p>3104</text:p>
          </table:table-cell>
          <table:table-cell/>
          <table:table-cell table:formula="of:=[.D251]-[.A251]" office:value-type="float" office:value="-10.321875" calcext:value-type="float">
            <text:p>-10.321875</text:p>
          </table:table-cell>
          <table:table-cell table:formula="of:=[.E251]-[.B251]" office:value-type="float" office:value="6.565025" calcext:value-type="float">
            <text:p>6.565025</text:p>
          </table:table-cell>
        </table:table-row>
        <table:table-row table:style-name="ro1">
          <table:table-cell office:value-type="float" office:value="43.52" calcext:value-type="float">
            <text:p>43.52</text:p>
          </table:table-cell>
          <table:table-cell office:value-type="float" office:value="-28.9607" calcext:value-type="float">
            <text:p>-28.9607</text:p>
          </table:table-cell>
          <table:table-cell/>
          <table:table-cell office:value-type="float" office:value="34.716796875" calcext:value-type="float">
            <text:p>34.716796875</text:p>
          </table:table-cell>
          <table:table-cell office:value-type="float" office:value="-22.236328125" calcext:value-type="float">
            <text:p>-22.236328125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109" calcext:value-type="float">
            <text:p>3109</text:p>
          </table:table-cell>
          <table:table-cell/>
          <table:table-cell table:formula="of:=[.D252]-[.A252]" office:value-type="float" office:value="-8.803203125" calcext:value-type="float">
            <text:p>-8.803203125</text:p>
          </table:table-cell>
          <table:table-cell table:formula="of:=[.E252]-[.B252]" office:value-type="float" office:value="6.724371875" calcext:value-type="float">
            <text:p>6.724371875</text:p>
          </table:table-cell>
        </table:table-row>
        <table:table-row table:style-name="ro1">
          <table:table-cell office:value-type="float" office:value="37.07" calcext:value-type="float">
            <text:p>37.07</text:p>
          </table:table-cell>
          <table:table-cell office:value-type="float" office:value="-29.8853" calcext:value-type="float">
            <text:p>-29.8853</text:p>
          </table:table-cell>
          <table:table-cell/>
          <table:table-cell office:value-type="float" office:value="29.970703125" calcext:value-type="float">
            <text:p>29.970703125</text:p>
          </table:table-cell>
          <table:table-cell office:value-type="float" office:value="-22.8515625" calcext:value-type="float">
            <text:p>-22.8515625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116" calcext:value-type="float">
            <text:p>3116</text:p>
          </table:table-cell>
          <table:table-cell/>
          <table:table-cell table:formula="of:=[.D253]-[.A253]" office:value-type="float" office:value="-7.099296875" calcext:value-type="float">
            <text:p>-7.099296875</text:p>
          </table:table-cell>
          <table:table-cell table:formula="of:=[.E253]-[.B253]" office:value-type="float" office:value="7.0337375" calcext:value-type="float">
            <text:p>7.03373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24.521484375" calcext:value-type="float">
            <text:p>24.521484375</text:p>
          </table:table-cell>
          <table:table-cell office:value-type="float" office:value="-24.609375" calcext:value-type="float">
            <text:p>-24.609375</text:p>
          </table:table-cell>
          <table:table-cell/>
          <table:table-cell office:value-type="float" office:value="1437" calcext:value-type="float">
            <text:p>1437</text:p>
          </table:table-cell>
          <table:table-cell office:value-type="float" office:value="3136" calcext:value-type="float">
            <text:p>3136</text:p>
          </table:table-cell>
          <table:table-cell/>
          <table:table-cell table:formula="of:=[.D254]-[.A254]" office:value-type="float" office:value="-5.478515625" calcext:value-type="float">
            <text:p>-5.478515625</text:p>
          </table:table-cell>
          <table:table-cell table:formula="of:=[.E254]-[.B254]" office:value-type="float" office:value="7.390625" calcext:value-type="float">
            <text:p>7.390625</text:p>
          </table:table-cell>
        </table:table-row>
        <table:table-row table:style-name="ro1">
          <table:table-cell office:value-type="float" office:value="24.44" calcext:value-type="float">
            <text:p>24.44</text:p>
          </table:table-cell>
          <table:table-cell office:value-type="float" office:value="-30.6206" calcext:value-type="float">
            <text:p>-30.6206</text:p>
          </table:table-cell>
          <table:table-cell/>
          <table:table-cell office:value-type="float" office:value="20.126953125" calcext:value-type="float">
            <text:p>20.126953125</text:p>
          </table:table-cell>
          <table:table-cell office:value-type="float" office:value="-23.466796875" calcext:value-type="float">
            <text:p>-23.466796875</text:p>
          </table:table-cell>
          <table:table-cell/>
          <table:table-cell office:value-type="float" office:value="1387" calcext:value-type="float">
            <text:p>1387</text:p>
          </table:table-cell>
          <table:table-cell office:value-type="float" office:value="3123" calcext:value-type="float">
            <text:p>3123</text:p>
          </table:table-cell>
          <table:table-cell/>
          <table:table-cell table:formula="of:=[.D255]-[.A255]" office:value-type="float" office:value="-4.313046875" calcext:value-type="float">
            <text:p>-4.313046875</text:p>
          </table:table-cell>
          <table:table-cell table:formula="of:=[.E255]-[.B255]" office:value-type="float" office:value="7.153803125" calcext:value-type="float">
            <text:p>7.153803125</text:p>
          </table:table-cell>
        </table:table-row>
        <table:table-row table:style-name="ro1">
          <table:table-cell office:value-type="float" office:value="18.31" calcext:value-type="float">
            <text:p>18.31</text:p>
          </table:table-cell>
          <table:table-cell office:value-type="float" office:value="-29.5081" calcext:value-type="float">
            <text:p>-29.5081</text:p>
          </table:table-cell>
          <table:table-cell/>
          <table:table-cell office:value-type="float" office:value="15.29296875" calcext:value-type="float">
            <text:p>15.29296875</text:p>
          </table:table-cell>
          <table:table-cell office:value-type="float" office:value="-22.5" calcext:value-type="float">
            <text:p>-22.5</text:p>
          </table:table-cell>
          <table:table-cell/>
          <table:table-cell office:value-type="float" office:value="1332" calcext:value-type="float">
            <text:p>1332</text:p>
          </table:table-cell>
          <table:table-cell office:value-type="float" office:value="3112" calcext:value-type="float">
            <text:p>3112</text:p>
          </table:table-cell>
          <table:table-cell/>
          <table:table-cell table:formula="of:=[.D256]-[.A256]" office:value-type="float" office:value="-3.01703125" calcext:value-type="float">
            <text:p>-3.01703125</text:p>
          </table:table-cell>
          <table:table-cell table:formula="of:=[.E256]-[.B256]" office:value-type="float" office:value="7.0081" calcext:value-type="float">
            <text:p>7.0081</text:p>
          </table:table-cell>
        </table:table-row>
        <table:table-row table:style-name="ro1">
          <table:table-cell office:value-type="float" office:value="11.69" calcext:value-type="float">
            <text:p>11.69</text:p>
          </table:table-cell>
          <table:table-cell office:value-type="float" office:value="-28.7001" calcext:value-type="float">
            <text:p>-28.7001</text:p>
          </table:table-cell>
          <table:table-cell/>
          <table:table-cell office:value-type="float" office:value="10.986328125" calcext:value-type="float">
            <text:p>10.986328125</text:p>
          </table:table-cell>
          <table:table-cell office:value-type="float" office:value="-22.1484375" calcext:value-type="float">
            <text:p>-22.1484375</text:p>
          </table:table-cell>
          <table:table-cell/>
          <table:table-cell office:value-type="float" office:value="1283" calcext:value-type="float">
            <text:p>1283</text:p>
          </table:table-cell>
          <table:table-cell office:value-type="float" office:value="3108" calcext:value-type="float">
            <text:p>3108</text:p>
          </table:table-cell>
          <table:table-cell/>
          <table:table-cell table:formula="of:=[.D257]-[.A257]" office:value-type="float" office:value="-0.703671875" calcext:value-type="float">
            <text:p>-0.703671875</text:p>
          </table:table-cell>
          <table:table-cell table:formula="of:=[.E257]-[.B257]" office:value-type="float" office:value="6.5516625" calcext:value-type="float">
            <text:p>6.551662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-28.2286" calcext:value-type="float">
            <text:p>-28.2286</text:p>
          </table:table-cell>
          <table:table-cell/>
          <table:table-cell office:value-type="float" office:value="4.482421875" calcext:value-type="float">
            <text:p>4.482421875</text:p>
          </table:table-cell>
          <table:table-cell office:value-type="float" office:value="-21.708984375" calcext:value-type="float">
            <text:p>-21.708984375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float" office:value="3103" calcext:value-type="float">
            <text:p>3103</text:p>
          </table:table-cell>
          <table:table-cell/>
          <table:table-cell table:formula="of:=[.D258]-[.A258]" office:value-type="float" office:value="-0.217578125" calcext:value-type="float">
            <text:p>-0.217578125</text:p>
          </table:table-cell>
          <table:table-cell table:formula="of:=[.E258]-[.B258]" office:value-type="float" office:value="6.519615625" calcext:value-type="float">
            <text:p>6.519615625</text:p>
          </table:table-cell>
        </table:table-row>
        <table:table-row table:style-name="ro1">
          <table:table-cell office:value-type="float" office:value="-2.47" calcext:value-type="float">
            <text:p>-2.47</text:p>
          </table:table-cell>
          <table:table-cell office:value-type="float" office:value="-28.1141" calcext:value-type="float">
            <text:p>-28.1141</text:p>
          </table:table-cell>
          <table:table-cell/>
          <table:table-cell office:value-type="float" office:value="-0.3515625" calcext:value-type="float">
            <text:p>-0.3515625</text:p>
          </table:table-cell>
          <table:table-cell office:value-type="float" office:value="-21.708984375" calcext:value-type="float">
            <text:p>-21.708984375</text:p>
          </table:table-cell>
          <table:table-cell/>
          <table:table-cell office:value-type="float" office:value="1154" calcext:value-type="float">
            <text:p>1154</text:p>
          </table:table-cell>
          <table:table-cell office:value-type="float" office:value="3103" calcext:value-type="float">
            <text:p>3103</text:p>
          </table:table-cell>
          <table:table-cell/>
          <table:table-cell table:formula="of:=[.D259]-[.A259]" office:value-type="float" office:value="2.1184375" calcext:value-type="float">
            <text:p>2.1184375</text:p>
          </table:table-cell>
          <table:table-cell table:formula="of:=[.E259]-[.B259]" office:value-type="float" office:value="6.405115625" calcext:value-type="float">
            <text:p>6.405115625</text:p>
          </table:table-cell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-28.3619" calcext:value-type="float">
            <text:p>-28.3619</text:p>
          </table:table-cell>
          <table:table-cell/>
          <table:table-cell office:value-type="float" office:value="-7.119140625" calcext:value-type="float">
            <text:p>-7.119140625</text:p>
          </table:table-cell>
          <table:table-cell office:value-type="float" office:value="-21.796875" calcext:value-type="float">
            <text:p>-21.796875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3104" calcext:value-type="float">
            <text:p>3104</text:p>
          </table:table-cell>
          <table:table-cell/>
          <table:table-cell table:formula="of:=[.D260]-[.A260]" office:value-type="float" office:value="2.480859375" calcext:value-type="float">
            <text:p>2.480859375</text:p>
          </table:table-cell>
          <table:table-cell table:formula="of:=[.E260]-[.B260]" office:value-type="float" office:value="6.565025" calcext:value-type="float">
            <text:p>6.565025</text:p>
          </table:table-cell>
        </table:table-row>
        <table:table-row table:style-name="ro1">
          <table:table-cell office:value-type="float" office:value="-16.48" calcext:value-type="float">
            <text:p>-16.48</text:p>
          </table:table-cell>
          <table:table-cell office:value-type="float" office:value="-28.9608" calcext:value-type="float">
            <text:p>-28.9608</text:p>
          </table:table-cell>
          <table:table-cell/>
          <table:table-cell office:value-type="float" office:value="-14.150390625" calcext:value-type="float">
            <text:p>-14.150390625</text:p>
          </table:table-cell>
          <table:table-cell office:value-type="float" office:value="-22.236328125" calcext:value-type="float">
            <text:p>-22.236328125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3109" calcext:value-type="float">
            <text:p>3109</text:p>
          </table:table-cell>
          <table:table-cell/>
          <table:table-cell table:formula="of:=[.D261]-[.A261]" office:value-type="float" office:value="2.329609375" calcext:value-type="float">
            <text:p>2.329609375</text:p>
          </table:table-cell>
          <table:table-cell table:formula="of:=[.E261]-[.B261]" office:value-type="float" office:value="6.724471875" calcext:value-type="float">
            <text:p>6.724471875</text:p>
          </table:table-cell>
        </table:table-row>
        <table:table-row table:style-name="ro1">
          <table:table-cell office:value-type="float" office:value="-22.93" calcext:value-type="float">
            <text:p>-22.93</text:p>
          </table:table-cell>
          <table:table-cell office:value-type="float" office:value="-29.8853" calcext:value-type="float">
            <text:p>-29.8853</text:p>
          </table:table-cell>
          <table:table-cell/>
          <table:table-cell office:value-type="float" office:value="-21.26953125" calcext:value-type="float">
            <text:p>-21.26953125</text:p>
          </table:table-cell>
          <table:table-cell office:value-type="float" office:value="-22.939453125" calcext:value-type="float">
            <text:p>-22.939453125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3117" calcext:value-type="float">
            <text:p>3117</text:p>
          </table:table-cell>
          <table:table-cell/>
          <table:table-cell table:formula="of:=[.D262]-[.A262]" office:value-type="float" office:value="1.66046875" calcext:value-type="float">
            <text:p>1.66046875</text:p>
          </table:table-cell>
          <table:table-cell table:formula="of:=[.E262]-[.B262]" office:value-type="float" office:value="6.945846875" calcext:value-type="float">
            <text:p>6.94584687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-29.53125" calcext:value-type="float">
            <text:p>-29.53125</text:p>
          </table:table-cell>
          <table:table-cell office:value-type="float" office:value="-24.697265625" calcext:value-type="float">
            <text:p>-24.697265625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3137" calcext:value-type="float">
            <text:p>3137</text:p>
          </table:table-cell>
          <table:table-cell/>
          <table:table-cell table:formula="of:=[.D263]-[.A263]" office:value-type="float" office:value="0.46875" calcext:value-type="float">
            <text:p>0.46875</text:p>
          </table:table-cell>
          <table:table-cell table:formula="of:=[.E263]-[.B263]" office:value-type="float" office:value="7.302734375" calcext:value-type="float">
            <text:p>7.302734375</text:p>
          </table:table-cell>
        </table:table-row>
        <table:table-row table:style-name="ro1">
          <table:table-cell office:value-type="float" office:value="-35.56" calcext:value-type="float">
            <text:p>-35.56</text:p>
          </table:table-cell>
          <table:table-cell office:value-type="float" office:value="-30.6206" calcext:value-type="float">
            <text:p>-30.6206</text:p>
          </table:table-cell>
          <table:table-cell/>
          <table:table-cell office:value-type="float" office:value="-36.123046875" calcext:value-type="float">
            <text:p>-36.123046875</text:p>
          </table:table-cell>
          <table:table-cell office:value-type="float" office:value="-23.818359375" calcext:value-type="float">
            <text:p>-23.818359375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3127" calcext:value-type="float">
            <text:p>3127</text:p>
          </table:table-cell>
          <table:table-cell/>
          <table:table-cell table:formula="of:=[.D264]-[.A264]" office:value-type="float" office:value="-0.563046874999998" calcext:value-type="float">
            <text:p>-0.563046874999998</text:p>
          </table:table-cell>
          <table:table-cell table:formula="of:=[.E264]-[.B264]" office:value-type="float" office:value="6.802240625" calcext:value-type="float">
            <text:p>6.802240625</text:p>
          </table:table-cell>
        </table:table-row>
        <table:table-row table:style-name="ro1">
          <table:table-cell office:value-type="float" office:value="-41.69" calcext:value-type="float">
            <text:p>-41.69</text:p>
          </table:table-cell>
          <table:table-cell office:value-type="float" office:value="-29.5081" calcext:value-type="float">
            <text:p>-29.5081</text:p>
          </table:table-cell>
          <table:table-cell/>
          <table:table-cell office:value-type="float" office:value="-43.857421875" calcext:value-type="float">
            <text:p>-43.857421875</text:p>
          </table:table-cell>
          <table:table-cell office:value-type="float" office:value="-22.67578125" calcext:value-type="float">
            <text:p>-22.67578125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114" calcext:value-type="float">
            <text:p>3114</text:p>
          </table:table-cell>
          <table:table-cell/>
          <table:table-cell table:formula="of:=[.D265]-[.A265]" office:value-type="float" office:value="-2.167421875" calcext:value-type="float">
            <text:p>-2.167421875</text:p>
          </table:table-cell>
          <table:table-cell table:formula="of:=[.E265]-[.B265]" office:value-type="float" office:value="6.83231875" calcext:value-type="float">
            <text:p>6.83231875</text:p>
          </table:table-cell>
        </table:table-row>
        <table:table-row table:style-name="ro1">
          <table:table-cell office:value-type="float" office:value="-48.31" calcext:value-type="float">
            <text:p>-48.31</text:p>
          </table:table-cell>
          <table:table-cell office:value-type="float" office:value="-28.7" calcext:value-type="float">
            <text:p>-28.7</text:p>
          </table:table-cell>
          <table:table-cell/>
          <table:table-cell office:value-type="float" office:value="-52.119140625" calcext:value-type="float">
            <text:p>-52.119140625</text:p>
          </table:table-cell>
          <table:table-cell office:value-type="float" office:value="-22.060546875" calcext:value-type="float">
            <text:p>-22.060546875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3107" calcext:value-type="float">
            <text:p>3107</text:p>
          </table:table-cell>
          <table:table-cell/>
          <table:table-cell table:formula="of:=[.D266]-[.A266]" office:value-type="float" office:value="-3.809140625" calcext:value-type="float">
            <text:p>-3.809140625</text:p>
          </table:table-cell>
          <table:table-cell table:formula="of:=[.E266]-[.B266]" office:value-type="float" office:value="6.639453125" calcext:value-type="float">
            <text:p>6.639453125</text:p>
          </table:table-cell>
        </table:table-row>
        <table:table-row table:style-name="ro1">
          <table:table-cell office:value-type="float" office:value="-55.3" calcext:value-type="float">
            <text:p>-55.3</text:p>
          </table:table-cell>
          <table:table-cell office:value-type="float" office:value="-28.2286" calcext:value-type="float">
            <text:p>-28.2286</text:p>
          </table:table-cell>
          <table:table-cell/>
          <table:table-cell office:value-type="float" office:value="-60.732421875" calcext:value-type="float">
            <text:p>-60.732421875</text:p>
          </table:table-cell>
          <table:table-cell office:value-type="float" office:value="-21.62109375" calcext:value-type="float">
            <text:p>-21.62109375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3102" calcext:value-type="float">
            <text:p>3102</text:p>
          </table:table-cell>
          <table:table-cell/>
          <table:table-cell table:formula="of:=[.D267]-[.A267]" office:value-type="float" office:value="-5.432421875" calcext:value-type="float">
            <text:p>-5.432421875</text:p>
          </table:table-cell>
          <table:table-cell table:formula="of:=[.E267]-[.B267]" office:value-type="float" office:value="6.60750625" calcext:value-type="float">
            <text:p>6.60750625</text:p>
          </table:table-cell>
        </table:table-row>
        <table:table-row table:style-name="ro1">
          <table:table-cell office:value-type="float" office:value="-62.47" calcext:value-type="float">
            <text:p>-62.47</text:p>
          </table:table-cell>
          <table:table-cell office:value-type="float" office:value="-28.1141" calcext:value-type="float">
            <text:p>-28.1141</text:p>
          </table:table-cell>
          <table:table-cell/>
          <table:table-cell office:value-type="float" office:value="-69.78515625" calcext:value-type="float">
            <text:p>-69.78515625</text:p>
          </table:table-cell>
          <table:table-cell office:value-type="float" office:value="-21.62109375" calcext:value-type="float">
            <text:p>-21.62109375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3102" calcext:value-type="float">
            <text:p>3102</text:p>
          </table:table-cell>
          <table:table-cell/>
          <table:table-cell table:formula="of:=[.D268]-[.A268]" office:value-type="float" office:value="-7.31515625" calcext:value-type="float">
            <text:p>-7.31515625</text:p>
          </table:table-cell>
          <table:table-cell table:formula="of:=[.E268]-[.B268]" office:value-type="float" office:value="6.49300625" calcext:value-type="float">
            <text:p>6.49300625</text:p>
          </table:table-cell>
        </table:table-row>
        <table:table-row table:style-name="ro1">
          <table:table-cell office:value-type="float" office:value="-69.6" calcext:value-type="float">
            <text:p>-69.6</text:p>
          </table:table-cell>
          <table:table-cell office:value-type="float" office:value="-28.3619" calcext:value-type="float">
            <text:p>-28.3619</text:p>
          </table:table-cell>
          <table:table-cell/>
          <table:table-cell office:value-type="float" office:value="-78.662109375" calcext:value-type="float">
            <text:p>-78.662109375</text:p>
          </table:table-cell>
          <table:table-cell office:value-type="float" office:value="-21.708984375" calcext:value-type="float">
            <text:p>-21.708984375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103" calcext:value-type="float">
            <text:p>3103</text:p>
          </table:table-cell>
          <table:table-cell/>
          <table:table-cell table:formula="of:=[.D269]-[.A269]" office:value-type="float" office:value="-9.06210937500001" calcext:value-type="float">
            <text:p>-9.06210937500001</text:p>
          </table:table-cell>
          <table:table-cell table:formula="of:=[.E269]-[.B269]" office:value-type="float" office:value="6.652915625" calcext:value-type="float">
            <text:p>6.652915625</text:p>
          </table:table-cell>
        </table:table-row>
        <table:table-row table:style-name="ro1">
          <table:table-cell office:value-type="float" office:value="-76.48" calcext:value-type="float">
            <text:p>-76.48</text:p>
          </table:table-cell>
          <table:table-cell office:value-type="float" office:value="-28.9607" calcext:value-type="float">
            <text:p>-28.9607</text:p>
          </table:table-cell>
          <table:table-cell/>
          <table:table-cell office:value-type="float" office:value="-86.748046875" calcext:value-type="float">
            <text:p>-86.748046875</text:p>
          </table:table-cell>
          <table:table-cell office:value-type="float" office:value="-22.1484375" calcext:value-type="float">
            <text:p>-22.148437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108" calcext:value-type="float">
            <text:p>3108</text:p>
          </table:table-cell>
          <table:table-cell/>
          <table:table-cell table:formula="of:=[.D270]-[.A270]" office:value-type="float" office:value="-10.268046875" calcext:value-type="float">
            <text:p>-10.268046875</text:p>
          </table:table-cell>
          <table:table-cell table:formula="of:=[.E270]-[.B270]" office:value-type="float" office:value="6.8122625" calcext:value-type="float">
            <text:p>6.8122625</text:p>
          </table:table-cell>
        </table:table-row>
        <table:table-row table:style-name="ro1">
          <table:table-cell office:value-type="float" office:value="-82.93" calcext:value-type="float">
            <text:p>-82.93</text:p>
          </table:table-cell>
          <table:table-cell office:value-type="float" office:value="-29.8853" calcext:value-type="float">
            <text:p>-29.8853</text:p>
          </table:table-cell>
          <table:table-cell/>
          <table:table-cell office:value-type="float" office:value="-94.04296875" calcext:value-type="float">
            <text:p>-94.04296875</text:p>
          </table:table-cell>
          <table:table-cell office:value-type="float" office:value="-22.763671875" calcext:value-type="float">
            <text:p>-22.76367187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115" calcext:value-type="float">
            <text:p>3115</text:p>
          </table:table-cell>
          <table:table-cell/>
          <table:table-cell table:formula="of:=[.D271]-[.A271]" office:value-type="float" office:value="-11.11296875" calcext:value-type="float">
            <text:p>-11.11296875</text:p>
          </table:table-cell>
          <table:table-cell table:formula="of:=[.E271]-[.B271]" office:value-type="float" office:value="7.121628125" calcext:value-type="float">
            <text:p>7.121628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7:12:26.184312880</meta:creation-date>
    <meta:editing-duration>PT33S</meta:editing-duration>
    <meta:editing-cycles>2</meta:editing-cycles>
    <meta:generator>LibreOffice/7.3.7.2$Linux_X86_64 LibreOffice_project/30$Build-2</meta:generator>
    <dc:date>2024-09-09T17:12:49.305831885</dc:date>
    <meta:document-statistic meta:table-count="1" meta:cell-count="2168" meta:object-count="0"/>
  </office:meta>
</office:document-meta>
</file>